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 Nazanin" svg:font-family="'B Nazanin'"/>
    <style:font-face style:name="B Nazanin:liga" svg:font-family="'B Nazanin:liga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Source Han Sans CN" svg:font-family="'Source Han Sans CN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25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1.3547in"/>
    </style:style>
    <style:style style:name="co5" style:family="table-column">
      <style:table-column-properties fo:break-before="auto" style:column-width="2.7193in"/>
    </style:style>
    <style:style style:name="co6" style:family="table-column">
      <style:table-column-properties fo:break-before="auto" style:column-width="2.5563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3.2217in"/>
    </style:style>
    <style:style style:name="co10" style:family="table-column">
      <style:table-column-properties fo:break-before="auto" style:column-width="1.8346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2.8283in"/>
    </style:style>
    <style:style style:name="co13" style:family="table-column">
      <style:table-column-properties fo:break-before="auto" style:column-width="0.9063in"/>
    </style:style>
    <style:style style:name="co14" style:family="table-column">
      <style:table-column-properties fo:break-before="auto" style:column-width="0.7862in"/>
    </style:style>
    <style:style style:name="co15" style:family="table-column">
      <style:table-column-properties fo:break-before="auto" style:column-width="4.1508in"/>
    </style:style>
    <style:style style:name="co16" style:family="table-column">
      <style:table-column-properties fo:break-before="auto" style:column-width="0.8854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6555in"/>
    </style:style>
    <style:style style:name="co19" style:family="table-column">
      <style:table-column-properties fo:break-before="auto" style:column-width="0.8083in"/>
    </style:style>
    <style:style style:name="co20" style:family="table-column">
      <style:table-column-properties fo:break-before="auto" style:column-width="2.9492in"/>
    </style:style>
    <style:style style:name="co21" style:family="table-column">
      <style:table-column-properties fo:break-before="auto" style:column-width="0.448in"/>
    </style:style>
    <style:style style:name="co22" style:family="table-column">
      <style:table-column-properties fo:break-before="auto" style:column-width="0.5902in"/>
    </style:style>
    <style:style style:name="co23" style:family="table-column">
      <style:table-column-properties fo:break-before="auto" style:column-width="4.2374in"/>
    </style:style>
    <style:style style:name="co24" style:family="table-column">
      <style:table-column-properties fo:break-before="auto" style:column-width="0.9181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1.3764in"/>
    </style:style>
    <style:style style:name="co28" style:family="table-column">
      <style:table-column-properties fo:break-before="auto" style:column-width="1.2555in"/>
    </style:style>
    <style:style style:name="co29" style:family="table-column">
      <style:table-column-properties fo:break-before="auto" style:column-width="1.8134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0.2728in"/>
    </style:style>
    <style:style style:name="ro1" style:family="table-row">
      <style:table-row-properties style:row-height="0.2811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6665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209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5in" fo:break-before="auto" style:use-optimal-row-height="false"/>
    </style:style>
    <style:style style:name="ro9" style:family="table-row">
      <style:table-row-properties style:row-height="0.448in" fo:break-before="auto" style:use-optimal-row-height="false"/>
    </style:style>
    <style:style style:name="ro10" style:family="table-row">
      <style:table-row-properties style:row-height="0.7811in" fo:break-before="auto" style:use-optimal-row-height="false"/>
    </style:style>
    <style:style style:name="ro11" style:family="table-row">
      <style:table-row-properties style:row-height="0.0209in" fo:break-before="auto" style:use-optimal-row-height="false"/>
    </style:style>
    <style:style style:name="ro12" style:family="table-row">
      <style:table-row-properties style:row-height="0.3854in" fo:break-before="auto" style:use-optimal-row-height="false"/>
    </style:style>
    <style:style style:name="ro13" style:family="table-row">
      <style:table-row-properties style:row-height="0.2709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291in" fo:break-before="auto" style:use-optimal-row-height="false"/>
    </style:style>
    <style:style style:name="ro16" style:family="table-row">
      <style:table-row-properties style:row-height="0.3228in" fo:break-before="auto" style:use-optimal-row-height="false"/>
    </style:style>
    <style:style style:name="ro17" style:family="table-row">
      <style:table-row-properties style:row-height="1.1874in" fo:break-before="auto" style:use-optimal-row-height="false"/>
    </style:style>
    <style:style style:name="ro18" style:family="table-row">
      <style:table-row-properties style:row-height="0.552in" fo:break-before="auto" style:use-optimal-row-height="false"/>
    </style:style>
    <style:style style:name="ro19" style:family="table-row">
      <style:table-row-properties style:row-height="0.4898in" fo:break-before="auto" style:use-optimal-row-height="false"/>
    </style:style>
    <style:style style:name="ro20" style:family="table-row">
      <style:table-row-properties style:row-height="0.2602in" fo:break-before="auto" style:use-optimal-row-height="false"/>
    </style:style>
    <style:style style:name="ro21" style:family="table-row">
      <style:table-row-properties style:row-height="0.4689in" fo:break-before="auto" style:use-optimal-row-height="false"/>
    </style:style>
    <style:style style:name="ro22" style:family="table-row">
      <style:table-row-properties style:row-height="0.4583in" fo:break-before="auto" style:use-optimal-row-height="false"/>
    </style:style>
    <style:style style:name="ro23" style:family="table-row">
      <style:table-row-properties style:row-height="0.4272in" fo:break-before="auto" style:use-optimal-row-height="false"/>
    </style:style>
    <style:style style:name="ro24" style:family="table-row">
      <style:table-row-properties style:row-height="0.3543in" fo:break-before="auto" style:use-optimal-row-height="false"/>
    </style:style>
    <style:style style:name="ro25" style:family="table-row">
      <style:table-row-properties style:row-height="0.4063in" fo:break-before="auto" style:use-optimal-row-height="false"/>
    </style:style>
    <style:style style:name="ro26" style:family="table-row">
      <style:table-row-properties style:row-height="0.2083in" fo:break-before="auto" style:use-optimal-row-height="true"/>
    </style:style>
    <style:style style:name="ro27" style:family="table-row">
      <style:table-row-properties style:row-height="0.3126in" fo:break-before="auto" style:use-optimal-row-height="false"/>
    </style:style>
    <style:style style:name="ro28" style:family="table-row">
      <style:table-row-properties style:row-height="0.25in" fo:break-before="auto" style:use-optimal-row-height="false"/>
    </style:style>
    <style:style style:name="ro29" style:family="table-row">
      <style:table-row-properties style:row-height="0.3335in" fo:break-before="auto" style:use-optimal-row-height="false"/>
    </style:style>
    <style:style style:name="ro30" style:family="table-row">
      <style:table-row-properties style:row-height="1.1563in" fo:break-before="auto" style:use-optimal-row-height="false"/>
    </style:style>
    <style:style style:name="ro31" style:family="table-row">
      <style:table-row-properties style:row-height="0.2189in" fo:break-before="auto" style:use-optimal-row-height="true"/>
    </style:style>
    <style:style style:name="ro32" style:family="table-row">
      <style:table-row-properties style:row-height="0.1772in" fo:break-before="auto" style:use-optimal-row-height="false"/>
    </style:style>
    <style:style style:name="ro33" style:family="table-row">
      <style:table-row-properties style:row-height="0.25in" fo:break-before="auto" style:use-optimal-row-height="true"/>
    </style:style>
    <style:style style:name="ro34" style:family="table-row">
      <style:table-row-properties style:row-height="0.2602in" fo:break-before="auto" style:use-optimal-row-height="true"/>
    </style:style>
    <style:style style:name="ro35" style:family="table-row">
      <style:table-row-properties style:row-height="0.1772in" fo:break-before="auto" style:use-optimal-row-height="true"/>
    </style:style>
    <style:style style:name="ta1" style:family="table" style:master-page-name="PageStyle_5f_روکش">
      <style:table-properties table:display="true" style:writing-mode="rl-tb"/>
    </style:style>
    <style:style style:name="ta2" style:family="table" style:master-page-name="PageStyle_5f_خلاصه_20_مالی">
      <style:table-properties table:display="true" style:writing-mode="rl-tb"/>
    </style:style>
    <style:style style:name="ta3" style:family="table" style:master-page-name="PageStyle_5f_خلاصه_20_متره">
      <style:table-properties table:display="true" style:writing-mode="rl-tb"/>
    </style:style>
    <style:style style:name="ta4" style:family="table" style:master-page-name="PageStyle_5f_ریزمتره">
      <style:table-properties table:display="true" style:writing-mode="rl-tb"/>
    </style:style>
    <style:style style:name="ta5" style:family="table" style:master-page-name="PageStyle_5f_بحروف">
      <style:table-properties table:display="true" style:writing-mode="rl-tb"/>
    </style:style>
    <number:text-style style:name="N100">
      <number:text-content/>
    </number:text-style>
    <style:style style:name="ce1" style:family="table-cell" style:parent-style-name="Normal_20_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2" style:family="table-cell" style:parent-style-name="Normal_20_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3" style:family="table-cell" style:parent-style-name="Normal_20_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4" style:family="table-cell" style:parent-style-name="Normal_20_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5" style:family="table-cell" style:parent-style-name="Normal_20_4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6" style:family="table-cell" style:parent-style-name="Normal_20_4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7" style:family="table-cell" style:parent-style-name="Normal_20_4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8" style:family="table-cell" style:parent-style-name="Normal_20_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9" style:family="table-cell" style:parent-style-name="Normal_20_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10" style:family="table-cell" style:parent-style-name="Normal_20_4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11" style:family="table-cell" style:parent-style-name="Normal_20_4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12" style:family="table-cell" style:parent-style-name="Normal_20_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3" style:family="table-cell" style:parent-style-name="Normal_20_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4" style:family="table-cell" style:parent-style-name="Normal_20_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15" style:family="table-cell" style:parent-style-name="Normal_20_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16" style:family="table-cell" style:parent-style-name="Normal_20_4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7" style:family="table-cell" style:parent-style-name="Normal_20_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/>
    </style:style>
    <style:style style:name="ce23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25" style:family="table-cell" style:parent-style-name="Default" style:data-style-name="N10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4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4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name-complex="B Nazanin" style:font-size-complex="13pt" style:font-style-complex="normal" style:font-weight-complex="normal"/>
    </style:style>
    <style:style style:name="ce4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4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50" style:family="table-cell" style:parent-style-name="Default" style:data-style-name="N144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2" style:family="table-cell" style:parent-style-name="Normal_20_7" style:data-style-name="N10105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name-complex="B Nazanin" style:font-size-complex="18pt" style:font-style-complex="normal" style:font-weight-complex="normal"/>
    </style:style>
    <style:style style:name="ce53" style:family="table-cell" style:parent-style-name="Normal_20_7" style:data-style-name="N1010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name-complex="B Nazanin" style:font-size-complex="18pt" style:font-style-complex="normal" style:font-weight-complex="normal"/>
    </style:style>
    <style:style style:name="ce54" style:family="table-cell" style:parent-style-name="Default" style:data-style-name="N145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rl-tb"/>
      <style:text-properties fo:color="#ff0000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name-complex="B Nazanin" style:font-size-complex="2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bold" style:font-size-asian="20pt" style:font-style-asian="normal" style:font-weight-asian="bold" style:font-name-complex="B Nazanin" style:font-size-complex="20pt" style:font-style-complex="normal" style:font-weight-complex="bold"/>
    </style:style>
    <style:style style:name="ce56" style:family="table-cell" style:parent-style-name="Default" style:data-style-name="N145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8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name-complex="B Nazanin" style:font-size-complex="13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61" style:family="table-cell" style:parent-style-name="Default" style:data-style-name="N145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name-complex="B Nazanin" style:font-size-complex="18pt" style:font-style-complex="normal" style:font-weight-complex="normal"/>
    </style:style>
    <style:style style:name="ce62" style:family="table-cell" style:parent-style-name="Default" style:data-style-name="N14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name-complex="B Nazanin" style:font-size-complex="18pt" style:font-style-complex="normal" style:font-weight-complex="normal"/>
    </style:style>
    <style:style style:name="ce63" style:family="table-cell" style:parent-style-name="Default" style:data-style-name="N10109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name-complex="B Nazanin" style:font-size-complex="20pt" style:font-style-complex="normal" style:font-weight-complex="normal"/>
    </style:style>
    <style:style style:name="ce64" style:family="table-cell" style:parent-style-name="Default" style:data-style-name="N145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67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name-complex="B Nazanin" style:font-size-complex="10pt" style:font-style-complex="normal" style:font-weight-complex="bold"/>
    </style:style>
    <style:style style:name="ce69" style:family="table-cell" style:parent-style-name="Default" style:data-style-name="N1010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Lucida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0" style:family="table-cell" style:parent-style-name="Default" style:data-style-name="N10106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name-complex="B Nazanin:liga" style:font-size-complex="18pt" style:font-style-complex="normal" style:font-weight-complex="normal"/>
    </style:style>
    <style:style style:name="ce7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name-complex="B Nazanin" style:font-size-complex="18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bold" style:font-size-asian="20pt" style:font-style-asian="normal" style:font-weight-asian="bold" style:font-name-complex="B Nazanin" style:font-size-complex="20pt" style:font-style-complex="normal" style:font-weight-complex="bold"/>
    </style:style>
    <style:style style:name="ce7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74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name-complex="B Nazanin" style:font-size-complex="10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77" style:family="table-cell" style:parent-style-name="Default" style:data-style-name="N14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name-complex="B Nazanin" style:font-size-complex="20pt" style:font-style-complex="normal" style:font-weight-complex="normal"/>
    </style:style>
    <style:style style:name="ce78" style:family="table-cell" style:parent-style-name="Default" style:data-style-name="N14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name-complex="B Nazanin" style:font-size-complex="20pt" style:font-style-complex="normal" style:font-weight-complex="normal"/>
    </style:style>
    <style:style style:name="ce79" style:family="table-cell" style:parent-style-name="Default" style:data-style-name="N14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name-complex="B Nazanin" style:font-size-complex="20pt" style:font-style-complex="normal" style:font-weight-complex="normal"/>
    </style:style>
    <style:style style:name="ce8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2" style:family="table-cell" style:parent-style-name="Default" style:data-style-name="N10107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3" style:family="table-cell" style:parent-style-name="Default" style:data-style-name="N1010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4" style:family="table-cell" style:parent-style-name="Default" style:data-style-name="N10107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ff0000" style:text-outline="false" style:text-line-through-style="none" style:text-line-through-type="none" fo:font-size="20pt" fo:font-style="normal" fo:text-shadow="none" style:text-underline-style="none" fo:font-weight="bold" style:font-size-asian="20pt" style:font-style-asian="normal" style:font-weight-asian="bold" style:font-name-complex="B Nazanin" style:font-size-complex="20pt" style:font-style-complex="normal" style:font-weight-complex="bold"/>
    </style:style>
    <style:style style:name="ce85" style:family="table-cell" style:parent-style-name="Default" style:data-style-name="N10107">
      <style:table-cell-properties fo:background-color="#bfbfbf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07in" style:writing-mode="rl-tb"/>
      <style:text-properties fo:color="#ff0000" style:text-outline="false" style:text-line-through-style="none" style:text-line-through-type="none" style:font-name="Lucida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6" style:family="table-cell" style:parent-style-name="Default" style:data-style-name="N146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87" style:family="table-cell" style:parent-style-name="Default" style:data-style-name="N145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88" style:family="table-cell" style:parent-style-name="Default" style:data-style-name="N145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89" style:family="table-cell" style:parent-style-name="Default" style:data-style-name="N145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90" style:family="table-cell" style:parent-style-name="Default" style:data-style-name="N10104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name-complex="B Nazanin" style:font-size-complex="18pt" style:font-style-complex="normal" style:font-weight-complex="normal"/>
    </style:style>
    <style:style style:name="ce95" style:family="table-cell" style:parent-style-name="Default" style:data-style-name="N145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name-complex="B Nazanin" style:font-size-complex="10pt" style:font-style-complex="normal" style:font-weight-complex="bold"/>
    </style:style>
    <style:style style:name="ce99" style:family="table-cell" style:parent-style-name="Default" style:data-style-name="N14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0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101" style:family="table-cell" style:parent-style-name="Default" style:data-style-name="N1010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02" style:family="table-cell" style:parent-style-name="Default" style:data-style-name="N14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103" style:family="table-cell" style:parent-style-name="Default" style:data-style-name="N14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104" style:family="table-cell" style:parent-style-name="Default" style:data-style-name="N14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10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0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10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10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11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fo:font-size="13pt" fo:font-style="normal" fo:text-shadow="none" style:text-underline-style="none" fo:font-weight="bold" style:font-size-asian="13pt" style:font-style-asian="normal" style:font-weight-asian="bold" style:font-name-complex="B Nazanin" style:font-size-complex="13pt" style:font-style-complex="normal" style:font-weight-complex="bold"/>
    </style:style>
    <style:style style:name="ce11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name-complex="B Nazanin" style:font-size-complex="10pt" style:font-style-complex="normal" style:font-weight-complex="bold"/>
    </style:style>
    <style:style style:name="ce114" style:family="table-cell" style:parent-style-name="Default" style:data-style-name="N146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115" style:family="table-cell" style:parent-style-name="Default" style:data-style-name="N14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17" style:family="table-cell" style:parent-style-name="Default" style:data-style-name="N14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name-complex="B Nazanin" style:font-size-complex="8pt" style:font-style-complex="normal" style:font-weight-complex="bold"/>
    </style:style>
    <style:style style:name="ce1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11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cc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25" style:family="table-cell" style:parent-style-name="Default" style:data-style-name="N10104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12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12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2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</style:style>
    <style:style style:name="ce1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name-complex="B Nazanin" style:font-size-complex="10pt" style:font-style-complex="normal" style:font-weight-complex="bold"/>
    </style:style>
    <style:style style:name="ce132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137" style:family="table-cell" style:parent-style-name="Default" style:data-style-name="N1010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8" style:family="table-cell" style:parent-style-name="Default" style:data-style-name="N145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39" style:family="table-cell" style:parent-style-name="Default" style:data-style-name="N145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0" style:family="table-cell" style:parent-style-name="Default" style:data-style-name="N145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ff0000" style:text-outline="false" style:text-line-through-style="none" style:text-line-through-type="none" fo:font-size="18pt" fo:font-style="normal" fo:text-shadow="none" style:text-underline-style="none" fo:font-weight="normal" style:font-size-asian="18pt" style:font-style-asian="normal" style:font-weight-asian="normal" style:font-name-complex="B Nazanin" style:font-size-complex="18pt" style:font-style-complex="normal" style:font-weight-complex="normal"/>
    </style:style>
    <style:style style:name="ce141" style:family="table-cell" style:parent-style-name="Default" style:data-style-name="N145">
      <style:table-cell-properties fo:border-bottom="1.76pt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Lucida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43" style:family="table-cell" style:parent-style-name="Default" style:data-style-name="N145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ff0000" style:text-outline="false" style:text-line-through-style="none" style:text-line-through-type="none" style:font-name="Lucida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 style:data-style-name="N145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6" style:family="table-cell" style:parent-style-name="Default" style:data-style-name="N145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7" style:family="table-cell" style:parent-style-name="Default" style:data-style-name="N14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148" style:family="table-cell" style:parent-style-name="Default" style:data-style-name="N1010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6pt" fo:font-style="normal" fo:text-shadow="none" style:text-underline-style="none" fo:font-weight="normal" style:font-size-asian="16pt" style:font-style-asian="normal" style:font-weight-asian="normal" style:font-name-complex="B Nazanin" style:font-size-complex="16pt" style:font-style-complex="normal" style:font-weight-complex="normal"/>
    </style:style>
    <style:style style:name="ce149" style:family="table-cell" style:parent-style-name="Default" style:data-style-name="N144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150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54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155" style:family="table-cell" style:parent-style-name="Default" style:data-style-name="N10104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5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60" style:family="table-cell" style:parent-style-name="Default" style:data-style-name="N145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61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62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163" style:family="table-cell" style:parent-style-name="Default" style:data-style-name="N14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64" style:family="table-cell" style:parent-style-name="Default" style:data-style-name="N14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65" style:family="table-cell" style:parent-style-name="Default" style:data-style-name="N14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166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16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name-complex="B Nazanin" style:font-size-complex="10pt" style:font-style-complex="normal" style:font-weight-complex="bold"/>
    </style:style>
    <style:style style:name="ce168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name-complex="B Nazanin" style:font-size-complex="9pt" style:font-style-complex="normal" style:font-weight-complex="normal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B Nazanin" style:font-size-complex="11pt" style:font-style-complex="normal" style:font-weight-complex="bold"/>
    </style:style>
    <style:style style:name="ce17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7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7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name-complex="B Nazanin" style:font-size-complex="9pt" style:font-style-complex="normal" style:font-weight-complex="normal"/>
    </style:style>
    <style:style style:name="ce17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174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75" style:family="table-cell" style:parent-style-name="Normal_20_7" style:data-style-name="N10104">
      <style:table-cell-properties fo:background-color="#ffffcc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7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7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7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Normal_20_7" style:data-style-name="N1010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name-complex="B Nazanin" style:font-size-complex="10pt" style:font-style-complex="normal" style:font-weight-complex="bold"/>
    </style:style>
    <style:style style:name="ce181" style:family="table-cell" style:parent-style-name="Normal_20_7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82" style:family="table-cell" style:parent-style-name="Normal_20_7" style:data-style-name="N10109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Normal_20_7" style:data-style-name="N10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84" style:family="table-cell" style:parent-style-name="Default" style:data-style-name="N10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name-complex="B Nazanin" style:font-size-complex="9pt" style:font-style-complex="normal" style:font-weight-complex="bold"/>
    </style:style>
    <style:style style:name="ce185" style:family="table-cell" style:parent-style-name="Normal_20_7" style:data-style-name="N1010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86" style:family="table-cell" style:parent-style-name="Normal_20_7" style:data-style-name="N10104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87" style:family="table-cell" style:parent-style-name="Normal_20_7" style:data-style-name="N101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88" style:family="table-cell" style:parent-style-name="Normal_20_7" style:data-style-name="N101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89" style:family="table-cell" style:parent-style-name="Normal_20_7" style:data-style-name="N10104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name-complex="B Nazanin" style:font-size-complex="13pt" style:font-style-complex="normal" style:font-weight-complex="normal"/>
    </style:style>
    <style:style style:name="ce19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91" style:family="table-cell" style:parent-style-name="Normal_20_7" style:data-style-name="N1010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92" style:family="table-cell" style:parent-style-name="Normal_20_7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193" style:family="table-cell" style:parent-style-name="Normal_20_7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94" style:family="table-cell" style:parent-style-name="Normal_20_7" style:data-style-name="N1010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195" style:family="table-cell" style:parent-style-name="Normal_20_7" style:data-style-name="N1010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6" style:family="table-cell" style:parent-style-name="Normal_20_7" style:data-style-name="N1010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Normal_20_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19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19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200" style:family="table-cell" style:parent-style-name="Normal_20_7" style:data-style-name="N1010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201" style:family="table-cell" style:parent-style-name="Normal_20_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202" style:family="table-cell" style:parent-style-name="Normal_20_7" style:data-style-name="N10105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203" style:family="table-cell" style:parent-style-name="Normal_20_7" style:data-style-name="N145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204" style:family="table-cell" style:parent-style-name="Normal_20_7" style:data-style-name="N145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205" style:family="table-cell" style:parent-style-name="Normal_20_7" style:data-style-name="N145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name-complex="B Nazanin" style:font-size-complex="13pt" style:font-style-complex="normal" style:font-weight-complex="normal"/>
    </style:style>
    <style:style style:name="ce206" style:family="table-cell" style:parent-style-name="Normal_20_7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207" style:family="table-cell" style:parent-style-name="Default" style:data-style-name="N144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208" style:family="table-cell" style:parent-style-name="Default" style:data-style-name="N144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209" style:family="table-cell" style:parent-style-name="Normal_20_7" style:data-style-name="N14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name-complex="B Nazanin" style:font-size-complex="13pt" style:font-style-complex="normal" style:font-weight-complex="normal"/>
    </style:style>
    <style:style style:name="ce210" style:family="table-cell" style:parent-style-name="Default" style:data-style-name="N145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211" style:family="table-cell" style:parent-style-name="Normal_20_7" style:data-style-name="N14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name-complex="B Nazanin" style:font-size-complex="13pt" style:font-style-complex="normal" style:font-weight-complex="normal"/>
    </style:style>
    <style:style style:name="ce212" style:family="table-cell" style:parent-style-name="Normal_20_7" style:data-style-name="N145">
      <style:table-cell-properties fo:background-color="#c3d6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ce213" style:family="table-cell" style:parent-style-name="Default">
      <style:table-cell-properties style:rotation-align="none"/>
    </style:style>
    <style:style style:name="ce214" style:family="table-cell" style:parent-style-name="Default" style:data-style-name="N145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215" style:family="table-cell" style:parent-style-name="Normal_20_7" style:data-style-name="N145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name-complex="B Nazanin" style:font-size-complex="13pt" style:font-style-complex="normal" style:font-weight-complex="normal"/>
    </style:style>
    <style:style style:name="ce216" style:family="table-cell" style:parent-style-name="Normal_20_7" style:data-style-name="N145">
      <style:table-cell-properties fo:background-color="#c3d6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style:use-window-font-color="true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217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21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9" style:family="table-cell" style:parent-style-name="Default" style:data-style-name="N10104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0" style:family="table-cell" style:parent-style-name="Normal_20_7" style:data-style-name="N10104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name-complex="B Nazanin" style:font-size-complex="11pt" style:font-style-complex="normal" style:font-weight-complex="normal"/>
    </style:style>
    <style:style style:name="ce221" style:family="table-cell" style:parent-style-name="Normal_20_7" style:data-style-name="N145">
      <style:table-cell-properties fo:background-color="#c3d6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c9211e" style:text-outline="false" style:text-line-through-style="none" style:text-line-through-type="none" fo:font-size="14pt" fo:font-style="normal" fo:text-shadow="none" style:text-underline-style="none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22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3" style:family="table-cell" style:parent-style-name="Normal_20_7" style:data-style-name="N1010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224" style:family="table-cell" style:parent-style-name="Normal_20_7" style:data-style-name="N1010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name-complex="B Nazanin" style:font-size-complex="13pt" style:font-style-complex="normal" style:font-weight-complex="normal"/>
    </style:style>
    <style:style style:name="ce225" style:family="table-cell" style:parent-style-name="Normal_20_7" style:data-style-name="N1010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font-name-complex="B Nazanin" style:font-size-complex="13pt" style:font-style-complex="normal" style:font-weight-complex="normal"/>
    </style:style>
    <style:style style:name="ce226" style:family="table-cell" style:parent-style-name="Normal_20_7" style:data-style-name="N1010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ce22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/>
    </style:style>
    <style:style style:name="ce2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29" style:family="table-cell" style:parent-style-name="Default">
      <style:table-cell-properties fo:background-color="#e1bee7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fo:background-color="#e1bee7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1" style:family="table-cell" style:parent-style-name="Default">
      <style:table-cell-properties fo:background-color="#e1bee7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2" style:family="table-cell" style:parent-style-name="Default">
      <style:table-cell-properties fo:background-color="#e1bee7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3" style:family="table-cell" style:parent-style-name="Default">
      <style:table-cell-properties fo:background-color="#ffe082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4" style:family="table-cell" style:parent-style-name="Default">
      <style:table-cell-properties fo:background-color="#fb8c00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5" style:family="table-cell" style:parent-style-name="Default">
      <style:table-cell-properties fo:background-color="#f06292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6" style:family="table-cell" style:parent-style-name="Default">
      <style:table-cell-properties fo:background-color="#ef9a9a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7" style:family="table-cell" style:parent-style-name="Default">
      <style:table-cell-properties fo:border-bottom="0.74pt solid #000000" fo:background-color="#fff59d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rl-tb"/>
      <style:text-properties fo:color="#c9211e" style:text-outline="false" style:text-line-through-style="none" style:text-line-through-type="none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23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rl-tb"/>
      <style:text-properties fo:color="#c9211e" style:text-outline="false" style:text-line-through-style="none" style:text-line-through-type="none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B Nazanin" style:font-size-complex="14pt" style:font-style-complex="normal" style:font-weight-complex="bold"/>
    </style:style>
    <style:style style:name="ce240" style:family="table-cell" style:parent-style-name="Default">
      <style:table-cell-properties fo:background-color="#ffe082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41" style:family="table-cell" style:parent-style-name="Default" style:data-style-name="N10107">
      <style:table-cell-properties fo:border-bottom="0.74pt solid #000000" fo:background-color="#fff59d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Lucida 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42" style:family="table-cell" style:parent-style-name="Default" style:data-style-name="N0">
      <style:table-cell-properties fo:border-bottom="0.74pt solid #000000" fo:background-color="#f8bb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Lucida San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fo:background-color="#ffc107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ce2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ackground-color="#9fa8da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draw:shadow="visible" draw:shadow-offset-x="-0.0291in" draw:shadow-offset-y="0.0291in" draw:shadow-color="#000000" draw:shadow-opacity="40%" loext:shadow-blur="0.0555in"/>
      <style:paragraph-properties style:writing-mode="lr-tb" fo:margin-top="0in" fo:margin-bottom="0in" fo:line-height="100%" fo:text-align="center"/>
      <style:text-properties fo:font-size="18pt"/>
    </style:style>
    <style:style style:name="gr2" style:family="graphic">
      <style:graphic-properties draw:stroke="none" svg:stroke-width="0in" draw:fill="none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100%" fo:text-align="center">
        <style:tab-stops>
          <style:tab-stop style:position="0in"/>
        </style:tab-stops>
      </style:paragraph-properties>
      <style:text-properties fo:font-size="18pt"/>
    </style:style>
    <style:style style:name="gr3" style:family="graphic">
      <style:graphic-properties draw:stroke="solid" svg:stroke-width="0.0102in" svg:stroke-color="#ffffff" draw:stroke-linejoin="round" draw:fill="solid" draw:fill-color="#ffffff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4" style:family="graphic">
      <style:graphic-properties draw:stroke="none" svg:stroke-width="0in" draw:fill="none" draw:textarea-vertical-align="top" draw:auto-grow-height="false" fo:min-height="0in" fo:min-width="0in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style:paragraph-properties fo:margin-top="0in" fo:margin-bottom="0in" fo:line-height="100%" fo:text-align="center"/>
    </style:style>
    <style:style style:name="P2" style:family="paragraph">
      <loext:graphic-properties draw:fill="none"/>
      <style:paragraph-properties fo:margin-top="0in" fo:margin-bottom="0in" fo:line-height="100%" fo:text-align="center"/>
      <style:text-properties fo:font-size="18pt"/>
    </style:style>
    <style:style style:name="P3" style:family="paragraph">
      <style:paragraph-properties fo:margin-top="0in" fo:margin-bottom="0in" fo:line-height="100%" fo:text-align="center" style:writing-mode="rl-tb">
        <style:tab-stops>
          <style:tab-stop style:position="0in"/>
        </style:tab-stops>
      </style:paragraph-properties>
    </style:style>
    <style:style style:name="P4" style:family="paragraph">
      <loext:graphic-properties draw:fill="none"/>
      <style:paragraph-properties fo:margin-top="0in" fo:margin-bottom="0in" fo:line-height="100%" fo:text-align="center" style:writing-mode="rl-tb">
        <style:tab-stops>
          <style:tab-stop style:position="0in"/>
        </style:tab-stops>
      </style:paragraph-properties>
      <style:text-properties fo:font-size="18pt"/>
    </style:style>
    <style:style style:name="P5" style:family="paragraph">
      <style:paragraph-properties fo:margin-top="0in" fo:margin-bottom="0in" fo:line-height="100%" fo:text-align="end" style:writing-mode="rl-tb"/>
    </style:style>
    <style:style style:name="P6" style:family="paragraph">
      <style:paragraph-properties fo:margin-top="0in" fo:margin-bottom="0in" fo:line-height="100%" fo:text-align="end" style:writing-mode="rl-tb">
        <style:tab-stops>
          <style:tab-stop style:position="0in"/>
        </style:tab-stops>
      </style:paragraph-properties>
    </style:style>
    <style:style style:name="P7" style:family="paragraph">
      <loext:graphic-properties draw:fill="solid" draw:fill-color="#ffffff"/>
      <style:paragraph-properties fo:margin-top="0in" fo:margin-bottom="0in" fo:line-height="100%" fo:text-align="end" style:writing-mode="rl-tb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Times New Roman'" fo:font-size="44pt" fo:letter-spacing="normal" fo:font-style="normal" style:text-underline-style="none" fo:font-weight="bold" fo:background-color="transparent" style:font-size-asian="44pt" style:font-style-asian="normal" style:font-weight-asian="bold" style:font-name-complex="B Nazanin" style:font-size-complex="44pt" style:language-complex="fa" style:country-complex="IR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'Times New Roman'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B Nazanin" style:font-size-complex="44pt" style:language-complex="fa" style:country-complex="IR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name-complex="B Nazanin" style:font-size-complex="8pt" style:language-complex="fa" style:country-complex="IR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name-complex="B Nazanin" style:font-size-complex="11pt" style:language-complex="fa" style:country-complex="IR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B Nazanin" style:font-size-complex="12pt" style:language-complex="fa" style:country-complex="IR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B Nazanin" style:font-size-complex="12pt" style:language-complex="fa" style:country-complex="IR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fo:font-family="'Times New Roman'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B Nazanin" style:font-size-complex="11pt" style:language-complex="fa" style:country-complex="IR" style:font-style-complex="normal" style:font-weight-complex="normal"/>
    </style:style>
    <style:style style:name="T10" style:family="text">
      <style:text-properties fo:color="#000000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B Nazanin" style:font-size-asian="16pt" style:font-size-complex="16pt" style:font-weight-asian="normal" style:font-weight-complex="normal" style:font-style-asian="normal" style:font-style-complex="normal"/>
    </style:style>
    <style:style style:name="T11" style:family="text">
      <style:text-properties fo:color="#000000" fo:font-size="16pt" fo:font-weight="normal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normal" style:font-weight-complex="normal" style:font-style-asian="normal" style:font-style-complex="normal" style:font-name="Calibri"/>
    </style:style>
    <style:style style:name="T12" style:family="text">
      <style:text-properties fo:color="#000000" fo:font-size="16pt" fo:font-weight="normal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normal" style:font-weight-complex="normal" style:font-style-asian="normal" style:font-style-complex="normal" style:font-name-complex="B Nazanin"/>
    </style:style>
    <style:style style:name="T13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B Nazanin" style:font-size-asian="14pt" style:font-size-complex="14pt" style:font-weight-asian="normal" style:font-weight-complex="normal" style:font-style-asian="normal" fo:font-size="14pt"/>
    </style:style>
    <style:style style:name="T14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fo:font-size="14pt" style:font-name="Calibri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B Nazanin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7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B Nazanin" style:font-size-asian="16pt" style:font-size-complex="16pt" style:font-weight-asian="normal" style:font-weight-complex="normal" style:font-style-asian="normal" fo:font-size="16pt"/>
    </style:style>
    <style:style style:name="T18" style:family="text">
      <style:text-properties style:font-style-complex="normal" fo:color="#000000" fo:font-weight="normal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normal" style:font-weight-complex="normal" style:font-style-asian="normal" fo:font-size="16pt" style:font-name="Calibri"/>
    </style:style>
    <style:style style:name="T19" style:family="text">
      <style:text-properties fo:color="#000000" fo:font-size="13pt" fo:font-weight="bold" style:text-underline-style="none" style:text-underline-color="font-color" style:text-line-through-type="none" fo:font-style="normal" style:text-outline="false" fo:text-shadow="none" style:text-position="0% 100%" style:font-name-complex="B Nazanin" style:font-size-asian="13pt" style:font-size-complex="13pt" style:font-weight-asian="bold" style:font-weight-complex="bold" style:font-style-asian="normal" style:font-style-complex="normal"/>
    </style:style>
    <style:style style:name="T20" style:family="text">
      <style:text-properties fo:color="#000000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 style:font-name="Arial" style:font-name-complex="Arial"/>
    </style:style>
    <style:style style:name="T21" style:family="text">
      <style:text-properties fo:color="#000000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B Nazanin" style:font-size-asian="16pt" style:font-size-complex="16pt" style:font-weight-asian="bold" style:font-weight-complex="bold" style:font-style-asian="normal" style:font-style-complex="normal"/>
    </style:style>
    <style:style style:name="T22" style:family="text">
      <style:text-properties fo:color="#000000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Arial" style:font-name-complex="Arial"/>
    </style:style>
    <style:style style:name="T23" style:family="text">
      <style:text-properties fo:color="#000000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-complex="B Nazanin"/>
    </style:style>
    <style:style style:name="T24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B Nazanin" style:font-size-asian="10pt" style:font-size-complex="10pt" style:font-weight-asian="bold" style:font-weight-complex="bold" style:font-style-asian="normal" style:font-style-complex="normal"/>
    </style:style>
    <style:style style:name="T25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style:font-name="Arial" style:font-name-complex="Arial"/>
    </style:style>
    <style:style style:name="T26" style:family="text">
      <style:text-properties fo:color="#000000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B Nazanin" style:font-size-asian="18pt" style:font-size-complex="18pt" style:font-weight-asian="bold" style:font-weight-complex="bold" style:font-style-asian="normal" style:font-style-complex="normal"/>
    </style:style>
    <style:style style:name="T27" style:family="text">
      <style:text-properties fo:color="#000000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28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B Nazanin" style:font-size-asian="12pt" style:font-size-complex="12pt" style:font-weight-asian="bold" style:font-weight-complex="bold" style:font-style-asian="normal" style:font-style-complex="normal"/>
    </style:style>
    <style:style style:name="T29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Arial" style:font-name-complex="Arial"/>
    </style:style>
    <style:style style:name="T30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B Nazanin" style:font-size-asian="12pt" style:font-size-complex="12pt" style:font-weight-asian="normal" style:font-weight-complex="normal" style:font-style-asian="normal" style:font-style-complex="normal"/>
    </style:style>
    <style:style style:name="T3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Calibri"/>
    </style:style>
    <style:style style:name="T32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33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11pt" style:font-size-asian="11pt" style:font-size-complex="11pt"/>
    </style:style>
    <style:style style:name="T34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fo:font-size="12pt" style:font-size-asian="12pt" style:font-size-complex="12pt"/>
    </style:style>
    <style:style style:name="T35" style:family="text">
      <style:text-properties fo:color="#c9211e" fo:font-size="14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B Nazanin" style:font-size-asian="14pt" style:font-size-complex="14pt" style:font-weight-asian="bold" style:font-weight-complex="bold" style:font-style-asian="normal" style:font-style-complex="normal"/>
    </style:style>
    <style:style style:name="T36" style:family="text">
      <style:text-properties fo:color="#c9211e" fo:font-size="14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Lucida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روکش" table:style-name="ta1" table:print-ranges="روکش.A5:روکش.F2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18"/>
        <table:table-row table:style-name="ro1">
          <table:table-cell table:style-name="ce1"/>
          <table:table-cell table:style-name="ce9"/>
          <table:table-cell table:style-name="ce1" table:number-columns-repeated="2"/>
          <table:table-cell table:style-name="ce9"/>
          <table:table-cell table:style-name="ce1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3"/>
          <table:table-cell table:style-name="ce10" office:value-type="string" calcext:value-type="string" table:number-columns-spanned="4" table:number-rows-spanned="4">
            <text:p>گزارش کارکرد و صورت وضعیت اجرای رنگ آمیزی سقف و دیواره های پروژه ...... <text:s/></text:p>
          </table:table-cell>
          <table:covered-table-cell table:number-columns-repeated="3" table:style-name="ce10"/>
          <table:table-cell table:style-name="ce14" office:value-type="string" calcext:value-type="string" table:number-columns-spanned="1" table:number-rows-spanned="2">
            <text:p><text:span text:style-name="T17">شماره قرارداد </text:span><text:span text:style-name="T18">:</text:span></text:p>
          </table:table-cell>
          <table:table-cell table:number-columns-repeated="1018"/>
        </table:table-row>
        <table:table-row table:style-name="ro4">
          <table:table-cell table:style-name="ce4"/>
          <table:covered-table-cell table:number-columns-repeated="4" table:style-name="ce10"/>
          <table:covered-table-cell table:style-name="ce14"/>
          <table:table-cell table:number-columns-repeated="1018"/>
        </table:table-row>
        <table:table-row table:style-name="ro4">
          <table:table-cell table:style-name="ce4"/>
          <table:covered-table-cell table:number-columns-repeated="4" table:style-name="ce10"/>
          <table:table-cell table:style-name="ce15" office:value-type="string" calcext:value-type="string" table:number-columns-spanned="1" table:number-rows-spanned="2">
            <text:p><text:span text:style-name="T10">تاریخ قرارداد </text:span><text:span text:style-name="T11">:</text:span></text:p>
          </table:table-cell>
          <table:table-cell table:number-columns-repeated="1018"/>
        </table:table-row>
        <table:table-row table:style-name="ro5">
          <table:table-cell table:style-name="ce4"/>
          <table:covered-table-cell table:number-columns-repeated="4" table:style-name="ce10"/>
          <table:covered-table-cell table:style-name="ce15"/>
          <table:table-cell table:number-columns-repeated="1018"/>
        </table:table-row>
        <table:table-row table:style-name="ro6" table:number-rows-repeated="2">
          <table:table-cell table:style-name="ce4"/>
          <table:table-cell table:number-columns-repeated="4"/>
          <table:table-cell table:style-name="ce16"/>
          <table:table-cell table:number-columns-repeated="1018"/>
        </table:table-row>
        <table:table-row table:style-name="ro6">
          <table:table-cell table:style-name="ce5" office:value-type="string" calcext:value-type="string" table:number-columns-spanned="1" table:number-rows-spanned="2">
            <text:p><text:span text:style-name="T10">موضوع قرارداد</text:span><text:span text:style-name="T11">: </text:span><text:span text:style-name="T12">اجرای رنگ آمیزی سقف اکسپوز و تورکشی و ماستیک </text:span></text:p>
          </table:table-cell>
          <table:table-cell table:style-name="ce11"/>
          <table:table-cell table:number-columns-repeated="3"/>
          <table:table-cell table:style-name="ce16"/>
          <table:table-cell table:number-columns-repeated="1018"/>
        </table:table-row>
        <table:table-row table:style-name="ro6">
          <table:covered-table-cell table:style-name="ce5"/>
          <table:table-cell table:style-name="ce11"/>
          <table:table-cell/>
          <table:table-cell>
            <draw:custom-shape draw:z-index="0" draw:name="Rectangle 2" draw:style-name="gr1" draw:text-style-name="P2" svg:width="4.5362in" svg:height="2.1976in" svg:x="1.2528in" svg:y="0.0138in">
              <text:p text:style-name="P1"><text:span text:style-name="T1">صورت وضعیت موقت شماره </text:span><text:span text:style-name="T2">1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6"/>
          <table:table-cell table:number-columns-repeated="1018"/>
        </table:table-row>
        <table:table-row table:style-name="ro6">
          <table:table-cell table:style-name="ce5" office:value-type="string" calcext:value-type="string">
            <text:p><text:span text:style-name="T10">پیمانکار</text:span><text:span text:style-name="T11">: </text:span><text:span text:style-name="T12">آقای </text:span></text:p>
          </table:table-cell>
          <table:table-cell table:style-name="ce11"/>
          <table:table-cell table:number-columns-repeated="3"/>
          <table:table-cell table:style-name="ce16"/>
          <table:table-cell table:number-columns-repeated="1018"/>
        </table:table-row>
        <table:table-row table:style-name="ro7">
          <table:table-cell table:style-name="ce6" office:value-type="string" calcext:value-type="string" table:number-columns-spanned="1" table:number-rows-spanned="2">
            <text:p>پروژه .......</text:p>
          </table:table-cell>
          <table:table-cell table:number-columns-repeated="4"/>
          <table:table-cell table:style-name="ce16"/>
          <table:table-cell table:number-columns-repeated="1018"/>
        </table:table-row>
        <table:table-row table:style-name="ro8">
          <table:covered-table-cell table:style-name="ce6"/>
          <table:table-cell table:number-columns-repeated="4"/>
          <table:table-cell table:style-name="ce16"/>
          <table:table-cell table:number-columns-repeated="1018"/>
        </table:table-row>
        <table:table-row table:style-name="ro7">
          <table:table-cell table:style-name="ce7" office:value-type="string" calcext:value-type="string" table:number-columns-spanned="1" table:number-rows-spanned="3">
            <text:p><text:span text:style-name="T13">دوره کارکرد </text:span><text:span text:style-name="T14">: </text:span></text:p>
          </table:table-cell>
          <table:table-cell table:number-columns-repeated="4"/>
          <table:table-cell table:style-name="ce16"/>
          <table:table-cell table:number-columns-repeated="1018"/>
        </table:table-row>
        <table:table-row table:style-name="ro7">
          <table:covered-table-cell table:style-name="ce7"/>
          <table:table-cell table:number-columns-repeated="4"/>
          <table:table-cell table:style-name="ce16"/>
          <table:table-cell table:number-columns-repeated="1018"/>
        </table:table-row>
        <table:table-row table:style-name="ro7">
          <table:covered-table-cell table:style-name="ce7"/>
          <table:table-cell table:number-columns-repeated="4"/>
          <table:table-cell table:style-name="ce16"/>
          <table:table-cell table:number-columns-repeated="1018"/>
        </table:table-row>
        <table:table-row table:style-name="ro7">
          <table:table-cell table:style-name="ce6" office:value-type="string" calcext:value-type="string" table:number-columns-spanned="1" table:number-rows-spanned="3">
            <text:p><text:span text:style-name="T10">تاریخ بررسی </text:span><text:span text:style-name="T11">:</text:span></text:p>
          </table:table-cell>
          <table:table-cell table:number-columns-repeated="4"/>
          <table:table-cell table:style-name="ce16"/>
          <table:table-cell table:number-columns-repeated="1018"/>
        </table:table-row>
        <table:table-row table:style-name="ro7">
          <table:covered-table-cell table:style-name="ce6"/>
          <table:table-cell table:number-columns-repeated="4"/>
          <table:table-cell table:style-name="ce16"/>
          <table:table-cell table:number-columns-repeated="1018"/>
        </table:table-row>
        <table:table-row table:style-name="ro9">
          <table:covered-table-cell table:style-name="ce6"/>
          <table:table-cell table:number-columns-repeated="3"/>
          <table:table-cell table:style-name="ce13" office:value-type="string" calcext:value-type="string">
            <text:p><text:span text:style-name="T15">تهیه کننده</text:span><text:span text:style-name="T16">:</text:span></text:p>
          </table:table-cell>
          <table:table-cell table:style-name="ce16" office:value-type="string" calcext:value-type="string">
            <text:p>وحید شوشتری</text:p>
          </table:table-cell>
          <table:table-cell table:number-columns-repeated="1018"/>
        </table:table-row>
        <table:table-row table:style-name="ro10">
          <table:table-cell table:style-name="ce8"/>
          <table:table-cell table:style-name="ce12" table:number-columns-repeated="4"/>
          <table:table-cell table:style-name="ce17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روکش.$A$1" table:cell-range-address="$روکش.$A$5:.$F$22" table:range-usable-as="print-range"/>
        </table:named-expressions>
      </table:table>
      <table:table table:name="خلاصه مالی" table:style-name="ta2" table:print-ranges="'خلاصه مالی'.A1:'خلاصه مالی'.O32">
        <office:forms form:automatic-focus="false" form:apply-design-mode="false"/>
        <table:table-column table:style-name="co8" table:default-cell-style-name="ce36"/>
        <table:table-column table:style-name="co8" table:number-columns-repeated="2" table:default-cell-style-name="ce18"/>
        <table:table-column table:style-name="co9" table:default-cell-style-name="ce49"/>
        <table:table-column table:style-name="co8" table:default-cell-style-name="ce58"/>
        <table:table-column table:style-name="co8" table:default-cell-style-name="ce18"/>
        <table:table-column table:style-name="co10" table:default-cell-style-name="ce75"/>
        <table:table-column table:style-name="co11" table:default-cell-style-name="ce18"/>
        <table:table-column table:style-name="co12" table:default-cell-style-name="ce43"/>
        <table:table-column table:style-name="co8" table:default-cell-style-name="ce43"/>
        <table:table-column table:style-name="co8" table:number-columns-repeated="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984" table:default-cell-style-name="ce18"/>
        <table:table-column table:style-name="co7" table:number-columns-repeated="23" table:default-cell-style-name="ce129"/>
        <table:table-column table:style-name="co16" table:number-columns-repeated="2" table:default-cell-style-name="Default"/>
        <table:table-row table:style-name="ro11">
          <table:table-cell table:style-name="ce19"/>
          <table:table-cell table:style-name="ce37" table:number-columns-repeated="2"/>
          <table:table-cell table:style-name="ce47"/>
          <table:table-cell table:style-name="ce50"/>
          <table:table-cell table:style-name="ce37"/>
          <table:table-cell table:style-name="ce65"/>
          <table:table-cell table:style-name="ce37"/>
          <table:table-cell table:style-name="ce80" table:number-columns-repeated="2"/>
          <table:table-cell table:style-name="ce37"/>
          <table:table-cell table:style-name="ce111"/>
          <table:table-cell table:number-columns-repeated="1012"/>
        </table:table-row>
        <table:table-row table:style-name="ro12">
          <table:table-cell table:style-name="ce20" table:formula="of:=[$روکش.A14]" office:value-type="string" office:string-value="پروژه ......." calcext:value-type="string" table:number-columns-spanned="15" table:number-rows-spanned="1">
            <text:p>پروژه .......</text:p>
          </table:table-cell>
          <table:covered-table-cell table:number-columns-repeated="14" table:style-name="ce20"/>
          <table:table-cell table:style-name="ce123"/>
          <table:table-cell table:number-columns-repeated="1008"/>
        </table:table-row>
        <table:table-row table:style-name="ro13">
          <table:table-cell table:style-name="ce21" office:value-type="string" calcext:value-type="string" table:number-columns-spanned="15" table:number-rows-spanned="1">
            <text:p>خلاصه مالی</text:p>
          </table:table-cell>
          <table:covered-table-cell table:number-columns-repeated="14" table:style-name="ce21"/>
          <table:table-cell table:style-name="ce124"/>
          <table:table-cell table:number-columns-repeated="1008"/>
        </table:table-row>
        <table:table-row table:style-name="ro14">
          <table:table-cell table:style-name="ce22" office:value-type="string" calcext:value-type="string">
            <text:p><text:span text:style-name="T19">صفحه</text:span><text:span text:style-name="T20">:   2</text:span></text:p>
          </table:table-cell>
          <table:table-cell table:style-name="ce38"/>
          <table:table-cell table:style-name="ce45"/>
          <table:table-cell table:style-name="ce48" table:number-columns-repeated="3"/>
          <table:table-cell table:style-name="ce66"/>
          <table:table-cell table:style-name="ce48"/>
          <table:table-cell table:style-name="ce81" table:formula="of:=[$روکش.F5]" office:value-type="string" office:string-value="شماره قرارداد :" calcext:value-type="string" table:number-columns-spanned="7" table:number-rows-spanned="1">
            <text:p>شماره قرارداد :</text:p>
          </table:table-cell>
          <table:covered-table-cell table:number-columns-repeated="6" table:style-name="ce81"/>
          <table:table-cell table:style-name="ce33"/>
          <table:table-cell table:number-columns-repeated="1008"/>
        </table:table-row>
        <table:table-row table:style-name="ro15">
          <table:table-cell table:style-name="ce22" table:formula="of:=[$روکش.A13]" office:value-type="string" office:string-value="پیمانکار: آقای" calcext:value-type="string">
            <text:p>پیمانکار: آقای</text:p>
          </table:table-cell>
          <table:table-cell table:style-name="ce38" table:number-columns-repeated="5"/>
          <table:table-cell table:style-name="ce67"/>
          <table:table-cell table:style-name="ce38"/>
          <table:table-cell table:style-name="ce45" table:number-columns-repeated="3"/>
          <table:table-cell table:style-name="ce112" office:value-type="string" calcext:value-type="string" table:number-columns-spanned="4" table:number-rows-spanned="1">
            <text:p><text:span text:style-name="T19">شماره وضعیت </text:span><text:span text:style-name="T20">: 2 </text:span></text:p>
          </table:table-cell>
          <table:covered-table-cell table:number-columns-repeated="3" table:style-name="ce112"/>
          <table:table-cell table:style-name="ce33"/>
          <table:table-cell table:number-columns-repeated="1008"/>
        </table:table-row>
        <table:table-row table:style-name="ro16">
          <table:table-cell table:style-name="ce23" table:formula="of:=[$روکش.A11]" office:value-type="string" office:string-value="موضوع قرارداد: اجرای رنگ آمیزی سقف اکسپوز و تورکشی و ماستیک " calcext:value-type="string" table:number-columns-spanned="4" table:number-rows-spanned="1">
            <text:p>موضوع قرارداد: اجرای رنگ آمیزی سقف اکسپوز و تورکشی و ماستیک </text:p>
          </table:table-cell>
          <table:covered-table-cell table:number-columns-repeated="3" table:style-name="ce23"/>
          <table:table-cell table:style-name="ce45"/>
          <table:table-cell table:style-name="ce59"/>
          <table:table-cell table:style-name="ce68"/>
          <table:table-cell table:style-name="ce59" table:number-columns-repeated="3"/>
          <table:table-cell table:style-name="ce90" table:formula="of:=[$روکش.A19]" office:value-type="string" office:string-value="تاریخ بررسی :" calcext:value-type="string" table:number-columns-spanned="5" table:number-rows-spanned="1">
            <text:p>تاریخ بررسی :</text:p>
          </table:table-cell>
          <table:covered-table-cell table:number-columns-repeated="4" table:style-name="ce90"/>
          <table:table-cell table:style-name="ce125"/>
          <table:table-cell table:number-columns-repeated="1008"/>
        </table:table-row>
        <table:table-row table:style-name="ro17">
          <table:table-cell table:style-name="ce24" office:value-type="string" calcext:value-type="string">
            <text:p>ردیف</text:p>
          </table:table-cell>
          <table:table-cell table:style-name="ce39" office:value-type="string" calcext:value-type="string" table:number-columns-spanned="3" table:number-rows-spanned="1">
            <text:p>شرح</text:p>
          </table:table-cell>
          <table:covered-table-cell table:number-columns-repeated="2" table:style-name="ce39"/>
          <table:table-cell table:style-name="ce51" office:value-type="string" calcext:value-type="string">
            <text:p><text:span text:style-name="T21">متراژ </text:span><text:span text:style-name="T22">- </text:span><text:span text:style-name="T23">تعداد وضعیت تجمعی</text:span></text:p>
          </table:table-cell>
          <table:table-cell table:style-name="ce60" office:value-type="string" calcext:value-type="string">
            <text:p>واحد</text:p>
          </table:table-cell>
          <table:table-cell table:style-name="ce51" office:value-type="string" calcext:value-type="string">
            <text:p>درصد پیشرفت</text:p>
          </table:table-cell>
          <table:table-cell table:style-name="ce76" office:value-type="string" calcext:value-type="string">
            <text:p><text:span text:style-name="T21">مبلغ جزء </text:span><text:span text:style-name="T22">( </text:span><text:span text:style-name="T23">ریال </text:span><text:span text:style-name="T22">)</text:span></text:p>
          </table:table-cell>
          <table:table-cell table:style-name="ce39" office:value-type="string" calcext:value-type="string">
            <text:p><text:span text:style-name="T21">مبلغ کل </text:span><text:span text:style-name="T22">(</text:span><text:span text:style-name="T23">ریال </text:span><text:span text:style-name="T22">)</text:span></text:p>
          </table:table-cell>
          <table:table-cell table:style-name="ce39" office:value-type="string" calcext:value-type="string">
            <text:p>واحد</text:p>
          </table:table-cell>
          <table:table-cell table:style-name="ce91" office:value-type="string" calcext:value-type="string" table:number-columns-spanned="5" table:number-rows-spanned="1">
            <text:p>توضيحات</text:p>
          </table:table-cell>
          <table:covered-table-cell table:number-columns-repeated="4" table:style-name="ce91"/>
          <table:table-cell table:number-columns-repeated="1009"/>
        </table:table-row>
        <table:table-row table:style-name="ro18">
          <table:table-cell table:style-name="ce25" office:value-type="string" calcext:value-type="string">
            <text:p>1</text:p>
          </table:table-cell>
          <table:table-cell table:style-name="ce40" office:value-type="string" calcext:value-type="string" table:number-columns-spanned="3" table:number-rows-spanned="1">
            <text:p>اجرای کامل رنگ سقف اکسپوز با رنگ مشکی</text:p>
          </table:table-cell>
          <table:covered-table-cell table:number-columns-repeated="2" table:style-name="ce40" office:value-type="string" calcext:value-type="string">
            <text:p>دیوار دو رونما با بندکشی</text:p>
          </table:covered-table-cell>
          <table:table-cell table:style-name="ce52" office:value-type="string" calcext:value-type="string">
            <text:p>چکی</text:p>
          </table:table-cell>
          <table:table-cell table:style-name="ce61"/>
          <table:table-cell table:style-name="ce69" office:value-type="percentage" office:value="1" calcext:value-type="percentage">
            <text:p>۱۰۰%</text:p>
          </table:table-cell>
          <table:table-cell table:style-name="ce77"/>
          <table:table-cell table:style-name="ce82" office:value-type="float" office:value="1" calcext:value-type="float">
            <text:p>٬۱</text:p>
          </table:table-cell>
          <table:table-cell table:style-name="ce61" office:value-type="string" calcext:value-type="string">
            <text:p>ريال</text:p>
          </table:table-cell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5" office:value-type="string" calcext:value-type="string">
            <text:p>2</text:p>
          </table:table-cell>
          <table:table-cell table:style-name="ce40" office:value-type="string" calcext:value-type="string" table:number-columns-spanned="3" table:number-rows-spanned="1">
            <text:p>تورکشی و ماستیک</text:p>
          </table:table-cell>
          <table:covered-table-cell table:number-columns-repeated="2" table:style-name="ce40" office:value-type="string" calcext:value-type="string">
            <text:p>دیوار دو رونما با بندکشی</text:p>
          </table:covered-table-cell>
          <table:table-cell table:style-name="ce52" table:formula="of:=[$'خلاصه متره'.H28]" office:value-type="float" office:value="0" calcext:value-type="float">
            <text:p>۰٫۰۰</text:p>
          </table:table-cell>
          <table:table-cell table:style-name="ce62"/>
          <table:table-cell table:style-name="ce69" office:value-type="percentage" office:value="0.3" calcext:value-type="percentage">
            <text:p>۳۰%</text:p>
          </table:table-cell>
          <table:table-cell table:style-name="ce77" table:number-columns-spanned="1" table:number-rows-spanned="2"/>
          <table:table-cell table:style-name="ce82" table:formula="of:=[.H9]*[.G9]" office:value-type="float" office:value="0" calcext:value-type="float">
            <text:p>٬۰</text:p>
          </table:table-cell>
          <table:table-cell table:style-name="ce61" office:value-type="string" calcext:value-type="string" table:number-columns-spanned="1" table:number-rows-spanned="2">
            <text:p>ريال</text:p>
          </table:table-cell>
          <table:table-cell table:style-name="ce92" table:number-columns-spanned="5" table:number-rows-spanned="2"/>
          <table:covered-table-cell table:number-columns-repeated="4" table:style-name="ce92"/>
          <table:table-cell table:style-name="ce115"/>
          <table:table-cell table:number-columns-repeated="1008"/>
        </table:table-row>
        <table:table-row table:style-name="ro18">
          <table:table-cell table:style-name="ce25" office:value-type="string" calcext:value-type="string">
            <text:p>3</text:p>
          </table:table-cell>
          <table:table-cell table:style-name="ce40" office:value-type="string" calcext:value-type="string" table:number-columns-spanned="3" table:number-rows-spanned="1">
            <text:p>اجرای رنگ بدنه کناف</text:p>
          </table:table-cell>
          <table:covered-table-cell table:number-columns-repeated="2" table:style-name="ce40" office:value-type="string" calcext:value-type="string">
            <text:p>دیوار دو رونما با بندکشی</text:p>
          </table:covered-table-cell>
          <table:table-cell table:style-name="ce52" table:formula="of:=[$'خلاصه متره'.H28]" office:value-type="float" office:value="0" calcext:value-type="float">
            <text:p>۰٫۰۰</text:p>
          </table:table-cell>
          <table:table-cell table:style-name="ce62"/>
          <table:table-cell table:style-name="ce69" office:value-type="percentage" office:value="0.5" calcext:value-type="percentage">
            <text:p>۵۰%</text:p>
          </table:table-cell>
          <table:covered-table-cell table:style-name="ce77"/>
          <table:table-cell table:style-name="ce82" table:formula="of:=[.H10]*[.G10]" office:value-type="float" office:value="0" calcext:value-type="float">
            <text:p>٬۰</text:p>
          </table:table-cell>
          <table:covered-table-cell table:style-name="ce61"/>
          <table:covered-table-cell table:number-columns-repeated="5" table:style-name="ce92"/>
          <table:table-cell table:style-name="ce126"/>
          <table:table-cell table:number-columns-repeated="1008"/>
        </table:table-row>
        <table:table-row table:style-name="ro18">
          <table:table-cell table:style-name="ce25" office:value-type="string" calcext:value-type="string">
            <text:p>4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69"/>
          <table:table-cell table:style-name="ce78"/>
          <table:table-cell table:style-name="ce82" table:formula="of:=[.H11]*[.G11]" office:value-type="float" office:value="0" calcext:value-type="float">
            <text:p>٬۰</text:p>
          </table:table-cell>
          <table:table-cell table:style-name="ce61"/>
          <table:table-cell table:style-name="ce92" table:number-columns-spanned="5" table:number-rows-spanned="1"/>
          <table:covered-table-cell table:number-columns-repeated="4" table:style-name="ce92"/>
          <table:table-cell table:style-name="ce126"/>
          <table:table-cell table:number-columns-repeated="1008"/>
        </table:table-row>
        <table:table-row table:style-name="ro18">
          <table:table-cell table:style-name="ce25" office:value-type="string" calcext:value-type="string">
            <text:p>5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69"/>
          <table:table-cell table:style-name="ce78"/>
          <table:table-cell table:style-name="ce82" table:formula="of:=[.H12]*[.G12]" office:value-type="float" office:value="0" calcext:value-type="float">
            <text:p>٬۰</text:p>
          </table:table-cell>
          <table:table-cell table:style-name="ce61"/>
          <table:table-cell table:style-name="ce92" table:number-columns-spanned="5" table:number-rows-spanned="1"/>
          <table:covered-table-cell table:number-columns-repeated="4" table:style-name="ce92"/>
          <table:table-cell table:style-name="ce127"/>
          <table:table-cell table:number-columns-repeated="1008"/>
        </table:table-row>
        <table:table-row table:style-name="ro18">
          <table:table-cell table:style-name="ce25" office:value-type="string" calcext:value-type="string">
            <text:p>6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69"/>
          <table:table-cell table:style-name="ce78"/>
          <table:table-cell table:style-name="ce82" table:formula="of:=[.H13]*[.G13]" office:value-type="float" office:value="0" calcext:value-type="float">
            <text:p>٬۰</text:p>
          </table:table-cell>
          <table:table-cell table:style-name="ce61"/>
          <table:table-cell table:style-name="ce92" table:number-columns-spanned="5" table:number-rows-spanned="1"/>
          <table:covered-table-cell table:number-columns-repeated="4" table:style-name="ce92"/>
          <table:table-cell table:style-name="ce127"/>
          <table:table-cell table:number-columns-repeated="1008"/>
        </table:table-row>
        <table:table-row table:style-name="ro18">
          <table:table-cell table:style-name="ce25" office:value-type="string" calcext:value-type="string">
            <text:p>7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69"/>
          <table:table-cell table:style-name="ce78"/>
          <table:table-cell table:style-name="ce82" table:formula="of:=[.H14]*[.G14]" office:value-type="float" office:value="0" calcext:value-type="float">
            <text:p>٬۰</text:p>
          </table:table-cell>
          <table:table-cell table:style-name="ce61"/>
          <table:table-cell table:style-name="ce92" table:number-columns-spanned="5" table:number-rows-spanned="1"/>
          <table:covered-table-cell table:number-columns-repeated="4" table:style-name="ce92"/>
          <table:table-cell table:style-name="ce127"/>
          <table:table-cell table:number-columns-repeated="1008"/>
        </table:table-row>
        <table:table-row table:style-name="ro18">
          <table:table-cell table:style-name="ce25" office:value-type="string" calcext:value-type="string">
            <text:p>8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69"/>
          <table:table-cell table:style-name="ce78"/>
          <table:table-cell table:style-name="ce83" table:formula="of:=[.H15]*([.G15]+[.G16])/2*[.E15]" office:value-type="float" office:value="0" calcext:value-type="float" table:number-columns-spanned="1" table:number-rows-spanned="2">
            <text:p>٬۰</text:p>
          </table:table-cell>
          <table:table-cell table:style-name="ce61"/>
          <table:table-cell table:style-name="ce92" table:number-columns-spanned="5" table:number-rows-spanned="1"/>
          <table:covered-table-cell table:number-columns-repeated="4" table:style-name="ce92"/>
          <table:table-cell table:style-name="ce127"/>
          <table:table-cell table:number-columns-repeated="1008"/>
        </table:table-row>
        <table:table-row table:style-name="ro18">
          <table:table-cell table:style-name="ce25" office:value-type="string" calcext:value-type="string">
            <text:p>9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70"/>
          <table:table-cell table:style-name="ce78"/>
          <table:covered-table-cell table:style-name="ce83"/>
          <table:table-cell table:style-name="ce8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5" office:value-type="string" calcext:value-type="string">
            <text:p>10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3"/>
          <table:table-cell table:style-name="ce62"/>
          <table:table-cell table:style-name="ce70"/>
          <table:table-cell table:style-name="ce78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5" office:value-type="string" calcext:value-type="string">
            <text:p>11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3"/>
          <table:table-cell table:style-name="ce62"/>
          <table:table-cell table:style-name="ce70"/>
          <table:table-cell table:style-name="ce78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5" office:value-type="string" calcext:value-type="string">
            <text:p>12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70"/>
          <table:table-cell table:style-name="ce79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5" office:value-type="string" calcext:value-type="string">
            <text:p>13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70"/>
          <table:table-cell table:style-name="ce79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6" office:value-type="string" calcext:value-type="string">
            <text:p>14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70"/>
          <table:table-cell table:style-name="ce79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6" office:value-type="string" calcext:value-type="string">
            <text:p>15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70"/>
          <table:table-cell table:style-name="ce79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6" office:value-type="string" calcext:value-type="string">
            <text:p>16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2"/>
          <table:table-cell table:style-name="ce62"/>
          <table:table-cell table:style-name="ce70"/>
          <table:table-cell table:style-name="ce79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6" office:value-type="string" calcext:value-type="string">
            <text:p>17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53"/>
          <table:table-cell table:style-name="ce62"/>
          <table:table-cell table:style-name="ce70"/>
          <table:table-cell table:style-name="ce79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6"/>
          <table:table-cell table:style-name="ce40" table:number-columns-spanned="3" table:number-rows-spanned="1"/>
          <table:covered-table-cell table:number-columns-repeated="2" table:style-name="ce40"/>
          <table:table-cell table:style-name="ce53"/>
          <table:table-cell table:style-name="ce62"/>
          <table:table-cell table:style-name="ce70"/>
          <table:table-cell table:style-name="ce79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7"/>
          <table:table-cell table:style-name="ce40" table:number-columns-spanned="3" table:number-rows-spanned="1"/>
          <table:covered-table-cell table:number-columns-repeated="2" table:style-name="ce40"/>
          <table:table-cell table:style-name="ce53"/>
          <table:table-cell table:style-name="ce62"/>
          <table:table-cell table:style-name="ce70"/>
          <table:table-cell table:style-name="ce79"/>
          <table:table-cell table:style-name="ce82" table:number-columns-repeated="2"/>
          <table:table-cell table:style-name="ce92" table:number-columns-spanned="5" table:number-rows-spanned="1"/>
          <table:covered-table-cell table:number-columns-repeated="4" table:style-name="ce92"/>
          <table:table-cell table:number-columns-repeated="1009"/>
        </table:table-row>
        <table:table-row table:style-name="ro18">
          <table:table-cell table:style-name="ce28"/>
          <table:table-cell table:style-name="ce41" table:number-columns-spanned="3" table:number-rows-spanned="1"/>
          <table:covered-table-cell table:number-columns-repeated="2" table:style-name="ce41"/>
          <table:table-cell table:style-name="ce54"/>
          <table:table-cell table:style-name="ce63"/>
          <table:table-cell table:style-name="ce71"/>
          <table:table-cell table:style-name="ce63"/>
          <table:table-cell table:style-name="ce84" table:number-columns-repeated="2"/>
          <table:table-cell table:style-name="ce93" table:number-columns-spanned="5" table:number-rows-spanned="1"/>
          <table:covered-table-cell table:number-columns-repeated="4" table:style-name="ce93"/>
          <table:table-cell table:number-columns-repeated="1009"/>
        </table:table-row>
        <table:table-row table:style-name="ro18">
          <table:table-cell table:style-name="ce29"/>
          <table:table-cell table:style-name="ce42" office:value-type="string" calcext:value-type="string" table:number-columns-spanned="3" table:number-rows-spanned="1">
            <text:p>جمع کل ریالی</text:p>
          </table:table-cell>
          <table:covered-table-cell table:number-columns-repeated="2" table:style-name="ce42"/>
          <table:table-cell table:style-name="ce55" table:number-columns-repeated="2"/>
          <table:table-cell table:style-name="ce72"/>
          <table:table-cell table:style-name="ce55"/>
          <table:table-cell table:style-name="ce85" office:value-type="float" office:value="20000000000002" calcext:value-type="float">
            <text:p>۲۰۰۰۰۰۰۰۰۰۰٬۰۰۲</text:p>
          </table:table-cell>
          <table:table-cell table:style-name="ce85"/>
          <table:table-cell table:style-name="ce94" table:number-columns-spanned="5" table:number-rows-spanned="1"/>
          <table:covered-table-cell table:number-columns-repeated="4" table:style-name="ce94"/>
          <table:table-cell table:number-columns-repeated="1009"/>
        </table:table-row>
        <table:table-row table:style-name="ro18">
          <table:table-cell table:style-name="ce30" table:formula="of:=&quot; جمع کل بحروف: &quot;&amp;[$بحروف.I24]&amp;&quot; ريال &quot;" office:value-type="string" office:string-value="جمع کل بحروف: بیست تریلیون  و دو ريال" calcext:value-type="string" table:number-columns-spanned="15" table:number-rows-spanned="1">
            <text:p>جمع کل بحروف: بیست تریلیون <text:s/>و دو ريال</text:p>
          </table:table-cell>
          <table:covered-table-cell table:number-columns-repeated="14" table:style-name="ce30"/>
          <table:table-cell table:number-columns-repeated="1009"/>
        </table:table-row>
        <table:table-row table:style-name="ro19">
          <table:table-cell table:style-name="ce31">
            <draw:custom-shape draw:z-index="4" draw:name="TextBox 22" draw:style-name="gr2" draw:text-style-name="P4" svg:width="1.3976in" svg:height="0.5961in" svg:x="0.9571in" svg:y="0.1374in">
              <text:p text:style-name="P3"><text:span text:style-name="T3">2</text:span><text:span text:style-name="T3">-ناظر :</text:span></text:p>
              <text:p text:style-name="P3"><text:span text:style-name="T4">نام ونام خانوادگی:</text:span></text:p>
              <text:p text:style-name="P3"><text:span text:style-name="T4">امضاء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4" table:number-columns-repeated="5"/>
          <table:table-cell table:style-name="ce33"/>
          <table:table-cell table:style-name="ce34">
            <draw:custom-shape draw:z-index="2" draw:name="TextBox 23" draw:style-name="gr2" draw:text-style-name="P4" svg:width="1.5563in" svg:height="0.5961in" svg:x="0.9272in" svg:y="0.1374in">
              <text:p text:style-name="P3"><text:span text:style-name="T3">3</text:span><text:span text:style-name="T3">-دفترفنی :</text:span></text:p>
              <text:p text:style-name="P3"><text:span text:style-name="T4">نام ونام خانوادگی:</text:span></text:p>
              <text:p text:style-name="P3"><text:span text:style-name="T4">امضاء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6" table:number-columns-repeated="2"/>
          <table:table-cell table:style-name="ce34">
            <draw:custom-shape draw:z-index="3" draw:name="TextBox 24" draw:style-name="gr2" draw:text-style-name="P4" svg:width="1.5709in" svg:height="0.5961in" svg:x="0.5232in" svg:y="0.1374in">
              <text:p text:style-name="P3"><text:span text:style-name="T3">4</text:span><text:span text:style-name="T3">-کارفرما :</text:span></text:p>
              <text:p text:style-name="P3"><text:span text:style-name="T4">نام ونام خانوادگی:</text:span></text:p>
              <text:p text:style-name="P3"><text:span text:style-name="T4">امضاء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4"/>
          <table:table-cell table:style-name="ce37"/>
          <table:table-cell table:number-columns-repeated="1011"/>
        </table:table-row>
        <table:table-row table:style-name="ro15">
          <table:table-cell table:style-name="ce32"/>
          <table:table-cell table:style-name="ce43"/>
          <table:table-cell table:style-name="ce46" table:number-columns-spanned="4" table:number-rows-spanned="1"/>
          <table:covered-table-cell table:number-columns-repeated="3" table:style-name="ce46"/>
          <table:table-cell table:style-name="ce33"/>
          <table:table-cell table:style-name="ce66"/>
          <table:table-cell table:style-name="ce87" table:number-columns-spanned="4" table:number-rows-spanned="1"/>
          <table:covered-table-cell table:number-columns-repeated="3" table:style-name="ce87"/>
          <table:table-cell table:number-columns-repeated="1012"/>
        </table:table-row>
        <table:table-row table:style-name="ro13">
          <table:table-cell table:style-name="ce33" table:number-columns-repeated="12"/>
          <table:table-cell table:number-columns-repeated="1012"/>
        </table:table-row>
        <table:table-row table:style-name="ro20">
          <table:table-cell table:style-name="ce33" table:number-columns-repeated="12"/>
          <table:table-cell table:number-columns-repeated="1012"/>
        </table:table-row>
        <table:table-row table:style-name="ro21" table:number-rows-repeated="3">
          <table:table-cell table:style-name="ce33" table:number-columns-repeated="12"/>
          <table:table-cell table:number-columns-repeated="1012"/>
        </table:table-row>
        <table:table-row table:style-name="ro18">
          <table:table-cell table:style-name="ce33" table:number-columns-repeated="6"/>
          <table:table-cell table:style-name="ce73"/>
          <table:table-cell table:style-name="ce33" table:number-columns-repeated="5"/>
          <table:table-cell table:style-name="ce99"/>
          <table:table-cell table:number-columns-repeated="1011"/>
        </table:table-row>
        <table:table-row table:style-name="ro6">
          <table:table-cell table:style-name="ce34"/>
          <table:table-cell table:style-name="ce44" table:number-columns-repeated="3"/>
          <table:table-cell table:style-name="ce56"/>
          <table:table-cell table:style-name="ce64"/>
          <table:table-cell table:style-name="ce73"/>
          <table:table-cell table:style-name="ce64"/>
          <table:table-cell table:style-name="ce88" table:number-columns-repeated="2"/>
          <table:table-cell table:style-name="ce95" table:number-columns-repeated="2"/>
          <table:table-cell table:style-name="ce99"/>
          <table:table-cell table:number-columns-repeated="1011"/>
        </table:table-row>
        <table:table-row table:style-name="ro6">
          <table:table-cell table:style-name="ce34"/>
          <table:table-cell table:style-name="ce44" table:number-columns-repeated="3"/>
          <table:table-cell table:style-name="ce56"/>
          <table:table-cell table:style-name="ce64"/>
          <table:table-cell table:style-name="ce73"/>
          <table:table-cell table:style-name="ce64"/>
          <table:table-cell table:style-name="ce88" table:number-columns-repeated="2"/>
          <table:table-cell table:style-name="ce95" table:number-columns-repeated="2"/>
          <table:table-cell table:number-columns-repeated="1012"/>
        </table:table-row>
        <table:table-row table:style-name="ro9">
          <table:table-cell table:style-name="ce34"/>
          <table:table-cell table:style-name="ce44" table:number-columns-repeated="3"/>
          <table:table-cell table:style-name="ce56"/>
          <table:table-cell table:style-name="ce64"/>
          <table:table-cell table:style-name="ce73"/>
          <table:table-cell table:style-name="ce64"/>
          <table:table-cell table:style-name="ce88" table:number-columns-repeated="2"/>
          <table:table-cell table:style-name="ce95" table:number-columns-repeated="2"/>
          <table:table-cell table:number-columns-repeated="1012"/>
        </table:table-row>
        <table:table-row table:style-name="ro22">
          <table:table-cell table:style-name="ce34"/>
          <table:table-cell table:style-name="ce44" table:number-columns-repeated="3"/>
          <table:table-cell table:style-name="ce56"/>
          <table:table-cell table:style-name="ce64"/>
          <table:table-cell table:style-name="ce57"/>
          <table:table-cell table:style-name="ce64"/>
          <table:table-cell table:style-name="ce88" table:number-columns-repeated="2"/>
          <table:table-cell table:style-name="ce95" table:number-columns-repeated="2"/>
          <table:table-cell/>
          <table:table-cell table:style-name="ce107" table:number-columns-repeated="986"/>
          <table:table-cell table:number-columns-repeated="25"/>
        </table:table-row>
        <table:table-row table:style-name="ro22">
          <table:table-cell table:style-name="ce34"/>
          <table:table-cell table:style-name="ce44" table:number-columns-repeated="3"/>
          <table:table-cell table:style-name="ce57" table:number-columns-repeated="2"/>
          <table:table-cell table:style-name="ce73"/>
          <table:table-cell table:style-name="ce57"/>
          <table:table-cell table:style-name="ce88" table:number-columns-repeated="2"/>
          <table:table-cell table:style-name="ce96"/>
          <table:table-cell table:style-name="ce74"/>
          <table:table-cell/>
          <table:table-cell table:style-name="ce107" table:number-columns-repeated="986"/>
          <table:table-cell table:number-columns-repeated="25"/>
        </table:table-row>
        <table:table-row table:style-name="ro19" table:number-rows-repeated="6">
          <table:table-cell table:style-name="ce34"/>
          <table:table-cell table:style-name="ce44" table:number-columns-repeated="3"/>
          <table:table-cell table:style-name="ce56"/>
          <table:table-cell table:style-name="ce64"/>
          <table:table-cell table:style-name="ce73"/>
          <table:table-cell table:style-name="ce64"/>
          <table:table-cell table:style-name="ce88" table:number-columns-repeated="2"/>
          <table:table-cell table:style-name="ce74" table:number-columns-repeated="2"/>
          <table:table-cell table:number-columns-repeated="1012"/>
        </table:table-row>
        <table:table-row table:style-name="ro19">
          <table:table-cell table:style-name="ce34"/>
          <table:table-cell table:style-name="ce44" table:number-columns-repeated="3"/>
          <table:table-cell table:style-name="ce56"/>
          <table:table-cell table:style-name="ce64"/>
          <table:table-cell table:style-name="ce57"/>
          <table:table-cell table:style-name="ce64"/>
          <table:table-cell table:style-name="ce88" table:number-columns-repeated="2"/>
          <table:table-cell table:style-name="ce74"/>
          <table:table-cell table:style-name="ce113"/>
          <table:table-cell table:number-columns-repeated="1012"/>
        </table:table-row>
        <table:table-row table:style-name="ro21">
          <table:table-cell table:style-name="ce34"/>
          <table:table-cell table:style-name="ce44" table:number-columns-repeated="3"/>
          <table:table-cell table:style-name="ce57" table:number-columns-repeated="2"/>
          <table:table-cell table:style-name="ce74"/>
          <table:table-cell table:style-name="ce57"/>
          <table:table-cell table:style-name="ce88" table:number-columns-repeated="2"/>
          <table:table-cell table:style-name="ce97"/>
          <table:table-cell table:style-name="ce96"/>
          <table:table-cell table:number-columns-repeated="1012"/>
        </table:table-row>
        <table:table-row table:style-name="ro22">
          <table:table-cell table:style-name="ce34"/>
          <table:table-cell table:style-name="ce44" table:number-columns-repeated="3"/>
          <table:table-cell table:style-name="ce56" table:number-columns-repeated="2"/>
          <table:table-cell table:style-name="ce74"/>
          <table:table-cell table:style-name="ce56"/>
          <table:table-cell table:style-name="ce88" table:number-columns-repeated="2"/>
          <table:table-cell table:style-name="ce98" table:number-columns-repeated="2"/>
          <table:table-cell table:number-columns-repeated="1012"/>
        </table:table-row>
        <table:table-row table:style-name="ro22">
          <table:table-cell table:style-name="ce34"/>
          <table:table-cell table:style-name="ce44" table:number-columns-repeated="3"/>
          <table:table-cell table:style-name="ce56" table:number-columns-repeated="2"/>
          <table:table-cell table:style-name="ce74"/>
          <table:table-cell table:style-name="ce56"/>
          <table:table-cell table:style-name="ce88" table:number-columns-repeated="2"/>
          <table:table-cell table:style-name="ce74" table:number-columns-repeated="2"/>
          <table:table-cell table:number-columns-repeated="1012"/>
        </table:table-row>
        <table:table-row table:style-name="ro22">
          <table:table-cell table:style-name="ce34"/>
          <table:table-cell table:style-name="ce44" table:number-columns-repeated="3"/>
          <table:table-cell table:style-name="ce56" table:number-columns-repeated="2"/>
          <table:table-cell table:style-name="ce57"/>
          <table:table-cell table:style-name="ce56"/>
          <table:table-cell table:style-name="ce88" table:number-columns-repeated="2"/>
          <table:table-cell table:style-name="ce74" table:number-columns-repeated="2"/>
          <table:table-cell table:style-name="ce98"/>
          <table:table-cell table:number-columns-repeated="1011"/>
        </table:table-row>
        <table:table-row table:style-name="ro19">
          <table:table-cell table:style-name="ce34"/>
          <table:table-cell table:style-name="ce44" table:number-columns-repeated="3"/>
          <table:table-cell table:style-name="ce57" table:number-columns-repeated="2"/>
          <table:table-cell table:style-name="ce74"/>
          <table:table-cell table:style-name="ce57"/>
          <table:table-cell table:style-name="ce89" table:number-columns-repeated="2"/>
          <table:table-cell table:style-name="ce97"/>
          <table:table-cell table:style-name="ce96"/>
          <table:table-cell/>
          <table:table-cell table:style-name="ce118"/>
          <table:table-cell table:style-name="ce121"/>
          <table:table-cell table:style-name="ce49"/>
          <table:table-cell table:number-columns-repeated="1008"/>
        </table:table-row>
        <table:table-row table:style-name="ro23">
          <table:table-cell table:style-name="ce34"/>
          <table:table-cell table:style-name="ce44" table:number-columns-repeated="3"/>
          <table:table-cell table:style-name="ce56"/>
          <table:table-cell table:style-name="ce43"/>
          <table:table-cell table:style-name="ce74"/>
          <table:table-cell table:style-name="ce43"/>
          <table:table-cell table:number-columns-repeated="2"/>
          <table:table-cell table:style-name="ce43" table:number-columns-repeated="2"/>
          <table:table-cell/>
          <table:table-cell table:style-name="ce49"/>
          <table:table-cell table:style-name="ce121"/>
          <table:table-cell table:style-name="ce49"/>
          <table:table-cell table:number-columns-repeated="1008"/>
        </table:table-row>
        <table:table-row table:style-name="ro21">
          <table:table-cell table:style-name="ce34"/>
          <table:table-cell table:style-name="ce44" table:number-columns-repeated="3"/>
          <table:table-cell table:style-name="ce56"/>
          <table:table-cell table:style-name="ce43"/>
          <table:table-cell table:style-name="ce35"/>
          <table:table-cell table:style-name="ce43"/>
          <table:table-cell table:number-columns-repeated="2"/>
          <table:table-cell table:style-name="ce43" table:number-columns-repeated="2"/>
          <table:table-cell/>
          <table:table-cell table:style-name="ce49" table:number-columns-repeated="3"/>
          <table:table-cell table:number-columns-repeated="1008"/>
        </table:table-row>
        <table:table-row table:style-name="ro24" table:number-rows-repeated="2">
          <table:table-cell table:style-name="ce35" table:number-columns-repeated="12"/>
          <table:table-cell table:number-columns-repeated="1012"/>
        </table:table-row>
        <table:table-row table:style-name="ro24">
          <table:table-cell table:style-name="ce35" table:number-columns-repeated="6"/>
          <table:table-cell table:style-name="ce18"/>
          <table:table-cell table:style-name="ce35" table:number-columns-repeated="5"/>
          <table:table-cell table:number-columns-repeated="1012"/>
        </table:table-row>
        <table:table-row table:style-name="ro24" table:number-rows-repeated="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24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99"/>
          <table:table-cell table:number-columns-repeated="1013"/>
        </table:table-row>
        <table:table-row table:style-name="ro1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99"/>
          <table:table-cell/>
          <table:table-cell table:style-name="ce107"/>
          <table:table-cell table:style-name="ce36" table:number-columns-repeated="3"/>
          <table:table-cell table:number-columns-repeated="1008"/>
        </table:table-row>
        <table:table-row table:style-name="ro25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0"/>
          <table:table-cell table:style-name="ce99"/>
          <table:table-cell/>
          <table:table-cell table:style-name="ce119" table:number-columns-repeated="2"/>
          <table:table-cell table:style-name="ce128"/>
          <table:table-cell table:number-columns-repeated="1008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99"/>
          <table:table-cell table:number-columns-repeated="2"/>
          <table:table-cell table:style-name="ce32" table:number-columns-repeated="2"/>
          <table:table-cell table:style-name="ce128"/>
          <table:table-cell table:number-columns-repeated="1008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6"/>
          <table:table-cell table:style-name="ce120" table:number-columns-spanned="2" table:number-rows-spanned="1"/>
          <table:covered-table-cell table:style-name="ce120"/>
          <table:table-cell table:style-name="ce110"/>
          <table:table-cell table:number-columns-repeated="1008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1"/>
          <table:table-cell table:style-name="ce99"/>
          <table:table-cell table:number-columns-repeated="1012"/>
        </table:table-row>
        <table:table-row table:style-name="ro27" table:number-rows-repeated="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2"/>
          <table:table-cell table:style-name="ce99"/>
          <table:table-cell table:number-columns-repeated="1012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3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4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5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6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5"/>
          <table:table-cell table:style-name="ce36"/>
          <table:table-cell table:number-columns-repeated="1011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4"/>
          <table:table-cell table:style-name="ce107"/>
          <table:table-cell table:style-name="ce43"/>
          <table:table-cell table:number-columns-repeated="1011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7"/>
          <table:table-cell/>
          <table:table-cell table:style-name="ce109"/>
          <table:table-cell table:number-columns-repeated="1011"/>
        </table:table-row>
        <table:table-row table:style-name="ro27" table:number-rows-repeated="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5"/>
          <table:table-cell table:style-name="ce110"/>
          <table:table-cell table:number-columns-repeated="1011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5"/>
          <table:table-cell table:style-name="ce43"/>
          <table:table-cell table:number-columns-repeated="1011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8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4"/>
          <table:table-cell table:style-name="ce114" table:number-columns-spanned="1" table:number-rows-spanned="2"/>
          <table:table-cell table:number-columns-repeated="1012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8"/>
          <table:covered-table-cell table:style-name="ce114"/>
          <table:table-cell table:number-columns-repeated="1012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8"/>
          <table:table-cell table:style-name="ce115"/>
          <table:table-cell table:number-columns-repeated="1012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8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36"/>
          <table:table-cell table:number-columns-repeated="1013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8"/>
          <table:table-cell table:style-name="ce116"/>
          <table:table-cell table:number-columns-repeated="1012"/>
        </table:table-row>
        <table:table-row table:style-name="ro13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8"/>
          <table:table-cell table:number-columns-repeated="3"/>
          <table:table-cell table:style-name="ce49" table:number-columns-repeated="2"/>
          <table:table-cell table:number-columns-repeated="1008"/>
        </table:table-row>
        <table:table-row table:style-name="ro28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7"/>
          <table:table-cell table:style-name="ce36" table:number-columns-repeated="2"/>
          <table:table-cell table:number-columns-repeated="1008"/>
        </table:table-row>
        <table:table-row table:style-name="ro28" table:number-rows-repeated="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7"/>
          <table:table-cell table:style-name="ce122" table:number-columns-repeated="2"/>
          <table:table-cell table:number-columns-repeated="1008"/>
        </table:table-row>
        <table:table-row table:style-name="ro20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7"/>
          <table:table-cell table:style-name="ce49" table:number-columns-repeated="2"/>
          <table:table-cell table:number-columns-repeated="1008"/>
        </table:table-row>
        <table:table-row table:style-name="ro2" table:number-rows-repeated="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4"/>
          <table:table-cell table:style-name="ce36"/>
          <table:table-cell table:number-columns-repeated="1012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36"/>
          <table:table-cell table:style-name="ce43"/>
          <table:table-cell table:number-columns-repeated="1012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32"/>
          <table:table-cell table:style-name="ce109"/>
          <table:table-cell table:number-columns-repeated="1012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09"/>
          <table:table-cell table:style-name="ce110"/>
          <table:table-cell table:number-columns-repeated="1012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10" table:number-columns-repeated="2"/>
          <table:table-cell table:number-columns-repeated="1012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110"/>
          <table:table-cell table:style-name="ce43"/>
          <table:table-cell table:number-columns-repeated="1012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3"/>
          <table:table-cell table:style-name="ce32"/>
          <table:table-cell table:number-columns-repeated="1013"/>
        </table:table-row>
        <table:table-row table:style-name="ro2" table:number-rows-repeated="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2">
          <table:table-cell table:style-name="ce18">
            <draw:custom-shape table:end-cell-address="'خلاصه مالی'.G118" table:end-x="0.6083in" table:end-y="0.0047in" draw:z-index="1" draw:name="TextBox 12" draw:style-name="gr3" draw:text-style-name="P7" svg:width="8.9563in" svg:height="0.6295in" svg:x="0.6618in" svg:y="0.1665in">
              <text:p text:style-name="P5"><text:span text:style-name="T5"><text:s text:c="5"/></text:span><text:span text:style-name="T6">سرپرست کارگاه </text:span><text:span text:style-name="T7"><text:s/></text:span><text:span text:style-name="T8">:</text:span></text:p>
              <text:p text:style-name="P5"><text:span text:style-name="T8"><text:s text:c="4"/>نام ونام خانوادگی :</text:span></text:p>
              <text:p text:style-name="P6"><text:span text:style-name="T8"><text:s text:c="8"/>امضاء:</text:span></text:p>
              <text:p text:style-name="P6"><text:span text:style-name="T9"/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خلاصه مالی'.C118" table:end-x="0.0165in" table:end-y="0.0047in" draw:z-index="0" draw:name="TextBox 11" draw:style-name="gr3" draw:text-style-name="P7" svg:width="0.6642in" svg:height="0.6295in" svg:x="0.5102in" svg:y="0.1665in">
              <text:p text:style-name="P5"><text:span text:style-name="T5"><text:s text:c="9"/></text:span><text:span text:style-name="T6">دفترفنی </text:span><text:span text:style-name="T8">:</text:span></text:p>
              <text:p text:style-name="P5"><text:span text:style-name="T8"><text:s text:c="4"/>نام ونام خانوادگی :</text:span></text:p>
              <text:p text:style-name="P6"><text:span text:style-name="T8"><text:s text:c="8"/>امضاء:</text:span></text:p>
              <text:p text:style-name="P6"><text:span text:style-name="T9"/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2" table:number-rows-repeated="24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4"/>
          <table:table-cell table:style-name="ce117"/>
          <table:table-cell table:number-columns-repeated="1012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4"/>
          <table:table-cell table:style-name="ce100"/>
          <table:table-cell table:number-columns-repeated="1012"/>
        </table:table-row>
        <table:table-row table:style-name="ro2" table:number-rows-repeated="2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/>
          <table:table-cell table:number-columns-repeated="4"/>
          <table:table-cell table:style-name="ce36"/>
          <table:table-cell table:number-columns-repeated="1012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2"/>
          <table:table-cell table:number-columns-repeated="1019"/>
        </table:table-row>
        <table:table-row table:style-name="ro26" table:number-rows-repeated="1048431">
          <table:table-cell table:number-columns-repeated="1024"/>
        </table:table-row>
        <table:table-row table:style-name="ro26">
          <table:table-cell table:number-columns-repeated="1024"/>
        </table:table-row>
        <table:named-expressions>
          <table:named-range table:name="_xlnm.Print_Area" table:base-cell-address="$روکش.$A$1" table:cell-range-address="$'خلاصه مالی'.$A$1:.$O$32" table:range-usable-as="print-range"/>
        </table:named-expressions>
      </table:table>
      <table:table table:name="خلاصه متره" table:style-name="ta3" table:print-ranges="'خلاصه متره'.A2:'خلاصه متره'.N30">
        <office:forms form:automatic-focus="false" form:apply-design-mode="false"/>
        <table:table-column table:style-name="co17" table:default-cell-style-name="ce36"/>
        <table:table-column table:style-name="co18" table:default-cell-style-name="ce18"/>
        <table:table-column table:style-name="co19" table:default-cell-style-name="ce18"/>
        <table:table-column table:style-name="co20" table:default-cell-style-name="ce49"/>
        <table:table-column table:style-name="co10" table:number-columns-repeated="3" table:default-cell-style-name="ce75"/>
        <table:table-column table:style-name="co10" table:default-cell-style-name="ce58"/>
        <table:table-column table:style-name="co8" table:default-cell-style-name="ce18"/>
        <table:table-column table:style-name="co21" table:default-cell-style-name="ce18"/>
        <table:table-column table:style-name="co22" table:number-columns-repeated="3" table:default-cell-style-name="ce18"/>
        <table:table-column table:style-name="co23" table:default-cell-style-name="ce18"/>
        <table:table-column table:style-name="co7" table:number-columns-repeated="1010" table:default-cell-style-name="ce18"/>
        <table:table-row table:style-name="ro11">
          <table:table-cell table:style-name="ce19"/>
          <table:table-cell table:style-name="ce37" table:number-columns-repeated="2"/>
          <table:table-cell table:style-name="ce47"/>
          <table:table-cell table:style-name="ce65" table:number-columns-repeated="3"/>
          <table:table-cell table:style-name="ce50"/>
          <table:table-cell table:style-name="ce37" table:number-columns-repeated="2"/>
          <table:table-cell table:style-name="ce111"/>
          <table:table-cell table:number-columns-repeated="1013"/>
        </table:table-row>
        <table:table-row table:style-name="ro25">
          <table:table-cell table:style-name="ce20" table:formula="of:=[$'خلاصه مالی'.A2]" office:value-type="string" office:string-value="پروژه ......." calcext:value-type="string" table:number-columns-spanned="14" table:number-rows-spanned="1">
            <text:p>پروژه .......</text:p>
          </table:table-cell>
          <table:covered-table-cell table:number-columns-repeated="13" table:style-name="ce20"/>
          <table:table-cell table:style-name="ce123" table:number-columns-repeated="2"/>
          <table:table-cell table:number-columns-repeated="1008"/>
        </table:table-row>
        <table:table-row table:style-name="ro29">
          <table:table-cell table:style-name="ce130" office:value-type="string" calcext:value-type="string" table:number-columns-spanned="14" table:number-rows-spanned="1">
            <text:p>خلاصه متره </text:p>
          </table:table-cell>
          <table:covered-table-cell table:number-columns-repeated="13" table:style-name="ce130"/>
          <table:table-cell table:style-name="ce124" table:number-columns-repeated="2"/>
          <table:table-cell table:number-columns-repeated="1008"/>
        </table:table-row>
        <table:table-row table:style-name="ro14">
          <table:table-cell table:style-name="ce131" office:value-type="string" calcext:value-type="string">
            <text:p><text:span text:style-name="T24">صفحه</text:span><text:span text:style-name="T25">:   3</text:span></text:p>
          </table:table-cell>
          <table:table-cell table:style-name="ce98"/>
          <table:table-cell table:style-name="ce119"/>
          <table:table-cell table:style-name="ce66" table:number-columns-repeated="5"/>
          <table:table-cell table:style-name="ce144" table:formula="of:=[$روکش.F5]" office:value-type="string" office:string-value="شماره قرارداد :" calcext:value-type="string" table:number-columns-spanned="6" table:number-rows-spanned="1">
            <text:p>شماره قرارداد :</text:p>
          </table:table-cell>
          <table:covered-table-cell table:number-columns-repeated="5" table:style-name="ce144"/>
          <table:table-cell table:style-name="ce33" table:number-columns-repeated="2"/>
          <table:table-cell table:number-columns-repeated="1008"/>
        </table:table-row>
        <table:table-row table:style-name="ro20">
          <table:table-cell table:style-name="ce131" table:formula="of:=[$'خلاصه مالی'.A5]" office:value-type="string" office:string-value="پیمانکار: آقای" calcext:value-type="string">
            <text:p>پیمانکار: آقای</text:p>
          </table:table-cell>
          <table:table-cell table:style-name="ce98"/>
          <table:table-cell table:style-name="ce67" table:number-columns-repeated="6"/>
          <table:table-cell table:style-name="ce144" table:formula="of:=[$'خلاصه مالی'.L5]" office:value-type="string" office:string-value="شماره وضعیت : 2" calcext:value-type="string" table:number-columns-spanned="6" table:number-rows-spanned="1">
            <text:p>شماره وضعیت : 2</text:p>
          </table:table-cell>
          <table:covered-table-cell table:number-columns-repeated="5" table:style-name="ce144"/>
          <table:table-cell table:style-name="ce33" table:number-columns-repeated="2"/>
          <table:table-cell table:number-columns-repeated="1008"/>
        </table:table-row>
        <table:table-row table:style-name="ro27">
          <table:table-cell table:style-name="ce132" table:formula="of:=[$'خلاصه مالی'.A6]" office:value-type="string" office:string-value="موضوع قرارداد: اجرای رنگ آمیزی سقف اکسپوز و تورکشی و ماستیک " calcext:value-type="string" table:number-columns-spanned="7" table:number-rows-spanned="1">
            <text:p>موضوع قرارداد: اجرای رنگ آمیزی سقف اکسپوز و تورکشی و ماستیک </text:p>
          </table:table-cell>
          <table:covered-table-cell table:number-columns-repeated="6" table:style-name="ce132"/>
          <table:table-cell table:style-name="ce142" table:number-columns-repeated="2"/>
          <table:table-cell table:style-name="ce149"/>
          <table:table-cell table:style-name="ce155" table:formula="of:=[$'خلاصه مالی'.K6]" office:value-type="string" office:string-value="تاریخ بررسی :" calcext:value-type="string" table:number-columns-spanned="4" table:number-rows-spanned="1">
            <text:p>تاریخ بررسی :</text:p>
          </table:table-cell>
          <table:covered-table-cell table:number-columns-repeated="3" table:style-name="ce155"/>
          <table:table-cell table:style-name="ce125" table:number-columns-repeated="2"/>
          <table:table-cell table:number-columns-repeated="1008"/>
        </table:table-row>
        <table:table-row table:style-name="ro30">
          <table:table-cell table:style-name="ce24" office:value-type="string" calcext:value-type="string">
            <text:p>ردیف</text:p>
          </table:table-cell>
          <table:table-cell table:style-name="ce39" office:value-type="string" calcext:value-type="string" table:number-columns-spanned="3" table:number-rows-spanned="1">
            <text:p>شرح</text:p>
          </table:table-cell>
          <table:covered-table-cell table:number-columns-repeated="2" table:style-name="ce39"/>
          <table:table-cell table:style-name="ce51" office:value-type="string" calcext:value-type="string">
            <text:p>تعداد مشابه</text:p>
          </table:table-cell>
          <table:table-cell table:style-name="ce51" office:value-type="string" calcext:value-type="string">
            <text:p>ضریب</text:p>
          </table:table-cell>
          <table:table-cell table:style-name="ce51" office:value-type="string" calcext:value-type="string">
            <text:p><text:span text:style-name="T21">متراژ</text:span><text:span text:style-name="T22">/</text:span><text:span text:style-name="T23">مقدار تجمعی</text:span></text:p>
          </table:table-cell>
          <table:table-cell table:style-name="ce51" office:value-type="string" calcext:value-type="string">
            <text:p><text:span text:style-name="T21">متراژ</text:span><text:span text:style-name="T22">/</text:span><text:span text:style-name="T23">مقدار اصلاح شده</text:span></text:p>
          </table:table-cell>
          <table:table-cell table:style-name="ce39" office:value-type="string" calcext:value-type="string">
            <text:p>واحد</text:p>
          </table:table-cell>
          <table:table-cell table:style-name="ce91" office:value-type="string" calcext:value-type="string" table:number-columns-spanned="5" table:number-rows-spanned="1">
            <text:p>توضيحات</text:p>
          </table:table-cell>
          <table:covered-table-cell table:number-columns-repeated="4" table:style-name="ce91"/>
          <table:table-cell table:number-columns-repeated="1010"/>
        </table:table-row>
        <table:table-row table:style-name="ro23">
          <table:table-cell table:style-name="ce133" office:value-type="string" calcext:value-type="string">
            <text:p>1</text:p>
          </table:table-cell>
          <table:table-cell table:style-name="ce40" table:formula="of:=[$ریزمتره.B9]" office:value-type="string" office:string-value="دیوارهای جانبی W4" calcext:value-type="string" table:number-columns-spanned="3" table:number-rows-spanned="1">
            <text:p>دیوارهای جانبی W4</text:p>
          </table:table-cell>
          <table:covered-table-cell table:number-columns-repeated="2" table:style-name="ce40"/>
          <table:table-cell table:style-name="ce137" office:value-type="float" office:value="1" calcext:value-type="float">
            <text:p>۱</text:p>
          </table:table-cell>
          <table:table-cell table:style-name="ce69" office:value-type="percentage" office:value="1" calcext:value-type="percentage">
            <text:p>۱۰۰%</text:p>
          </table:table-cell>
          <table:table-cell table:style-name="ce139" table:formula="of:=[$ریزمتره.M9]" office:value-type="float" office:value="0" calcext:value-type="float">
            <text:p>0٫00</text:p>
          </table:table-cell>
          <table:table-cell table:style-name="ce139" table:formula="of:=[.G8]*[.F8]*[.E8]" office:value-type="float" office:value="0" calcext:value-type="float">
            <text:p>0٫00</text:p>
          </table:table-cell>
          <table:table-cell table:style-name="ce145" table:formula="of:=[$ریزمتره.E9]" office:value-type="string" office:string-value="متر مربع" calcext:value-type="string">
            <text:p>متر مربع</text:p>
          </table:table-cell>
          <table:table-cell table:style-name="ce150" table:number-columns-spanned="5" table:number-rows-spanned="1"/>
          <table:covered-table-cell table:number-columns-repeated="4" table:style-name="ce150"/>
          <table:table-cell table:number-columns-repeated="1010"/>
        </table:table-row>
        <table:table-row table:style-name="ro23">
          <table:table-cell table:style-name="ce133" office:value-type="string" calcext:value-type="string">
            <text:p>2</text:p>
          </table:table-cell>
          <table:table-cell table:style-name="ce40" table:formula="of:=[$ریزمتره.B10]" office:value-type="string" office:string-value="دیواره جانبی W2" calcext:value-type="string" table:number-columns-spanned="3" table:number-rows-spanned="1">
            <text:p>دیواره جانبی W2</text:p>
          </table:table-cell>
          <table:covered-table-cell table:number-columns-repeated="2" table:style-name="ce40"/>
          <table:table-cell table:style-name="ce137" office:value-type="float" office:value="1" calcext:value-type="float">
            <text:p>۱</text:p>
          </table:table-cell>
          <table:table-cell table:style-name="ce69" office:value-type="percentage" office:value="1" calcext:value-type="percentage">
            <text:p>۱۰۰%</text:p>
          </table:table-cell>
          <table:table-cell table:style-name="ce139" table:formula="of:=[$ریزمتره.M10]" office:value-type="float" office:value="0" calcext:value-type="float">
            <text:p>0٫00</text:p>
          </table:table-cell>
          <table:table-cell table:style-name="ce143" table:formula="of:=[.G9]*[.F9]*[.E9]" office:value-type="float" office:value="0" calcext:value-type="float">
            <text:p>0٫00</text:p>
          </table:table-cell>
          <table:table-cell table:style-name="ce146" table:formula="of:=[$ریزمتره.E10]" office:value-type="string" office:string-value="متر مربع" calcext:value-type="string">
            <text:p>متر مربع</text:p>
          </table:table-cell>
          <table:table-cell table:style-name="ce151" table:number-columns-spanned="5" table:number-rows-spanned="1"/>
          <table:covered-table-cell table:number-columns-repeated="4" table:style-name="ce151"/>
          <table:table-cell table:number-columns-repeated="1010"/>
        </table:table-row>
        <table:table-row table:style-name="ro23">
          <table:table-cell table:style-name="ce133" office:value-type="string" calcext:value-type="string">
            <text:p>3</text:p>
          </table:table-cell>
          <table:table-cell table:style-name="ce40" table:formula="of:=[$ریزمتره.B11]" office:value-type="string" office:string-value="ستونها" calcext:value-type="string" table:number-columns-spanned="3" table:number-rows-spanned="1">
            <text:p>ستونها</text:p>
          </table:table-cell>
          <table:covered-table-cell table:number-columns-repeated="2" table:style-name="ce40"/>
          <table:table-cell table:style-name="ce137" office:value-type="float" office:value="1" calcext:value-type="float">
            <text:p>۱</text:p>
          </table:table-cell>
          <table:table-cell table:style-name="ce69" office:value-type="percentage" office:value="1" calcext:value-type="percentage">
            <text:p>۱۰۰%</text:p>
          </table:table-cell>
          <table:table-cell table:style-name="ce139" table:formula="of:=[$ریزمتره.M11]" office:value-type="float" office:value="0" calcext:value-type="float">
            <text:p>0٫00</text:p>
          </table:table-cell>
          <table:table-cell table:style-name="ce143" table:formula="of:=[.G10]*[.F10]*[.E10]" office:value-type="float" office:value="0" calcext:value-type="float">
            <text:p>0٫00</text:p>
          </table:table-cell>
          <table:table-cell table:style-name="ce146" table:formula="of:=[$ریزمتره.E11]" office:value-type="string" office:string-value="متر مربع" calcext:value-type="string">
            <text:p>متر مربع</text:p>
          </table:table-cell>
          <table:table-cell table:style-name="ce152" table:number-columns-spanned="5" table:number-rows-spanned="1"/>
          <table:covered-table-cell table:number-columns-repeated="4" table:style-name="ce152"/>
          <table:table-cell table:style-name="ce115"/>
          <table:table-cell table:number-columns-repeated="1009"/>
        </table:table-row>
        <table:table-row table:style-name="ro23">
          <table:table-cell table:style-name="ce133" office:value-type="string" calcext:value-type="string">
            <text:p>4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7"/>
          <table:table-cell table:style-name="ce69"/>
          <table:table-cell table:style-name="ce139"/>
          <table:table-cell table:style-name="ce143"/>
          <table:table-cell table:style-name="ce146"/>
          <table:table-cell table:style-name="ce153"/>
          <table:table-cell table:style-name="ce156" table:number-columns-spanned="4" table:number-rows-spanned="1"/>
          <table:covered-table-cell table:number-columns-repeated="3" table:style-name="ce156"/>
          <table:table-cell table:style-name="ce127"/>
          <table:table-cell table:number-columns-repeated="1009"/>
        </table:table-row>
        <table:table-row table:style-name="ro23">
          <table:table-cell table:style-name="ce133" office:value-type="string" calcext:value-type="string">
            <text:p>5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7"/>
          <table:table-cell table:style-name="ce69"/>
          <table:table-cell table:style-name="ce139"/>
          <table:table-cell table:style-name="ce143"/>
          <table:table-cell table:style-name="ce146"/>
          <table:table-cell table:style-name="ce153" table:number-columns-spanned="5" table:number-rows-spanned="1"/>
          <table:covered-table-cell table:number-columns-repeated="4" table:style-name="ce153"/>
          <table:table-cell table:number-columns-repeated="1010"/>
        </table:table-row>
        <table:table-row table:style-name="ro23">
          <table:table-cell table:style-name="ce133" office:value-type="string" calcext:value-type="string">
            <text:p>6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7"/>
          <table:table-cell table:style-name="ce69"/>
          <table:table-cell table:style-name="ce139"/>
          <table:table-cell table:style-name="ce143"/>
          <table:table-cell table:style-name="ce146"/>
          <table:table-cell table:style-name="ce153"/>
          <table:table-cell table:style-name="ce157" table:number-columns-spanned="4" table:number-rows-spanned="1"/>
          <table:covered-table-cell table:number-columns-repeated="3" table:style-name="ce157"/>
          <table:table-cell table:style-name="ce127"/>
          <table:table-cell table:number-columns-repeated="1009"/>
        </table:table-row>
        <table:table-row table:style-name="ro23">
          <table:table-cell table:style-name="ce133" office:value-type="string" calcext:value-type="string">
            <text:p>7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7"/>
          <table:table-cell table:style-name="ce69"/>
          <table:table-cell table:style-name="ce139"/>
          <table:table-cell table:style-name="ce143"/>
          <table:table-cell table:style-name="ce146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style-name="ce127"/>
          <table:table-cell table:number-columns-repeated="1009"/>
        </table:table-row>
        <table:table-row table:style-name="ro23">
          <table:table-cell table:style-name="ce133" office:value-type="string" calcext:value-type="string">
            <text:p>8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7"/>
          <table:table-cell table:style-name="ce69"/>
          <table:table-cell table:style-name="ce139"/>
          <table:table-cell table:style-name="ce143"/>
          <table:table-cell table:style-name="ce146"/>
          <table:table-cell table:style-name="ce153"/>
          <table:table-cell table:style-name="ce157" table:number-columns-spanned="4" table:number-rows-spanned="1"/>
          <table:covered-table-cell table:number-columns-repeated="3" table:style-name="ce157"/>
          <table:table-cell table:style-name="ce127"/>
          <table:table-cell table:number-columns-repeated="1009"/>
        </table:table-row>
        <table:table-row table:style-name="ro23">
          <table:table-cell table:style-name="ce133" office:value-type="string" calcext:value-type="string">
            <text:p>9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8"/>
          <table:table-cell table:style-name="ce70"/>
          <table:table-cell table:style-name="ce139" table:number-columns-repeated="2"/>
          <table:table-cell table:style-name="ce146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style-name="ce127"/>
          <table:table-cell table:number-columns-repeated="1009"/>
        </table:table-row>
        <table:table-row table:style-name="ro23">
          <table:table-cell table:style-name="ce133" office:value-type="string" calcext:value-type="string">
            <text:p>10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8"/>
          <table:table-cell table:style-name="ce70"/>
          <table:table-cell table:style-name="ce139" table:number-columns-repeated="2"/>
          <table:table-cell table:style-name="ce146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style-name="ce127"/>
          <table:table-cell table:number-columns-repeated="1009"/>
        </table:table-row>
        <table:table-row table:style-name="ro23">
          <table:table-cell table:style-name="ce133" office:value-type="string" calcext:value-type="string">
            <text:p>11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8"/>
          <table:table-cell table:style-name="ce70"/>
          <table:table-cell table:style-name="ce139" table:number-columns-repeated="2"/>
          <table:table-cell table:style-name="ce146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style-name="ce127"/>
          <table:table-cell table:number-columns-repeated="1009"/>
        </table:table-row>
        <table:table-row table:style-name="ro23">
          <table:table-cell table:style-name="ce133" office:value-type="string" calcext:value-type="string">
            <text:p>12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8"/>
          <table:table-cell table:style-name="ce70"/>
          <table:table-cell table:style-name="ce139" table:number-columns-repeated="2"/>
          <table:table-cell table:style-name="ce146"/>
          <table:table-cell table:style-name="ce153" table:number-columns-spanned="2" table:number-rows-spanned="1"/>
          <table:covered-table-cell table:style-name="ce153"/>
          <table:table-cell table:style-name="ce158" table:number-columns-repeated="2"/>
          <table:table-cell table:style-name="ce157"/>
          <table:table-cell table:style-name="ce127"/>
          <table:table-cell table:number-columns-repeated="1009"/>
        </table:table-row>
        <table:table-row table:style-name="ro23">
          <table:table-cell table:style-name="ce133" office:value-type="string" calcext:value-type="string">
            <text:p>13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8"/>
          <table:table-cell table:style-name="ce70"/>
          <table:table-cell table:style-name="ce139" table:number-columns-repeated="2"/>
          <table:table-cell table:style-name="ce147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number-columns-repeated="1010"/>
        </table:table-row>
        <table:table-row table:style-name="ro23">
          <table:table-cell table:style-name="ce133" office:value-type="string" calcext:value-type="string">
            <text:p>14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8"/>
          <table:table-cell table:style-name="ce70"/>
          <table:table-cell table:style-name="ce139" table:number-columns-repeated="2"/>
          <table:table-cell table:style-name="ce147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number-columns-repeated="1010"/>
        </table:table-row>
        <table:table-row table:style-name="ro23">
          <table:table-cell table:style-name="ce133" office:value-type="string" calcext:value-type="string">
            <text:p>15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8"/>
          <table:table-cell table:style-name="ce70"/>
          <table:table-cell table:style-name="ce139" table:number-columns-repeated="2"/>
          <table:table-cell table:style-name="ce147"/>
          <table:table-cell table:style-name="ce153" table:number-columns-spanned="2" table:number-rows-spanned="1"/>
          <table:covered-table-cell table:style-name="ce153"/>
          <table:table-cell table:style-name="ce158" table:number-columns-repeated="2"/>
          <table:table-cell table:style-name="ce157"/>
          <table:table-cell table:number-columns-repeated="1010"/>
        </table:table-row>
        <table:table-row table:style-name="ro23">
          <table:table-cell table:style-name="ce133" office:value-type="string" calcext:value-type="string">
            <text:p>16</text:p>
          </table:table-cell>
          <table:table-cell table:style-name="ce40" table:number-columns-spanned="3" table:number-rows-spanned="1"/>
          <table:covered-table-cell table:number-columns-repeated="2" table:style-name="ce40"/>
          <table:table-cell table:style-name="ce138"/>
          <table:table-cell table:style-name="ce70"/>
          <table:table-cell table:style-name="ce139" table:number-columns-repeated="2"/>
          <table:table-cell table:style-name="ce147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number-columns-repeated="1010"/>
        </table:table-row>
        <table:table-row table:style-name="ro23">
          <table:table-cell table:style-name="ce133" office:value-type="string" calcext:value-type="string">
            <text:p>17</text:p>
          </table:table-cell>
          <table:table-cell table:style-name="ce134" table:number-columns-spanned="3" table:number-rows-spanned="1"/>
          <table:covered-table-cell table:number-columns-repeated="2" table:style-name="ce134"/>
          <table:table-cell table:style-name="ce138"/>
          <table:table-cell table:style-name="ce70"/>
          <table:table-cell table:style-name="ce139"/>
          <table:table-cell table:style-name="ce140"/>
          <table:table-cell table:style-name="ce147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number-columns-repeated="1010"/>
        </table:table-row>
        <table:table-row table:style-name="ro23">
          <table:table-cell table:style-name="ce133"/>
          <table:table-cell table:style-name="ce134" table:number-columns-spanned="3" table:number-rows-spanned="1"/>
          <table:covered-table-cell table:number-columns-repeated="2" table:style-name="ce134"/>
          <table:table-cell table:style-name="ce138"/>
          <table:table-cell table:style-name="ce70"/>
          <table:table-cell table:style-name="ce139"/>
          <table:table-cell table:style-name="ce140"/>
          <table:table-cell table:style-name="ce147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number-columns-repeated="1010"/>
        </table:table-row>
        <table:table-row table:style-name="ro23">
          <table:table-cell table:style-name="ce133"/>
          <table:table-cell table:style-name="ce134" table:number-columns-spanned="3" table:number-rows-spanned="1"/>
          <table:covered-table-cell table:number-columns-repeated="2" table:style-name="ce134"/>
          <table:table-cell table:style-name="ce138"/>
          <table:table-cell table:style-name="ce70"/>
          <table:table-cell table:style-name="ce139"/>
          <table:table-cell table:style-name="ce140"/>
          <table:table-cell table:style-name="ce147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number-columns-repeated="1010"/>
        </table:table-row>
        <table:table-row table:style-name="ro23">
          <table:table-cell table:style-name="ce133"/>
          <table:table-cell table:style-name="ce135" table:number-columns-spanned="3" table:number-rows-spanned="1"/>
          <table:covered-table-cell table:number-columns-repeated="2" table:style-name="ce135"/>
          <table:table-cell table:style-name="ce71" table:number-columns-repeated="2"/>
          <table:table-cell table:style-name="ce140" table:number-columns-repeated="2"/>
          <table:table-cell table:style-name="ce148"/>
          <table:table-cell table:style-name="ce153"/>
          <table:table-cell table:style-name="ce151" table:number-columns-spanned="4" table:number-rows-spanned="1"/>
          <table:covered-table-cell table:number-columns-repeated="3" table:style-name="ce151"/>
          <table:table-cell table:number-columns-repeated="1010"/>
        </table:table-row>
        <table:table-row table:style-name="ro23">
          <table:table-cell table:style-name="ce29"/>
          <table:table-cell table:style-name="ce136" office:value-type="string" calcext:value-type="string" table:number-columns-spanned="3" table:number-rows-spanned="1">
            <text:p><text:span text:style-name="T26">جـــمع</text:span><text:span text:style-name="T27">:</text:span></text:p>
          </table:table-cell>
          <table:covered-table-cell table:number-columns-repeated="2" table:style-name="ce136"/>
          <table:table-cell table:style-name="ce72" table:number-columns-repeated="2"/>
          <table:table-cell table:style-name="ce141" table:formula="of:=SUM([.G8:.G27])" office:value-type="float" office:value="0" calcext:value-type="float">
            <text:p>0٫00</text:p>
          </table:table-cell>
          <table:table-cell table:style-name="ce141" table:formula="of:=SUM([.H8:.H27])" office:value-type="float" office:value="0" calcext:value-type="float">
            <text:p>0٫00</text:p>
          </table:table-cell>
          <table:table-cell table:style-name="ce55"/>
          <table:table-cell table:style-name="ce55" table:number-columns-spanned="5" table:number-rows-spanned="1"/>
          <table:covered-table-cell table:number-columns-repeated="4" table:style-name="ce55"/>
          <table:table-cell table:number-columns-repeated="1010"/>
        </table:table-row>
        <table:table-row table:style-name="ro21">
          <table:table-cell table:style-name="ce32"/>
          <table:table-cell table:style-name="ce43"/>
          <table:table-cell table:style-name="ce46" table:number-columns-spanned="7" table:number-rows-spanned="1">
            <draw:custom-shape draw:z-index="4" draw:name="TextBox 18" draw:style-name="gr2" draw:text-style-name="P4" svg:width="1.6024in" svg:height="0.5835in" svg:x="0.4437in" svg:y="0.3669in">
              <text:p text:style-name="P3"><text:span text:style-name="T3">2</text:span><text:span text:style-name="T3">-ناظر :</text:span></text:p>
              <text:p text:style-name="P3"><text:span text:style-name="T4">نام ونام خانوادگی:</text:span></text:p>
              <text:p text:style-name="P3"><text:span text:style-name="T4">امضاء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2" table:style-name="ce46"/>
          <table:covered-table-cell table:style-name="ce46">
            <draw:custom-shape draw:z-index="5" draw:name="TextBox 19" draw:style-name="gr2" draw:text-style-name="P4" svg:width="1.6043in" svg:height="0.5835in" svg:x="0.924in" svg:y="0.3669in">
              <text:p text:style-name="P3"><text:span text:style-name="T3">3</text:span><text:span text:style-name="T3">-دفترفنی :</text:span></text:p>
              <text:p text:style-name="P3"><text:span text:style-name="T4">نام ونام خانوادگی:</text:span></text:p>
              <text:p text:style-name="P3"><text:span text:style-name="T4">امضاء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2" table:style-name="ce46"/>
          <table:covered-table-cell table:style-name="ce46">
            <draw:custom-shape draw:z-index="6" draw:name="TextBox 20" draw:style-name="gr2" draw:text-style-name="P4" svg:width="1.6083in" svg:height="0.5835in" svg:x="1.0248in" svg:y="0.3669in">
              <text:p text:style-name="P3"><text:span text:style-name="T3">4</text:span><text:span text:style-name="T3">-کارفرما :</text:span></text:p>
              <text:p text:style-name="P3"><text:span text:style-name="T4">نام ونام خانوادگی:</text:span></text:p>
              <text:p text:style-name="P3"><text:span text:style-name="T4">امضاء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154" table:number-columns-repeated="2"/>
          <table:table-cell table:number-columns-repeated="1013"/>
        </table:table-row>
        <table:table-row table:style-name="ro22">
          <table:table-cell table:style-name="ce33" table:number-columns-repeated="11"/>
          <table:table-cell table:number-columns-repeated="1013"/>
        </table:table-row>
        <table:table-row table:style-name="ro29">
          <table:table-cell table:style-name="ce33" table:number-columns-repeated="11"/>
          <table:table-cell table:number-columns-repeated="5"/>
          <table:table-cell table:style-name="ce165" table:number-columns-repeated="2"/>
          <table:table-cell table:style-name="ce75"/>
          <table:table-cell table:number-columns-repeated="1005"/>
        </table:table-row>
        <table:table-row table:style-name="ro20">
          <table:table-cell table:style-name="ce33" table:number-columns-repeated="11"/>
          <table:table-cell table:number-columns-repeated="5"/>
          <table:table-cell table:style-name="ce166"/>
          <table:table-cell table:style-name="ce170" table:number-columns-repeated="2"/>
          <table:table-cell table:number-columns-repeated="1005"/>
        </table:table-row>
        <table:table-row table:style-name="ro21" table:number-rows-repeated="3">
          <table:table-cell table:style-name="ce33" table:number-columns-repeated="11"/>
          <table:table-cell table:number-columns-repeated="5"/>
          <table:table-cell table:style-name="ce167"/>
          <table:table-cell table:style-name="ce124" table:number-columns-repeated="2"/>
          <table:table-cell table:number-columns-repeated="1005"/>
        </table:table-row>
        <table:table-row table:style-name="ro18">
          <table:table-cell table:style-name="ce33" table:number-columns-repeated="11"/>
          <table:table-cell table:style-name="ce99"/>
          <table:table-cell table:number-columns-repeated="1012"/>
        </table:table-row>
        <table:table-row table:style-name="ro6">
          <table:table-cell table:style-name="ce34"/>
          <table:table-cell table:style-name="ce44" table:number-columns-repeated="3"/>
          <table:table-cell table:style-name="ce73" table:number-columns-repeated="2"/>
          <table:table-cell table:style-name="ce56" table:number-columns-repeated="2"/>
          <table:table-cell table:style-name="ce64"/>
          <table:table-cell table:style-name="ce95" table:number-columns-repeated="2"/>
          <table:table-cell table:style-name="ce99"/>
          <table:table-cell table:number-columns-repeated="1012"/>
        </table:table-row>
        <table:table-row table:style-name="ro6">
          <table:table-cell table:style-name="ce34"/>
          <table:table-cell table:style-name="ce44" table:number-columns-repeated="3"/>
          <table:table-cell table:style-name="ce73" table:number-columns-repeated="2"/>
          <table:table-cell table:style-name="ce56" table:number-columns-repeated="2"/>
          <table:table-cell table:style-name="ce64"/>
          <table:table-cell table:style-name="ce95" table:number-columns-repeated="2"/>
          <table:table-cell table:number-columns-repeated="1013"/>
        </table:table-row>
        <table:table-row table:style-name="ro9">
          <table:table-cell table:style-name="ce34"/>
          <table:table-cell table:style-name="ce44" table:number-columns-repeated="3"/>
          <table:table-cell table:style-name="ce73" table:number-columns-repeated="2"/>
          <table:table-cell table:style-name="ce56" table:number-columns-repeated="2"/>
          <table:table-cell table:style-name="ce64"/>
          <table:table-cell table:style-name="ce95" table:number-columns-repeated="2"/>
          <table:table-cell table:number-columns-repeated="1013"/>
        </table:table-row>
        <table:table-row table:style-name="ro22">
          <table:table-cell table:style-name="ce34"/>
          <table:table-cell table:style-name="ce44" table:number-columns-repeated="3"/>
          <table:table-cell table:style-name="ce73" table:number-columns-repeated="2"/>
          <table:table-cell table:style-name="ce56" table:number-columns-repeated="2"/>
          <table:table-cell table:style-name="ce64"/>
          <table:table-cell table:style-name="ce95" table:number-columns-repeated="2"/>
          <table:table-cell/>
          <table:table-cell table:style-name="ce107" table:number-columns-repeated="1012"/>
        </table:table-row>
        <table:table-row table:style-name="ro22">
          <table:table-cell table:style-name="ce34"/>
          <table:table-cell table:style-name="ce44" table:number-columns-repeated="3"/>
          <table:table-cell table:style-name="ce57" table:number-columns-repeated="5"/>
          <table:table-cell table:style-name="ce96"/>
          <table:table-cell table:style-name="ce74"/>
          <table:table-cell/>
          <table:table-cell table:style-name="ce107" table:number-columns-repeated="1012"/>
        </table:table-row>
        <table:table-row table:style-name="ro19" table:number-rows-repeated="6">
          <table:table-cell table:style-name="ce34"/>
          <table:table-cell table:style-name="ce44" table:number-columns-repeated="3"/>
          <table:table-cell table:style-name="ce73" table:number-columns-repeated="2"/>
          <table:table-cell table:style-name="ce56" table:number-columns-repeated="2"/>
          <table:table-cell table:style-name="ce64"/>
          <table:table-cell table:style-name="ce74" table:number-columns-repeated="2"/>
          <table:table-cell table:number-columns-repeated="1013"/>
        </table:table-row>
        <table:table-row table:style-name="ro19">
          <table:table-cell table:style-name="ce34"/>
          <table:table-cell table:style-name="ce44" table:number-columns-repeated="3"/>
          <table:table-cell table:style-name="ce73" table:number-columns-repeated="2"/>
          <table:table-cell table:style-name="ce56" table:number-columns-repeated="2"/>
          <table:table-cell table:style-name="ce64"/>
          <table:table-cell table:style-name="ce74"/>
          <table:table-cell table:style-name="ce113"/>
          <table:table-cell table:number-columns-repeated="1013"/>
        </table:table-row>
        <table:table-row table:style-name="ro21">
          <table:table-cell table:style-name="ce34"/>
          <table:table-cell table:style-name="ce44" table:number-columns-repeated="3"/>
          <table:table-cell table:style-name="ce57" table:number-columns-repeated="5"/>
          <table:table-cell table:style-name="ce97"/>
          <table:table-cell table:style-name="ce96"/>
          <table:table-cell table:number-columns-repeated="1013"/>
        </table:table-row>
        <table:table-row table:style-name="ro22">
          <table:table-cell table:style-name="ce34"/>
          <table:table-cell table:style-name="ce44" table:number-columns-repeated="3"/>
          <table:table-cell table:style-name="ce74" table:number-columns-repeated="2"/>
          <table:table-cell table:style-name="ce56" table:number-columns-repeated="3"/>
          <table:table-cell table:style-name="ce98" table:number-columns-repeated="2"/>
          <table:table-cell table:number-columns-repeated="1013"/>
        </table:table-row>
        <table:table-row table:style-name="ro22">
          <table:table-cell table:style-name="ce34"/>
          <table:table-cell table:style-name="ce44" table:number-columns-repeated="3"/>
          <table:table-cell table:style-name="ce74" table:number-columns-repeated="2"/>
          <table:table-cell table:style-name="ce56" table:number-columns-repeated="3"/>
          <table:table-cell table:style-name="ce74" table:number-columns-repeated="2"/>
          <table:table-cell table:number-columns-repeated="1013"/>
        </table:table-row>
        <table:table-row table:style-name="ro22">
          <table:table-cell table:style-name="ce34"/>
          <table:table-cell table:style-name="ce44" table:number-columns-repeated="3"/>
          <table:table-cell table:style-name="ce74" table:number-columns-repeated="2"/>
          <table:table-cell table:style-name="ce56" table:number-columns-repeated="3"/>
          <table:table-cell table:style-name="ce74" table:number-columns-repeated="2"/>
          <table:table-cell table:style-name="ce98"/>
          <table:table-cell table:number-columns-repeated="1012"/>
        </table:table-row>
        <table:table-row table:style-name="ro19">
          <table:table-cell table:style-name="ce34"/>
          <table:table-cell table:style-name="ce44" table:number-columns-repeated="3"/>
          <table:table-cell table:style-name="ce57"/>
          <table:table-cell table:style-name="ce57">
            <draw:custom-shape draw:z-index="2" draw:name="TextBox 7" draw:style-name="gr4" draw:text-style-name="P8" svg:width="0.2016in" svg:height="0.2882in" svg:x="0.8016in" svg:y="0.176in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7" table:number-columns-repeated="3"/>
          <table:table-cell table:style-name="ce97"/>
          <table:table-cell table:style-name="ce96"/>
          <table:table-cell/>
          <table:table-cell table:style-name="ce118"/>
          <table:table-cell table:style-name="ce121"/>
          <table:table-cell table:style-name="ce49"/>
          <table:table-cell table:style-name="ce160"/>
          <table:table-cell table:style-name="ce168"/>
          <table:table-cell table:style-name="ce171" table:number-columns-spanned="2" table:number-rows-spanned="1"/>
          <table:covered-table-cell table:style-name="ce171"/>
          <table:table-cell table:number-columns-repeated="1005"/>
        </table:table-row>
        <table:table-row table:style-name="ro23">
          <table:table-cell table:style-name="ce34"/>
          <table:table-cell table:style-name="ce44" table:number-columns-repeated="3"/>
          <table:table-cell table:style-name="ce74" table:number-columns-repeated="2"/>
          <table:table-cell table:style-name="ce56" table:number-columns-repeated="2"/>
          <table:table-cell table:style-name="ce43" table:number-columns-repeated="3"/>
          <table:table-cell/>
          <table:table-cell table:style-name="ce49"/>
          <table:table-cell table:style-name="ce121"/>
          <table:table-cell table:style-name="ce49"/>
          <table:table-cell table:style-name="ce160"/>
          <table:table-cell table:style-name="ce168"/>
          <table:table-cell table:style-name="ce171" table:number-columns-spanned="2" table:number-rows-spanned="1"/>
          <table:covered-table-cell table:style-name="ce171"/>
          <table:table-cell table:number-columns-repeated="1005"/>
        </table:table-row>
        <table:table-row table:style-name="ro21">
          <table:table-cell table:style-name="ce34"/>
          <table:table-cell table:style-name="ce44" table:number-columns-repeated="3"/>
          <table:table-cell table:style-name="ce74" table:number-columns-repeated="2"/>
          <table:table-cell table:style-name="ce56" table:number-columns-repeated="2"/>
          <table:table-cell table:style-name="ce43" table:number-columns-repeated="3"/>
          <table:table-cell/>
          <table:table-cell table:style-name="ce49" table:number-columns-repeated="3"/>
          <table:table-cell table:style-name="ce161"/>
          <table:table-cell table:style-name="ce168"/>
          <table:table-cell table:style-name="ce172" table:number-columns-spanned="2" table:number-rows-spanned="1"/>
          <table:covered-table-cell table:style-name="ce172"/>
          <table:table-cell table:number-columns-repeated="1005"/>
        </table:table-row>
        <table:table-row table:style-name="ro24">
          <table:table-cell table:style-name="ce35" table:number-columns-repeated="11"/>
          <table:table-cell table:number-columns-repeated="1013"/>
        </table:table-row>
        <table:table-row table:style-name="ro24">
          <table:table-cell table:style-name="ce35" table:number-columns-repeated="5"/>
          <table:table-cell table:style-name="ce35">
            <draw:custom-shape draw:z-index="3" draw:name="TextBox 8" draw:style-name="gr4" draw:text-style-name="P8" svg:width="0.2016in" svg:height="0.2882in" svg:x="0.8016in" svg:y="0.0169in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5" table:number-columns-repeated="5"/>
          <table:table-cell table:number-columns-repeated="1013"/>
        </table:table-row>
        <table:table-row table:style-name="ro24">
          <table:table-cell table:style-name="ce35" table:number-columns-repeated="11"/>
          <table:table-cell table:number-columns-repeated="1013"/>
        </table:table-row>
        <table:table-row table:style-name="ro24" table:number-rows-repeated="2">
          <table:table-cell table:style-name="ce18"/>
          <table:table-cell table:number-columns-repeated="2"/>
          <table:table-cell table:style-name="ce18" table:number-columns-repeated="5"/>
          <table:table-cell table:number-columns-repeated="1016"/>
        </table:table-row>
        <table:table-row table:style-name="ro24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99"/>
          <table:table-cell table:formula="of:=[.K60]" office:value-type="float" office:value="0" calcext:value-type="float">
            <text:p>0</text:p>
          </table:table-cell>
          <table:table-cell table:number-columns-repeated="1013"/>
        </table:table-row>
        <table:table-row table:style-name="ro12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99" table:formula="of:=[.J61]" office:value-type="float" office:value="0" calcext:value-type="float">
            <text:p>٬0</text:p>
          </table:table-cell>
          <table:table-cell/>
          <table:table-cell table:style-name="ce107"/>
          <table:table-cell table:style-name="ce36" table:number-columns-repeated="3"/>
          <table:table-cell table:style-name="ce162" table:number-columns-repeated="2"/>
          <table:table-cell table:style-name="ce173" table:number-columns-spanned="2" table:number-rows-spanned="1"/>
          <table:covered-table-cell table:style-name="ce173"/>
          <table:table-cell table:number-columns-repeated="1005"/>
        </table:table-row>
        <table:table-row table:style-name="ro25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0"/>
          <table:table-cell table:style-name="ce99" table:formula="of:=SUM(#REF!)" office:value-type="string" office:string-value="" calcext:value-type="error">
            <text:p>#REF!</text:p>
          </table:table-cell>
          <table:table-cell/>
          <table:table-cell table:style-name="ce119" table:number-columns-repeated="2"/>
          <table:table-cell table:style-name="ce128"/>
          <table:table-cell table:style-name="ce163" table:number-columns-repeated="2"/>
          <table:table-cell table:style-name="ce128"/>
          <table:table-cell table:style-name="ce43"/>
          <table:table-cell table:number-columns-repeated="1005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99"/>
          <table:table-cell table:number-columns-repeated="2"/>
          <table:table-cell table:style-name="ce32" table:number-columns-repeated="2"/>
          <table:table-cell table:style-name="ce128"/>
          <table:table-cell table:style-name="ce109" table:number-columns-repeated="3"/>
          <table:table-cell table:style-name="ce43"/>
          <table:table-cell table:number-columns-repeated="1005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5"/>
          <table:table-cell table:number-columns-repeated="4"/>
          <table:table-cell table:style-name="ce120" table:number-columns-spanned="2" table:number-rows-spanned="1"/>
          <table:covered-table-cell table:style-name="ce120"/>
          <table:table-cell table:style-name="ce159" table:number-columns-spanned="4" table:number-rows-spanned="1"/>
          <table:covered-table-cell table:number-columns-repeated="3" table:style-name="ce159"/>
          <table:table-cell table:style-name="ce43"/>
          <table:table-cell table:number-columns-repeated="1005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1"/>
          <table:table-cell table:style-name="ce99"/>
          <table:table-cell table:number-columns-repeated="1013"/>
        </table:table-row>
        <table:table-row table:style-name="ro27" table:number-rows-repeated="2">
          <table:table-cell table:style-name="ce18"/>
          <table:table-cell table:number-columns-repeated="2"/>
          <table:table-cell table:style-name="ce18" table:number-columns-repeated="5"/>
          <table:table-cell table:number-columns-repeated="1016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2"/>
          <table:table-cell table:style-name="ce99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3" table:formula="of:=SUM(#REF!)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4"/>
          <table:table-cell table:number-columns-repeated="1014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5"/>
          <table:table-cell table:number-columns-repeated="1014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6"/>
          <table:table-cell table:number-columns-repeated="1014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 table:number-columns-repeated="1016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 table:number-columns-repeated="3"/>
          <table:table-cell table:style-name="ce36"/>
          <table:table-cell table:number-columns-repeated="1012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 table:number-columns-repeated="2"/>
          <table:table-cell table:style-name="ce107"/>
          <table:table-cell table:style-name="ce43"/>
          <table:table-cell table:number-columns-repeated="1012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7"/>
          <table:table-cell/>
          <table:table-cell table:style-name="ce109"/>
          <table:table-cell table:number-columns-repeated="1012"/>
        </table:table-row>
        <table:table-row table:style-name="ro27" table:number-rows-repeated="2">
          <table:table-cell table:style-name="ce18"/>
          <table:table-cell table:number-columns-repeated="2"/>
          <table:table-cell table:style-name="ce18" table:number-columns-repeated="5"/>
          <table:table-cell table:number-columns-repeated="3"/>
          <table:table-cell table:style-name="ce110"/>
          <table:table-cell table:number-columns-repeated="1012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 table:number-columns-repeated="3"/>
          <table:table-cell table:style-name="ce43"/>
          <table:table-cell table:number-columns-repeated="1012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8"/>
          <table:table-cell table:number-columns-repeated="1014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 table:number-columns-repeated="1016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 table:number-columns-repeated="2"/>
          <table:table-cell table:style-name="ce114" table:number-columns-spanned="1" table:number-rows-spanned="2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8"/>
          <table:covered-table-cell table:style-name="ce114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8"/>
          <table:table-cell table:style-name="ce115"/>
          <table:table-cell table:number-columns-repeated="1013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8"/>
          <table:table-cell table:number-columns-repeated="1014"/>
        </table:table-row>
        <table:table-row table:style-name="ro27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36"/>
          <table:table-cell table:number-columns-repeated="1014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8"/>
          <table:table-cell table:style-name="ce116"/>
          <table:table-cell table:number-columns-repeated="1013"/>
        </table:table-row>
        <table:table-row table:style-name="ro13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8"/>
          <table:table-cell table:number-columns-repeated="3"/>
          <table:table-cell table:style-name="ce49" table:number-columns-repeated="2"/>
          <table:table-cell table:style-name="ce75"/>
          <table:table-cell table:style-name="ce58" table:number-columns-repeated="2"/>
          <table:table-cell table:style-name="ce75"/>
          <table:table-cell table:number-columns-repeated="1005"/>
        </table:table-row>
        <table:table-row table:style-name="ro28">
          <table:table-cell table:style-name="ce18"/>
          <table:table-cell table:number-columns-repeated="2"/>
          <table:table-cell table:style-name="ce18" table:number-columns-repeated="5"/>
          <table:table-cell table:number-columns-repeated="5"/>
          <table:table-cell table:style-name="ce36" table:number-columns-repeated="2"/>
          <table:table-cell table:style-name="ce75"/>
          <table:table-cell table:style-name="ce169" table:number-columns-repeated="3"/>
          <table:table-cell table:number-columns-repeated="1005"/>
        </table:table-row>
        <table:table-row table:style-name="ro28">
          <table:table-cell table:style-name="ce18"/>
          <table:table-cell table:number-columns-repeated="2"/>
          <table:table-cell table:style-name="ce18" table:number-columns-repeated="5"/>
          <table:table-cell table:number-columns-repeated="5"/>
          <table:table-cell table:style-name="ce122" table:number-columns-repeated="2"/>
          <table:table-cell table:number-columns-repeated="1009"/>
        </table:table-row>
        <table:table-row table:style-name="ro28">
          <table:table-cell table:style-name="ce18"/>
          <table:table-cell table:number-columns-repeated="2"/>
          <table:table-cell table:style-name="ce18" table:number-columns-repeated="5"/>
          <table:table-cell table:number-columns-repeated="5"/>
          <table:table-cell table:style-name="ce122" table:number-columns-repeated="2"/>
          <table:table-cell table:style-name="ce164" table:number-columns-repeated="2"/>
          <table:table-cell table:style-name="ce174"/>
          <table:table-cell table:style-name="ce169"/>
          <table:table-cell table:number-columns-repeated="1005"/>
        </table:table-row>
        <table:table-row table:style-name="ro20">
          <table:table-cell table:style-name="ce18"/>
          <table:table-cell table:number-columns-repeated="2"/>
          <table:table-cell table:style-name="ce18" table:number-columns-repeated="5"/>
          <table:table-cell table:number-columns-repeated="5"/>
          <table:table-cell table:style-name="ce49" table:number-columns-repeated="2"/>
          <table:table-cell table:style-name="ce75"/>
          <table:table-cell table:style-name="ce58" table:number-columns-repeated="2"/>
          <table:table-cell table:style-name="ce75"/>
          <table:table-cell table:number-columns-repeated="1005"/>
        </table:table-row>
        <table:table-row table:style-name="ro2" table:number-rows-repeated="6">
          <table:table-cell table:style-name="ce18"/>
          <table:table-cell table:number-columns-repeated="2"/>
          <table:table-cell table:style-name="ce18" table:number-columns-repeated="5"/>
          <table:table-cell table:number-columns-repeated="1016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5"/>
          <table:table-cell table:number-columns-repeated="2"/>
          <table:table-cell table:style-name="ce36"/>
          <table:table-cell table:number-columns-repeated="1013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36"/>
          <table:table-cell table:style-name="ce43"/>
          <table:table-cell table:number-columns-repeated="1013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32"/>
          <table:table-cell table:style-name="ce109"/>
          <table:table-cell table:number-columns-repeated="1013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09"/>
          <table:table-cell table:style-name="ce110"/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10" table:number-columns-repeated="2"/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110"/>
          <table:table-cell table:style-name="ce43"/>
          <table:table-cell table:number-columns-repeated="1013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5"/>
          <table:table-cell/>
          <table:table-cell table:style-name="ce32"/>
          <table:table-cell table:number-columns-repeated="1014"/>
        </table:table-row>
        <table:table-row table:style-name="ro2" table:number-rows-repeated="31">
          <table:table-cell table:style-name="ce18"/>
          <table:table-cell table:number-columns-repeated="2"/>
          <table:table-cell table:style-name="ce18" table:number-columns-repeated="5"/>
          <table:table-cell table:number-columns-repeated="1016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5"/>
          <table:table-cell table:number-columns-repeated="2"/>
          <table:table-cell table:style-name="ce117"/>
          <table:table-cell table:number-columns-repeated="1013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5"/>
          <table:table-cell table:number-columns-repeated="2"/>
          <table:table-cell table:style-name="ce100"/>
          <table:table-cell table:number-columns-repeated="1013"/>
        </table:table-row>
        <table:table-row table:style-name="ro2" table:number-rows-repeated="2">
          <table:table-cell table:style-name="ce18"/>
          <table:table-cell table:number-columns-repeated="2"/>
          <table:table-cell table:style-name="ce18" table:number-columns-repeated="5"/>
          <table:table-cell table:number-columns-repeated="1016"/>
        </table:table-row>
        <table:table-row table:style-name="ro26">
          <table:table-cell table:style-name="ce18"/>
          <table:table-cell table:number-columns-repeated="2"/>
          <table:table-cell table:style-name="ce18" table:number-columns-repeated="5"/>
          <table:table-cell table:number-columns-repeated="2"/>
          <table:table-cell table:style-name="ce36"/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table:style-name="ce18" table:number-columns-repeated="5"/>
          <table:table-cell table:number-columns-repeated="1016"/>
        </table:table-row>
        <table:table-row table:style-name="ro26" table:number-rows-repeated="81">
          <table:table-cell table:number-columns-repeated="1024"/>
        </table:table-row>
        <table:table-row table:style-name="ro26">
          <table:table-cell/>
          <table:table-cell>
            <draw:custom-shape table:end-cell-address="'خلاصه متره'.D228" table:end-x="1.926in" table:end-y="0.1327in" draw:z-index="0" draw:name="TextBox 3" draw:style-name="gr3" draw:text-style-name="P7" svg:width="3.3713in" svg:height="0.6969in" svg:x="0.0189in" svg:y="0.061in">
              <text:p text:style-name="P5"><text:span text:style-name="T5"><text:s text:c="9"/></text:span><text:span text:style-name="T6">دفترفنی </text:span><text:span text:style-name="T8">:</text:span></text:p>
              <text:p text:style-name="P5"><text:span text:style-name="T8"><text:s text:c="4"/>نام ونام خانوادگی :</text:span></text:p>
              <text:p text:style-name="P6"><text:span text:style-name="T8"><text:s text:c="8"/>امضاء:</text:span></text:p>
              <text:p text:style-name="P6"><text:span text:style-name="T9"/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table:end-cell-address="'خلاصه متره'.G228" table:end-x="1.835in" table:end-y="0.1327in" draw:z-index="1" draw:name="TextBox 4" draw:style-name="gr3" draw:text-style-name="P7" svg:width="4.7319in" svg:height="0.6969in" svg:x="0.7724in" svg:y="0.061in">
              <text:p text:style-name="P5"><text:span text:style-name="T5"><text:s text:c="5"/></text:span><text:span text:style-name="T6">سرپرست کارگاه </text:span><text:span text:style-name="T7"><text:s/></text:span><text:span text:style-name="T8">:</text:span></text:p>
              <text:p text:style-name="P5"><text:span text:style-name="T8"><text:s text:c="4"/>نام ونام خانوادگی :</text:span></text:p>
              <text:p text:style-name="P6"><text:span text:style-name="T8"><text:s text:c="8"/>امضاء:</text:span></text:p>
              <text:p text:style-name="P6"><text:span text:style-name="T9"/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6" table:number-rows-repeated="1048350">
          <table:table-cell table:number-columns-repeated="1024"/>
        </table:table-row>
        <table:table-row table:style-name="ro26">
          <table:table-cell table:number-columns-repeated="1024"/>
        </table:table-row>
        <table:named-expressions>
          <table:named-range table:name="_xlnm.Print_Area" table:base-cell-address="$روکش.$A$1" table:cell-range-address="$'خلاصه متره'.$A$2:.$N$30" table:range-usable-as="print-range"/>
        </table:named-expressions>
      </table:table>
      <table:table table:name="ریزمتره" table:style-name="ta4" table:print-ranges="ریزمتره.A1:ریزمتره.P42">
        <office:forms form:automatic-focus="false" form:apply-design-mode="false"/>
        <table:table-column table:style-name="co16" table:number-columns-repeated="10" table:default-cell-style-name="Default"/>
        <table:table-column table:style-name="co24" table:default-cell-style-name="ce213"/>
        <table:table-column table:style-name="co16" table:number-columns-repeated="1013" table:default-cell-style-name="Default"/>
        <table:table-row table:style-name="ro1">
          <table:table-cell table:style-name="ce175" office:value-type="string" calcext:value-type="string" table:number-columns-spanned="16" table:number-rows-spanned="1">
            <text:p>پروژه …..</text:p>
          </table:table-cell>
          <table:covered-table-cell table:number-columns-repeated="15" table:style-name="ce175"/>
          <table:table-cell table:number-columns-repeated="1008"/>
        </table:table-row>
        <table:table-row table:style-name="ro31">
          <table:table-cell table:style-name="ce176" office:value-type="string" calcext:value-type="string" table:number-columns-spanned="16" table:number-rows-spanned="1">
            <text:p>ریز متره </text:p>
          </table:table-cell>
          <table:covered-table-cell table:number-columns-repeated="15" table:style-name="ce176"/>
          <table:table-cell table:number-columns-repeated="1008"/>
        </table:table-row>
        <table:table-row table:style-name="ro31">
          <table:table-cell table:style-name="ce177" office:value-type="string" calcext:value-type="string" table:number-columns-spanned="2" table:number-rows-spanned="1">
            <text:p><text:span text:style-name="T28">صفحه</text:span><text:span text:style-name="T29">:  4</text:span></text:p>
          </table:table-cell>
          <table:covered-table-cell table:style-name="ce177"/>
          <table:table-cell table:style-name="ce190" table:number-columns-repeated="4"/>
          <table:table-cell table:style-name="ce198" table:number-columns-repeated="3"/>
          <table:table-cell table:style-name="ce207" table:number-columns-repeated="2"/>
          <table:table-cell/>
          <table:table-cell table:style-name="ce217"/>
          <table:table-cell table:style-name="ce222" table:formula="of:=[$روکش.F5]" office:value-type="string" office:string-value="شماره قرارداد :" calcext:value-type="string" table:number-columns-spanned="2" table:number-rows-spanned="1">
            <text:p>شماره قرارداد :</text:p>
          </table:table-cell>
          <table:covered-table-cell table:style-name="ce222"/>
          <table:table-cell table:style-name="ce227"/>
          <table:table-cell table:number-columns-repeated="1008"/>
        </table:table-row>
        <table:table-row table:style-name="ro31">
          <table:table-cell table:style-name="ce178" table:formula="of:=[$'خلاصه متره'.A5]" office:value-type="string" office:string-value="پیمانکار: آقای" calcext:value-type="string" table:number-columns-spanned="6" table:number-rows-spanned="1">
            <text:p>پیمانکار: آقای</text:p>
          </table:table-cell>
          <table:covered-table-cell table:number-columns-repeated="5" table:style-name="ce178"/>
          <table:table-cell table:style-name="ce198" table:number-columns-repeated="5"/>
          <table:table-cell table:style-name="ce190"/>
          <table:table-cell table:style-name="ce218" table:formula="of:=[$'خلاصه متره'.I5]" office:value-type="string" office:string-value="شماره وضعیت : 2" calcext:value-type="string" table:number-columns-spanned="4" table:number-rows-spanned="1">
            <text:p>شماره وضعیت : 2</text:p>
          </table:table-cell>
          <table:covered-table-cell table:number-columns-repeated="3" table:style-name="ce218"/>
          <table:table-cell table:number-columns-repeated="1008"/>
        </table:table-row>
        <table:table-row table:style-name="ro31">
          <table:table-cell table:style-name="ce179" table:formula="of:=[$'خلاصه متره'.A6]" office:value-type="string" office:string-value="موضوع قرارداد: اجرای رنگ آمیزی سقف اکسپوز و تورکشی و ماستیک " calcext:value-type="string" table:number-columns-spanned="6" table:number-rows-spanned="1">
            <text:p>موضوع قرارداد: اجرای رنگ آمیزی سقف اکسپوز و تورکشی و ماستیک </text:p>
          </table:table-cell>
          <table:covered-table-cell table:number-columns-repeated="5" table:style-name="ce179"/>
          <table:table-cell table:style-name="ce199" table:number-columns-repeated="3"/>
          <table:table-cell table:style-name="ce208"/>
          <table:table-cell table:style-name="ce210"/>
          <table:table-cell table:style-name="ce214"/>
          <table:table-cell table:style-name="ce219" table:formula="of:=[$'خلاصه متره'.K6]" office:value-type="string" office:string-value="تاریخ بررسی :" calcext:value-type="string" table:number-columns-spanned="4" table:number-rows-spanned="1">
            <text:p>تاریخ بررسی :</text:p>
          </table:table-cell>
          <table:covered-table-cell table:number-columns-repeated="3" table:style-name="ce219"/>
          <table:table-cell table:number-columns-repeated="1008"/>
        </table:table-row>
        <table:table-row table:style-name="ro32">
          <table:table-cell table:style-name="ce180" office:value-type="string" calcext:value-type="string" table:number-columns-spanned="1" table:number-rows-spanned="2">
            <text:p>ردیف</text:p>
          </table:table-cell>
          <table:table-cell table:style-name="ce185" office:value-type="string" calcext:value-type="string" table:number-columns-spanned="3" table:number-rows-spanned="2">
            <text:p>شرح</text:p>
          </table:table-cell>
          <table:covered-table-cell table:number-columns-repeated="2" table:style-name="ce185"/>
          <table:table-cell table:style-name="ce191" office:value-type="string" calcext:value-type="string" table:number-columns-spanned="1" table:number-rows-spanned="2">
            <text:p>واحد</text:p>
          </table:table-cell>
          <table:table-cell table:style-name="ce194" office:value-type="string" calcext:value-type="string" table:number-columns-spanned="1" table:number-rows-spanned="2">
            <text:p>تعداد</text:p>
          </table:table-cell>
          <table:table-cell table:style-name="ce191" office:value-type="string" calcext:value-type="string" table:number-columns-spanned="1" table:number-rows-spanned="2">
            <text:p>ضریب</text:p>
          </table:table-cell>
          <table:table-cell table:style-name="ce191" office:value-type="string" calcext:value-type="string" table:number-columns-spanned="1" table:number-rows-spanned="2">
            <text:p>عرض</text:p>
          </table:table-cell>
          <table:table-cell table:style-name="ce191" office:value-type="string" calcext:value-type="string" table:number-columns-spanned="1" table:number-rows-spanned="2">
            <text:p>طول</text:p>
          </table:table-cell>
          <table:table-cell table:style-name="ce191" office:value-type="string" calcext:value-type="string" table:number-columns-spanned="1" table:number-rows-spanned="2">
            <text:p>ارتفاع</text:p>
          </table:table-cell>
          <table:table-cell table:style-name="ce194" office:value-type="string" calcext:value-type="string" table:number-columns-spanned="1" table:number-rows-spanned="2">
            <text:p><text:span text:style-name="T28">مساحت/متراژ</text:span></text:p>
            <text:p><text:span text:style-name="T32">(</text:span><text:span text:style-name="T33">m2</text:span><text:span text:style-name="T34">)(m)</text:span></text:p>
          </table:table-cell>
          <table:table-cell table:style-name="ce191" office:value-type="string" calcext:value-type="string" table:number-columns-spanned="1" table:number-rows-spanned="2">
            <text:p>جمع جزء</text:p>
          </table:table-cell>
          <table:table-cell table:style-name="ce185" office:value-type="string" calcext:value-type="string" table:number-columns-spanned="1" table:number-rows-spanned="2">
            <text:p>جمع کل</text:p>
          </table:table-cell>
          <table:table-cell table:style-name="ce223" office:value-type="string" calcext:value-type="string" table:number-columns-spanned="3" table:number-rows-spanned="2">
            <text:p>توضیحات</text:p>
          </table:table-cell>
          <table:covered-table-cell table:number-columns-repeated="2" table:style-name="ce223"/>
          <table:table-cell table:number-columns-repeated="1008"/>
        </table:table-row>
        <table:table-row table:style-name="ro14">
          <table:covered-table-cell table:style-name="ce180"/>
          <table:covered-table-cell table:number-columns-repeated="3" table:style-name="ce185"/>
          <table:covered-table-cell table:style-name="ce191"/>
          <table:covered-table-cell table:style-name="ce194"/>
          <table:covered-table-cell table:number-columns-repeated="8" table:style-name="ce191"/>
          <table:covered-table-cell table:number-columns-repeated="2" table:style-name="ce223"/>
          <table:table-cell table:number-columns-repeated="1008"/>
        </table:table-row>
        <table:table-row table:style-name="ro31">
          <table:table-cell table:style-name="ce181" office:value-type="string" calcext:value-type="string">
            <text:p>آیتم قرارداد</text:p>
          </table:table-cell>
          <table:table-cell table:style-name="ce186" table:number-columns-spanned="3" table:number-rows-spanned="1"/>
          <table:covered-table-cell table:number-columns-repeated="2" table:style-name="ce186"/>
          <table:table-cell table:style-name="ce192" table:number-columns-spanned="12" table:number-rows-spanned="1"/>
          <table:covered-table-cell table:number-columns-repeated="11" table:style-name="ce192"/>
          <table:table-cell table:number-columns-repeated="1008"/>
        </table:table-row>
        <table:table-row table:style-name="ro33">
          <table:table-cell table:style-name="ce182" office:value-type="float" office:value="1" calcext:value-type="float">
            <text:p>۱</text:p>
          </table:table-cell>
          <table:table-cell table:style-name="ce187" office:value-type="string" calcext:value-type="string" table:number-columns-spanned="3" table:number-rows-spanned="1">
            <text:p><text:span text:style-name="T30">دیوارهای جانبی </text:span><text:span text:style-name="T31">W4</text:span></text:p>
          </table:table-cell>
          <table:covered-table-cell table:number-columns-repeated="2" table:style-name="ce187"/>
          <table:table-cell table:style-name="ce193" office:value-type="string" calcext:value-type="string">
            <text:p>متر مربع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2" table:number-columns-repeated="3"/>
          <table:table-cell table:style-name="ce202" table:formula="of:=[.J9]*[.I9]" office:value-type="float" office:value="0" calcext:value-type="float">
            <text:p>۰٫۰۰</text:p>
          </table:table-cell>
          <table:table-cell table:style-name="ce202" table:formula="of:=[.K9]*[.G9]" office:value-type="float" office:value="0" calcext:value-type="float">
            <text:p>۰٫۰۰</text:p>
          </table:table-cell>
          <table:table-cell table:style-name="ce202" table:formula="of:=[.L9]*[.F9]" office:value-type="float" office:value="0" calcext:value-type="float">
            <text:p>۰٫۰۰</text:p>
          </table:table-cell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2" calcext:value-type="float">
            <text:p>۲</text:p>
          </table:table-cell>
          <table:table-cell table:style-name="ce187" office:value-type="string" calcext:value-type="string" table:number-columns-spanned="3" table:number-rows-spanned="1">
            <text:p><text:span text:style-name="T30">دیواره جانبی </text:span><text:span text:style-name="T31">W2</text:span></text:p>
          </table:table-cell>
          <table:covered-table-cell table:number-columns-repeated="2" table:style-name="ce187"/>
          <table:table-cell table:style-name="ce193" office:value-type="string" calcext:value-type="string">
            <text:p>متر مربع</text:p>
          </table:table-cell>
          <table:table-cell table:number-columns-repeated="2" table:style-name="ce196" office:value-type="float" office:value="1" calcext:value-type="float">
            <text:p>۱</text:p>
          </table:table-cell>
          <table:table-cell table:style-name="ce203"/>
          <table:table-cell table:style-name="ce202" table:number-columns-repeated="2"/>
          <table:table-cell table:style-name="ce202" table:formula="of:=[.J10]*[.I10]" office:value-type="float" office:value="0" calcext:value-type="float">
            <text:p>۰٫۰۰</text:p>
          </table:table-cell>
          <table:table-cell table:style-name="ce202" table:formula="of:=[.K10]*[.G10]" office:value-type="float" office:value="0" calcext:value-type="float">
            <text:p>۰٫۰۰</text:p>
          </table:table-cell>
          <table:table-cell table:style-name="ce202" table:formula="of:=[.L10]*[.F10]" office:value-type="float" office:value="0" calcext:value-type="float">
            <text:p>۰٫۰۰</text:p>
          </table:table-cell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3" calcext:value-type="float">
            <text:p>۳</text:p>
          </table:table-cell>
          <table:table-cell table:style-name="ce187" office:value-type="string" calcext:value-type="string" table:number-columns-spanned="3" table:number-rows-spanned="1">
            <text:p>ستونها</text:p>
          </table:table-cell>
          <table:covered-table-cell table:number-columns-repeated="2" table:style-name="ce187"/>
          <table:table-cell table:style-name="ce193" office:value-type="string" calcext:value-type="string">
            <text:p>متر مربع</text:p>
          </table:table-cell>
          <table:table-cell table:style-name="ce196" office:value-type="float" office:value="2" calcext:value-type="float">
            <text:p>۲</text:p>
          </table:table-cell>
          <table:table-cell table:style-name="ce196" office:value-type="float" office:value="1" calcext:value-type="float">
            <text:p>۱</text:p>
          </table:table-cell>
          <table:table-cell table:style-name="ce203"/>
          <table:table-cell table:style-name="ce202" table:number-columns-repeated="2"/>
          <table:table-cell table:style-name="ce202" table:formula="of:=[.J11]*[.I11]" office:value-type="float" office:value="0" calcext:value-type="float">
            <text:p>۰٫۰۰</text:p>
          </table:table-cell>
          <table:table-cell table:style-name="ce202" table:formula="of:=[.K11]*[.G11]" office:value-type="float" office:value="0" calcext:value-type="float">
            <text:p>۰٫۰۰</text:p>
          </table:table-cell>
          <table:table-cell table:style-name="ce202" table:formula="of:=[.L11]*[.F11]" office:value-type="float" office:value="0" calcext:value-type="float">
            <text:p>۰٫۰۰</text:p>
          </table:table-cell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4" calcext:value-type="float">
            <text:p>۴</text:p>
          </table:table-cell>
          <table:table-cell table:style-name="ce187" table:number-columns-spanned="3" table:number-rows-spanned="1"/>
          <table:covered-table-cell table:number-columns-repeated="2" table:style-name="ce187"/>
          <table:table-cell table:style-name="ce193"/>
          <table:table-cell table:style-name="ce196" table:number-columns-repeated="2"/>
          <table:table-cell table:style-name="ce204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5" calcext:value-type="float">
            <text:p>۵</text:p>
          </table:table-cell>
          <table:table-cell table:style-name="ce187" table:number-columns-spanned="3" table:number-rows-spanned="1"/>
          <table:covered-table-cell table:number-columns-repeated="2" table:style-name="ce187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5" table:number-columns-spanned="3" table:number-rows-spanned="1"/>
          <table:covered-table-cell table:number-columns-repeated="2" table:style-name="ce225"/>
          <table:table-cell table:number-columns-repeated="1008"/>
        </table:table-row>
        <table:table-row table:style-name="ro34">
          <table:table-cell table:style-name="ce182" office:value-type="float" office:value="6" calcext:value-type="float">
            <text:p>۶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5" table:number-columns-spanned="3" table:number-rows-spanned="1"/>
          <table:covered-table-cell table:number-columns-repeated="2" table:style-name="ce225"/>
          <table:table-cell table:number-columns-repeated="1008"/>
        </table:table-row>
        <table:table-row table:style-name="ro34">
          <table:table-cell table:style-name="ce182" office:value-type="float" office:value="7" calcext:value-type="float">
            <text:p>۷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8" calcext:value-type="float">
            <text:p>۸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9" calcext:value-type="float">
            <text:p>۹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10" calcext:value-type="float">
            <text:p>۱۰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/>
          <table:table-cell table:style-name="ce213" office:value-type="string" calcext:value-type="string">
            <text:p>دور پنجره و دربها لحاظ شود</text:p>
          </table:table-cell>
          <table:table-cell table:number-columns-repeated="1006"/>
        </table:table-row>
        <table:table-row table:style-name="ro34">
          <table:table-cell table:style-name="ce182" office:value-type="float" office:value="11" calcext:value-type="float">
            <text:p>۱۱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12" calcext:value-type="float">
            <text:p>۱۲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13" calcext:value-type="float">
            <text:p>۱۳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14" calcext:value-type="float">
            <text:p>۱۴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15" calcext:value-type="float">
            <text:p>۱۵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16" calcext:value-type="float">
            <text:p>۱۶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17" calcext:value-type="float">
            <text:p>۱۷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18" calcext:value-type="float">
            <text:p>۱۸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19" calcext:value-type="float">
            <text:p>۱۹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20" calcext:value-type="float">
            <text:p>۲۰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21" calcext:value-type="float">
            <text:p>۲۱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22" calcext:value-type="float">
            <text:p>۲۲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4">
          <table:table-cell table:style-name="ce182" office:value-type="float" office:value="23" calcext:value-type="float">
            <text:p>۲۳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6" table:number-columns-repeated="2"/>
          <table:table-cell table:style-name="ce203"/>
          <table:table-cell table:style-name="ce202" table:number-columns-repeated="5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3">
          <table:table-cell table:style-name="ce182" office:value-type="float" office:value="24" calcext:value-type="float">
            <text:p>۲۴</text:p>
          </table:table-cell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7"/>
          <table:table-cell table:style-name="ce200" table:number-columns-repeated="2"/>
          <table:table-cell table:style-name="ce205"/>
          <table:table-cell table:style-name="ce209"/>
          <table:table-cell table:style-name="ce211"/>
          <table:table-cell table:style-name="ce215"/>
          <table:table-cell table:style-name="ce220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3">
          <table:table-cell table:style-name="ce182"/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7"/>
          <table:table-cell table:style-name="ce200" table:number-columns-repeated="2"/>
          <table:table-cell table:style-name="ce205"/>
          <table:table-cell table:style-name="ce209"/>
          <table:table-cell table:style-name="ce211"/>
          <table:table-cell table:style-name="ce215"/>
          <table:table-cell table:style-name="ce220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3">
          <table:table-cell table:style-name="ce182"/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7"/>
          <table:table-cell table:style-name="ce200" table:number-columns-repeated="2"/>
          <table:table-cell table:style-name="ce205"/>
          <table:table-cell table:style-name="ce209"/>
          <table:table-cell table:style-name="ce211"/>
          <table:table-cell table:style-name="ce215"/>
          <table:table-cell table:style-name="ce220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3">
          <table:table-cell table:style-name="ce182"/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7"/>
          <table:table-cell table:style-name="ce200" table:number-columns-repeated="2"/>
          <table:table-cell table:style-name="ce205"/>
          <table:table-cell table:style-name="ce209"/>
          <table:table-cell table:style-name="ce211"/>
          <table:table-cell table:style-name="ce215"/>
          <table:table-cell table:style-name="ce220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3">
          <table:table-cell table:style-name="ce182"/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7"/>
          <table:table-cell table:style-name="ce200" table:number-columns-repeated="2"/>
          <table:table-cell table:style-name="ce205"/>
          <table:table-cell table:style-name="ce209"/>
          <table:table-cell table:style-name="ce212"/>
          <table:table-cell table:style-name="ce216"/>
          <table:table-cell table:style-name="ce216" table:formula="of:=SUM([.M9:.M35])" office:value-type="float" office:value="0" calcext:value-type="float">
            <text:p>0٫00</text:p>
          </table:table-cell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3">
          <table:table-cell table:style-name="ce183"/>
          <table:table-cell table:style-name="ce188" table:number-columns-spanned="3" table:number-rows-spanned="1"/>
          <table:covered-table-cell table:number-columns-repeated="2" table:style-name="ce188"/>
          <table:table-cell table:style-name="ce193"/>
          <table:table-cell table:style-name="ce197"/>
          <table:table-cell table:style-name="ce200" table:number-columns-repeated="2"/>
          <table:table-cell table:style-name="ce205"/>
          <table:table-cell table:style-name="ce209"/>
          <table:table-cell table:style-name="ce212"/>
          <table:table-cell table:style-name="ce216"/>
          <table:table-cell table:style-name="ce221"/>
          <table:table-cell table:style-name="ce224" table:number-columns-spanned="3" table:number-rows-spanned="1"/>
          <table:covered-table-cell table:number-columns-repeated="2" table:style-name="ce224"/>
          <table:table-cell table:number-columns-repeated="1008"/>
        </table:table-row>
        <table:table-row table:style-name="ro33">
          <table:table-cell table:style-name="ce183"/>
          <table:table-cell table:style-name="ce189" table:number-columns-spanned="3" table:number-rows-spanned="1"/>
          <table:covered-table-cell table:number-columns-repeated="2" table:style-name="ce189"/>
          <table:table-cell table:style-name="ce193"/>
          <table:table-cell table:style-name="ce197"/>
          <table:table-cell table:style-name="ce201"/>
          <table:table-cell table:style-name="ce203"/>
          <table:table-cell table:style-name="ce206"/>
          <table:table-cell table:style-name="ce203"/>
          <table:table-cell table:style-name="ce212"/>
          <table:table-cell table:style-name="ce216" office:value-type="string" calcext:value-type="string">
            <text:p>جمع کل</text:p>
          </table:table-cell>
          <table:table-cell table:style-name="ce216"/>
          <table:table-cell table:style-name="ce226" table:number-columns-spanned="3" table:number-rows-spanned="1"/>
          <table:covered-table-cell table:number-columns-repeated="2" table:style-name="ce226"/>
          <table:table-cell table:number-columns-repeated="1008"/>
        </table:table-row>
        <table:table-row table:style-name="ro35">
          <table:table-cell table:style-name="ce184" table:number-columns-spanned="16" table:number-rows-spanned="3"/>
          <table:covered-table-cell table:number-columns-repeated="2" table:style-name="ce184"/>
          <table:covered-table-cell table:style-name="ce184">
            <draw:custom-shape draw:z-index="0" draw:name="TextBox 6" draw:style-name="gr2" draw:text-style-name="P4" svg:width="1.6059in" svg:height="0.5984in" svg:x="0.1169in" svg:y="0.0957in">
              <text:p text:style-name="P3"><text:span text:style-name="T3">2</text:span><text:span text:style-name="T3">-ناظر (نماینده تولیکا):</text:span></text:p>
              <text:p text:style-name="P3"><text:span text:style-name="T4">نام ونام خانوادگی:</text:span></text:p>
              <text:p text:style-name="P3"><text:span text:style-name="T4">امضاء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2" table:style-name="ce184"/>
          <table:covered-table-cell table:style-name="ce184">
            <draw:custom-shape draw:z-index="1" draw:name="TextBox 15" draw:style-name="gr2" draw:text-style-name="P4" svg:width="1.6024in" svg:height="0.5984in" svg:x="0.7516in" svg:y="0.0957in">
              <text:p text:style-name="P3"><text:span text:style-name="T3">3</text:span><text:span text:style-name="T3">-دفترفنی (تولیکا):</text:span></text:p>
              <text:p text:style-name="P3"><text:span text:style-name="T4">نام ونام خانوادگی:</text:span></text:p>
              <text:p text:style-name="P3"><text:span text:style-name="T4">امضاء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3" table:style-name="ce184"/>
          <table:covered-table-cell table:style-name="ce184">
            <draw:custom-shape draw:z-index="2" draw:name="TextBox 16" draw:style-name="gr2" draw:text-style-name="P4" svg:width="1.6031in" svg:height="0.5984in" svg:x="0.7701in" svg:y="0.0957in">
              <text:p text:style-name="P3"><text:span text:style-name="T3">4</text:span><text:span text:style-name="T3">-کارفرما ( تولیکا):</text:span></text:p>
              <text:p text:style-name="P3"><text:span text:style-name="T4">نام ونام خانوادگی:</text:span></text:p>
              <text:p text:style-name="P3"><text:span text:style-name="T4">امضاء: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5" table:style-name="ce184"/>
          <table:table-cell table:number-columns-repeated="1008"/>
        </table:table-row>
        <table:table-row table:style-name="ro35">
          <table:covered-table-cell table:number-columns-repeated="16" table:style-name="ce184"/>
          <table:table-cell table:number-columns-repeated="1008"/>
        </table:table-row>
        <table:table-row table:style-name="ro35">
          <table:covered-table-cell table:number-columns-repeated="16" table:style-name="ce184"/>
          <table:table-cell table:number-columns-repeated="1008"/>
        </table:table-row>
        <table:table-row table:style-name="ro35" table:number-rows-repeated="1048534">
          <table:table-cell table:number-columns-repeated="1024"/>
        </table:table-row>
        <table:table-row table:style-name="ro35">
          <table:table-cell table:number-columns-repeated="1024"/>
        </table:table-row>
        <table:named-expressions>
          <table:named-range table:name="_xlnm.Print_Area" table:base-cell-address="$روکش.$A$1" table:cell-range-address="$ریزمتره.$A$1:.$P$42" table:range-usable-as="print-range"/>
        </table:named-expressions>
      </table:table>
      <table:table table:name="بحروف" table:style-name="ta5">
        <office:forms form:automatic-focus="false" form:apply-design-mode="false"/>
        <table:table-column table:style-name="co16" table:default-cell-style-name="Default"/>
        <table:table-column table:style-name="co24" table:default-cell-style-name="ce213"/>
        <table:table-column table:style-name="co16" table:default-cell-style-name="Default"/>
        <table:table-column table:style-name="co25" table:default-cell-style-name="ce213"/>
        <table:table-column table:style-name="co26" table:default-cell-style-name="ce213"/>
        <table:table-column table:style-name="co16" table:default-cell-style-name="Default"/>
        <table:table-column table:style-name="co27" table:number-columns-repeated="3" table:default-cell-style-name="ce213"/>
        <table:table-column table:style-name="co16" table:number-columns-repeated="2" table:default-cell-style-name="Default"/>
        <table:table-column table:style-name="co24" table:default-cell-style-name="ce213"/>
        <table:table-column table:style-name="co3" table:default-cell-style-name="ce213"/>
        <table:table-column table:style-name="co28" table:default-cell-style-name="ce213"/>
        <table:table-column table:style-name="co29" table:default-cell-style-name="ce213"/>
        <table:table-column table:style-name="co30" table:default-cell-style-name="ce213"/>
        <table:table-column table:style-name="co31" table:default-cell-style-name="ce213"/>
        <table:table-column table:style-name="co16" table:number-columns-repeated="1007" table:default-cell-style-name="Default"/>
        <table:table-row table:style-name="ro35" table:number-rows-repeated="2">
          <table:table-cell table:number-columns-repeated="1024"/>
        </table:table-row>
        <table:table-row table:style-name="ro35" table:number-rows-repeated="2">
          <table:table-cell/>
          <table:table-cell table:style-name="ce228" table:number-columns-repeated="19"/>
          <table:table-cell table:number-columns-repeated="1004"/>
        </table:table-row>
        <table:table-row table:style-name="ro35">
          <table:table-cell/>
          <table:table-cell table:style-name="ce228" table:number-columns-repeated="14"/>
          <table:table-cell table:style-name="ce228" table:formula="of:=MID([.P8];2;1)" office:value-type="string" office:string-value="0" calcext:value-type="string">
            <text:p>0</text:p>
          </table:table-cell>
          <table:table-cell table:style-name="ce228" table:number-columns-repeated="4"/>
          <table:table-cell table:number-columns-repeated="1004"/>
        </table:table-row>
        <table:table-row table:style-name="ro35">
          <table:table-cell/>
          <table:table-cell table:style-name="ce228" table:number-columns-repeated="14"/>
          <table:table-cell table:style-name="ce228" table:formula="of:=LEN([.P10])" office:value-type="float" office:value="3" calcext:value-type="float">
            <text:p>3</text:p>
          </table:table-cell>
          <table:table-cell table:style-name="ce228" table:number-columns-repeated="4"/>
          <table:table-cell table:number-columns-repeated="1004"/>
        </table:table-row>
        <table:table-row table:style-name="ro7">
          <table:table-cell/>
          <table:table-cell table:style-name="ce228" table:number-columns-repeated="6"/>
          <table:table-cell table:style-name="ce237" office:value-type="string" calcext:value-type="string">
            <text:p>ورودی</text:p>
          </table:table-cell>
          <table:table-cell table:style-name="ce241" table:formula="of:=[$'خلاصه مالی'.I28]" office:value-type="float" office:value="20000000000002" calcext:value-type="float">
            <text:p>۲۰۰۰۰۰۰۰۰۰۰٬۰۰۲</text:p>
          </table:table-cell>
          <table:table-cell table:style-name="ce228" table:number-columns-repeated="11"/>
          <table:table-cell table:number-columns-repeated="1004"/>
        </table:table-row>
        <table:table-row table:style-name="ro35">
          <table:table-cell/>
          <table:table-cell table:style-name="ce228" table:number-columns-repeated="4"/>
          <table:table-cell table:style-name="ce231" office:value-type="string" calcext:value-type="string">
            <text:p><text:s/>و </text:p>
          </table:table-cell>
          <table:table-cell table:style-name="ce228"/>
          <table:table-cell table:style-name="ce238"/>
          <table:table-cell table:style-name="ce228" table:number-columns-repeated="7"/>
          <table:table-cell table:style-name="ce228" table:formula="of:=ROUND(VALUE([.I7]);0)" office:value-type="float" office:value="20000000000002" calcext:value-type="float">
            <text:p>20000000000002</text:p>
          </table:table-cell>
          <table:table-cell table:style-name="ce228" table:number-columns-repeated="4"/>
          <table:table-cell table:number-columns-repeated="1004"/>
        </table:table-row>
        <table:table-row table:style-name="ro31">
          <table:table-cell/>
          <table:table-cell table:style-name="ce229" office:value-type="float" office:value="0" calcext:value-type="float">
            <text:p>0</text:p>
          </table:table-cell>
          <table:table-cell table:style-name="ce230" table:formula="of:=&quot;&quot;">
            <text:p/>
          </table:table-cell>
          <table:table-cell table:style-name="ce230" table:formula="of:=&quot;&quot;">
            <text:p/>
          </table:table-cell>
          <table:table-cell table:style-name="ce230" table:formula="of:=&quot;&quot;">
            <text:p/>
          </table:table-cell>
          <table:table-cell table:style-name="ce229" table:formula="of:=&quot;&quot;">
            <text:p/>
          </table:table-cell>
          <table:table-cell table:style-name="ce228"/>
          <table:table-cell table:style-name="ce238"/>
          <table:table-cell table:style-name="ce228" table:number-columns-repeated="12"/>
          <table:table-cell table:number-columns-repeated="1004"/>
        </table:table-row>
        <table:table-row table:style-name="ro35">
          <table:table-cell/>
          <table:table-cell table:style-name="ce229" office:value-type="float" office:value="1" calcext:value-type="float">
            <text:p>1</text:p>
          </table:table-cell>
          <table:table-cell table:style-name="ce230" office:value-type="string" calcext:value-type="string">
            <text:p>یک</text:p>
          </table:table-cell>
          <table:table-cell table:style-name="ce230" office:value-type="string" calcext:value-type="string">
            <text:p>ده</text:p>
          </table:table-cell>
          <table:table-cell table:style-name="ce230" office:value-type="string" calcext:value-type="string">
            <text:p>یکصد</text:p>
          </table:table-cell>
          <table:table-cell table:style-name="ce230"/>
          <table:table-cell table:style-name="ce228"/>
          <table:table-cell table:style-name="ce238"/>
          <table:table-cell table:style-name="ce228"/>
          <table:table-cell table:style-name="ce243" table:formula="of:=IFERROR( VLOOKUP([.O10];[.$B$9:.$F$18];4;0);&quot;&quot;)">
            <text:p/>
          </table:table-cell>
          <table:table-cell table:style-name="ce243" table:formula="of:=IFERROR( VLOOKUP([.N10];[.$B$9:.$F$18];3;0);&quot;&quot;)">
            <text:p/>
          </table:table-cell>
          <table:table-cell table:style-name="ce243" table:formula="of:=IFERROR( VLOOKUP([.M10];[.$B$9:.$F$18];2;0);&quot;&quot;)" office:value-type="string" office:string-value="دو" calcext:value-type="string">
            <text:p>دو</text:p>
          </table:table-cell>
          <table:table-cell table:style-name="ce246" table:formula="of:=IFERROR(VALUE(RIGHT([.P10];1));&quot;&quot;)" office:value-type="float" office:value="2" calcext:value-type="float">
            <text:p>2</text:p>
          </table:table-cell>
          <table:table-cell table:style-name="ce246" table:formula="of:=IFERROR(VALUE(IF(LEN([.P10])&gt;2;MID([.P10];2;1);IF(LEN([.P10])=2;LEFT([.P10];1);0)));&quot;&quot;)" office:value-type="float" office:value="0" calcext:value-type="float">
            <text:p>0</text:p>
          </table:table-cell>
          <table:table-cell table:style-name="ce246" table:formula="of:=IFERROR(VALUE(IF(LEN([.P10])&lt;3;0;LEFT([.P10];1)));&quot;&quot;)" office:value-type="float" office:value="0" calcext:value-type="float">
            <text:p>0</text:p>
          </table:table-cell>
          <table:table-cell table:style-name="ce246" table:formula="of:=RIGHT([.P8];3)" office:value-type="string" office:string-value="002" calcext:value-type="string">
            <text:p>002</text:p>
          </table:table-cell>
          <table:table-cell table:style-name="ce247" office:value-type="float" office:value="1" calcext:value-type="float">
            <text:p>1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دو</text:p>
          </table:table-cell>
          <table:table-cell table:style-name="ce230" office:value-type="string" calcext:value-type="string">
            <text:p>بیست</text:p>
          </table:table-cell>
          <table:table-cell table:style-name="ce230" office:value-type="string" calcext:value-type="string">
            <text:p>دویست</text:p>
          </table:table-cell>
          <table:table-cell table:style-name="ce230" office:value-type="string" calcext:value-type="string">
            <text:p><text:s/>هزار </text:p>
          </table:table-cell>
          <table:table-cell table:style-name="ce228"/>
          <table:table-cell table:style-name="ce238"/>
          <table:table-cell table:style-name="ce228"/>
          <table:table-cell table:style-name="ce243" table:formula="of:=IFERROR( VLOOKUP([.O11];[.$B$9:.$F$18];4;0);&quot;&quot;)">
            <text:p/>
          </table:table-cell>
          <table:table-cell table:style-name="ce243" table:formula="of:=IFERROR( VLOOKUP([.N11];[.$B$9:.$F$18];3;0);&quot;&quot;)">
            <text:p/>
          </table:table-cell>
          <table:table-cell table:style-name="ce243" table:formula="of:=IFERROR( VLOOKUP([.M11];[.$B$9:.$F$18];2;0);&quot;&quot;)">
            <text:p/>
          </table:table-cell>
          <table:table-cell table:style-name="ce246" table:formula="of:=IFERROR(VALUE(RIGHT([.P11];1));&quot;&quot;)" office:value-type="float" office:value="0" calcext:value-type="float">
            <text:p>0</text:p>
          </table:table-cell>
          <table:table-cell table:style-name="ce246" table:formula="of:=IFERROR(VALUE(IF(LEN([.P11])&gt;2;MID([.P11];2;1);IF(LEN([.P11])=2;LEFT([.P11];1);0)));&quot;&quot;)" office:value-type="float" office:value="0" calcext:value-type="float">
            <text:p>0</text:p>
          </table:table-cell>
          <table:table-cell table:style-name="ce246" table:formula="of:=IFERROR(VALUE(IF(LEN([.P11])&lt;3;0;LEFT([.P11];1)));&quot;&quot;)" office:value-type="float" office:value="0" calcext:value-type="float">
            <text:p>0</text:p>
          </table:table-cell>
          <table:table-cell table:style-name="ce246" table:formula="of:=IFERROR( IF(LEN([.$P$8])&gt;=[.Q11]*3;LEFT(RIGHT([.$P$8];[.Q11]*3);3);LEFT([.$P$8];LEN([.$P$8])-[.Q10]*3));&quot;---&quot;)" office:value-type="string" office:string-value="000" calcext:value-type="string">
            <text:p>000</text:p>
          </table:table-cell>
          <table:table-cell table:style-name="ce247" office:value-type="float" office:value="2" calcext:value-type="float">
            <text:p>2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سه</text:p>
          </table:table-cell>
          <table:table-cell table:style-name="ce230" office:value-type="string" calcext:value-type="string">
            <text:p>سی</text:p>
          </table:table-cell>
          <table:table-cell table:style-name="ce230" office:value-type="string" calcext:value-type="string">
            <text:p>سیصد</text:p>
          </table:table-cell>
          <table:table-cell table:style-name="ce230" office:value-type="string" calcext:value-type="string">
            <text:p><text:s/>میلیون </text:p>
          </table:table-cell>
          <table:table-cell table:style-name="ce228"/>
          <table:table-cell table:style-name="ce238"/>
          <table:table-cell table:style-name="ce228"/>
          <table:table-cell table:style-name="ce243" table:formula="of:=IFERROR( VLOOKUP([.O12];[.$B$9:.$F$18];4;0);&quot;&quot;)">
            <text:p/>
          </table:table-cell>
          <table:table-cell table:style-name="ce243" table:formula="of:=IFERROR( VLOOKUP([.N12];[.$B$9:.$F$18];3;0);&quot;&quot;)">
            <text:p/>
          </table:table-cell>
          <table:table-cell table:style-name="ce243" table:formula="of:=IFERROR( VLOOKUP([.M12];[.$B$9:.$F$18];2;0);&quot;&quot;)">
            <text:p/>
          </table:table-cell>
          <table:table-cell table:style-name="ce246" table:formula="of:=IFERROR(VALUE(RIGHT([.P12];1));&quot;&quot;)" office:value-type="float" office:value="0" calcext:value-type="float">
            <text:p>0</text:p>
          </table:table-cell>
          <table:table-cell table:style-name="ce246" table:formula="of:=IFERROR(VALUE(IF(LEN([.P12])&gt;2;MID([.P12];2;1);IF(LEN([.P12])=2;LEFT([.P12];1);0)));&quot;&quot;)" office:value-type="float" office:value="0" calcext:value-type="float">
            <text:p>0</text:p>
          </table:table-cell>
          <table:table-cell table:style-name="ce246" table:formula="of:=IFERROR(VALUE(IF(LEN([.P12])&lt;3;0;LEFT([.P12];1)));&quot;&quot;)" office:value-type="float" office:value="0" calcext:value-type="float">
            <text:p>0</text:p>
          </table:table-cell>
          <table:table-cell table:style-name="ce246" table:formula="of:=IFERROR( IF(LEN([.$P$8])&gt;=[.Q12]*3;LEFT(RIGHT([.$P$8];[.Q12]*3);3);LEFT([.$P$8];LEN([.$P$8])-[.Q11]*3));&quot;---&quot;)" office:value-type="string" office:string-value="000" calcext:value-type="string">
            <text:p>000</text:p>
          </table:table-cell>
          <table:table-cell table:style-name="ce247" office:value-type="float" office:value="3" calcext:value-type="float">
            <text:p>3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چهار</text:p>
          </table:table-cell>
          <table:table-cell table:style-name="ce230" office:value-type="string" calcext:value-type="string">
            <text:p>چهل</text:p>
          </table:table-cell>
          <table:table-cell table:style-name="ce230" office:value-type="string" calcext:value-type="string">
            <text:p>چهارصد</text:p>
          </table:table-cell>
          <table:table-cell table:style-name="ce230" office:value-type="string" calcext:value-type="string">
            <text:p><text:s/>میلیارد </text:p>
          </table:table-cell>
          <table:table-cell table:style-name="ce228"/>
          <table:table-cell table:style-name="ce238"/>
          <table:table-cell table:style-name="ce228"/>
          <table:table-cell table:style-name="ce243" table:formula="of:=IFERROR( VLOOKUP([.O13];[.$B$9:.$F$18];4;0);&quot;&quot;)">
            <text:p/>
          </table:table-cell>
          <table:table-cell table:style-name="ce243" table:formula="of:=IFERROR( VLOOKUP([.N13];[.$B$9:.$F$18];3;0);&quot;&quot;)">
            <text:p/>
          </table:table-cell>
          <table:table-cell table:style-name="ce243" table:formula="of:=IFERROR( VLOOKUP([.M13];[.$B$9:.$F$18];2;0);&quot;&quot;)">
            <text:p/>
          </table:table-cell>
          <table:table-cell table:style-name="ce246" table:formula="of:=IFERROR(VALUE(RIGHT([.P13];1));&quot;&quot;)" office:value-type="float" office:value="0" calcext:value-type="float">
            <text:p>0</text:p>
          </table:table-cell>
          <table:table-cell table:style-name="ce246" table:formula="of:=IFERROR(VALUE(IF(LEN([.P13])&gt;2;MID([.P13];2;1);IF(LEN([.P13])=2;LEFT([.P13];1);0)));&quot;&quot;)" office:value-type="float" office:value="0" calcext:value-type="float">
            <text:p>0</text:p>
          </table:table-cell>
          <table:table-cell table:style-name="ce246" table:formula="of:=IFERROR(VALUE(IF(LEN([.P13])&lt;3;0;LEFT([.P13];1)));&quot;&quot;)" office:value-type="float" office:value="0" calcext:value-type="float">
            <text:p>0</text:p>
          </table:table-cell>
          <table:table-cell table:style-name="ce246" table:formula="of:=IFERROR( IF(LEN([.$P$8])&gt;=[.Q13]*3;LEFT(RIGHT([.$P$8];[.Q13]*3);3);LEFT([.$P$8];LEN([.$P$8])-[.Q12]*3));&quot;---&quot;)" office:value-type="string" office:string-value="000" calcext:value-type="string">
            <text:p>000</text:p>
          </table:table-cell>
          <table:table-cell table:style-name="ce247" office:value-type="float" office:value="4" calcext:value-type="float">
            <text:p>4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5" calcext:value-type="float">
            <text:p>5</text:p>
          </table:table-cell>
          <table:table-cell table:style-name="ce230" office:value-type="string" calcext:value-type="string">
            <text:p>پنج</text:p>
          </table:table-cell>
          <table:table-cell table:style-name="ce230" office:value-type="string" calcext:value-type="string">
            <text:p>پنجاه</text:p>
          </table:table-cell>
          <table:table-cell table:style-name="ce230" office:value-type="string" calcext:value-type="string">
            <text:p>پانصد</text:p>
          </table:table-cell>
          <table:table-cell table:style-name="ce230" office:value-type="string" calcext:value-type="string">
            <text:p><text:s/>تریلیون </text:p>
          </table:table-cell>
          <table:table-cell table:style-name="ce228"/>
          <table:table-cell table:style-name="ce238"/>
          <table:table-cell table:style-name="ce228"/>
          <table:table-cell table:style-name="ce243" table:formula="of:=IFERROR( VLOOKUP([.O14];[.$B$9:.$F$18];4;0);&quot;&quot;)">
            <text:p/>
          </table:table-cell>
          <table:table-cell table:style-name="ce243" table:formula="of:=IFERROR( VLOOKUP([.N14];[.$B$9:.$F$18];3;0);&quot;&quot;)" office:value-type="string" office:string-value="بیست" calcext:value-type="string">
            <text:p>بیست</text:p>
          </table:table-cell>
          <table:table-cell table:style-name="ce243" table:formula="of:=IFERROR( VLOOKUP([.M14];[.$B$9:.$F$18];2;0);&quot;&quot;)">
            <text:p/>
          </table:table-cell>
          <table:table-cell table:style-name="ce246" table:formula="of:=IFERROR(VALUE(RIGHT([.P14];1));&quot;&quot;)" office:value-type="float" office:value="0" calcext:value-type="float">
            <text:p>0</text:p>
          </table:table-cell>
          <table:table-cell table:style-name="ce246" table:formula="of:=IFERROR(VALUE(IF(LEN([.P14])&gt;2;MID([.P14];2;1);IF(LEN([.P14])=2;LEFT([.P14];1);0)));&quot;&quot;)" office:value-type="float" office:value="2" calcext:value-type="float">
            <text:p>2</text:p>
          </table:table-cell>
          <table:table-cell table:style-name="ce246" table:formula="of:=IFERROR(VALUE(IF(LEN([.P14])&lt;3;0;LEFT([.P14];1)));&quot;&quot;)" office:value-type="float" office:value="0" calcext:value-type="float">
            <text:p>0</text:p>
          </table:table-cell>
          <table:table-cell table:style-name="ce246" table:formula="of:=IFERROR( IF(LEN([.$P$8])&gt;=[.Q14]*3;LEFT(RIGHT([.$P$8];[.Q14]*3);3);LEFT([.$P$8];LEN([.$P$8])-[.Q13]*3));&quot;---&quot;)" office:value-type="string" office:string-value="20" calcext:value-type="string">
            <text:p>20</text:p>
          </table:table-cell>
          <table:table-cell table:style-name="ce247" office:value-type="float" office:value="5" calcext:value-type="float">
            <text:p>5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6" calcext:value-type="float">
            <text:p>6</text:p>
          </table:table-cell>
          <table:table-cell table:style-name="ce230" office:value-type="string" calcext:value-type="string">
            <text:p>شش</text:p>
          </table:table-cell>
          <table:table-cell table:style-name="ce230" office:value-type="string" calcext:value-type="string">
            <text:p>شصت</text:p>
          </table:table-cell>
          <table:table-cell table:style-name="ce230" office:value-type="string" calcext:value-type="string">
            <text:p>ششصد</text:p>
          </table:table-cell>
          <table:table-cell table:style-name="ce232"/>
          <table:table-cell table:style-name="ce228"/>
          <table:table-cell table:style-name="ce238"/>
          <table:table-cell table:style-name="ce228"/>
          <table:table-cell table:style-name="ce243" table:formula="of:=IFERROR( VLOOKUP([.O15];[.$B$9:.$F$18];4;0);&quot;&quot;)">
            <text:p/>
          </table:table-cell>
          <table:table-cell table:style-name="ce243" table:formula="of:=IFERROR( VLOOKUP([.N15];[.$B$9:.$F$18];3;0);&quot;&quot;)">
            <text:p/>
          </table:table-cell>
          <table:table-cell table:style-name="ce243" table:formula="of:=IFERROR( VLOOKUP([.M15];[.$B$9:.$F$18];2;0);&quot;&quot;)">
            <text:p/>
          </table:table-cell>
          <table:table-cell table:style-name="ce246" table:formula="of:=IFERROR(VALUE(RIGHT([.P15];1));&quot;&quot;)">
            <text:p/>
          </table:table-cell>
          <table:table-cell table:style-name="ce246" table:formula="of:=IFERROR(VALUE(IF(LEN([.P15])&gt;2;MID([.P15];2;1);IF(LEN([.P15])=2;LEFT([.P15];1);0)));&quot;&quot;)">
            <text:p/>
          </table:table-cell>
          <table:table-cell table:style-name="ce246" table:formula="of:=IFERROR(VALUE(IF(LEN([.P15])&lt;3;0;LEFT([.P15];1)));&quot;&quot;)">
            <text:p/>
          </table:table-cell>
          <table:table-cell table:style-name="ce246" table:formula="of:=IFERROR( IF(LEN([.$P$8])&gt;=[.Q15]*3;LEFT(RIGHT([.$P$8];[.Q15]*3);3);LEFT([.$P$8];LEN([.$P$8])-[.Q14]*3));&quot;---&quot;)" office:value-type="string" office:string-value="---" calcext:value-type="string">
            <text:p>---</text:p>
          </table:table-cell>
          <table:table-cell table:style-name="ce247" office:value-type="float" office:value="6" calcext:value-type="float">
            <text:p>6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7" calcext:value-type="float">
            <text:p>7</text:p>
          </table:table-cell>
          <table:table-cell table:style-name="ce230" office:value-type="string" calcext:value-type="string">
            <text:p>هفت</text:p>
          </table:table-cell>
          <table:table-cell table:style-name="ce230" office:value-type="string" calcext:value-type="string">
            <text:p>هفتاد</text:p>
          </table:table-cell>
          <table:table-cell table:style-name="ce230" office:value-type="string" calcext:value-type="string">
            <text:p>هفتصد</text:p>
          </table:table-cell>
          <table:table-cell table:style-name="ce232"/>
          <table:table-cell table:style-name="ce228"/>
          <table:table-cell table:style-name="ce238"/>
          <table:table-cell table:style-name="ce228"/>
          <table:table-cell table:style-name="ce243" table:formula="of:=IFERROR( VLOOKUP([.O16];[.$B$9:.$F$18];4;0);&quot;&quot;)">
            <text:p/>
          </table:table-cell>
          <table:table-cell table:style-name="ce243" table:formula="of:=IFERROR( VLOOKUP([.N16];[.$B$9:.$F$18];3;0);&quot;&quot;)">
            <text:p/>
          </table:table-cell>
          <table:table-cell table:style-name="ce243" table:formula="of:=IFERROR( VLOOKUP([.M16];[.$B$9:.$F$18];2;0);&quot;&quot;)">
            <text:p/>
          </table:table-cell>
          <table:table-cell table:style-name="ce246" table:formula="of:=IFERROR(VALUE(RIGHT([.P16];1));&quot;&quot;)">
            <text:p/>
          </table:table-cell>
          <table:table-cell table:style-name="ce246" table:formula="of:=IFERROR(VALUE(IF(LEN([.P16])&gt;2;MID([.P16];2;1);IF(LEN([.P16])=2;LEFT([.P16];1);0)));&quot;&quot;)">
            <text:p/>
          </table:table-cell>
          <table:table-cell table:style-name="ce246" table:formula="of:=IFERROR(VALUE(IF(LEN([.P16])&lt;3;0;LEFT([.P16];1)));&quot;&quot;)">
            <text:p/>
          </table:table-cell>
          <table:table-cell table:style-name="ce246" table:formula="of:=IFERROR( IF(LEN([.$P$8])&gt;=[.Q16]*3;LEFT(RIGHT([.$P$8];[.Q16]*3);3);LEFT([.$P$8];LEN([.$P$8])-[.Q15]*3));&quot;---&quot;)" office:value-type="string" office:string-value="---" calcext:value-type="string">
            <text:p>---</text:p>
          </table:table-cell>
          <table:table-cell table:style-name="ce247" office:value-type="float" office:value="7" calcext:value-type="float">
            <text:p>7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8" calcext:value-type="float">
            <text:p>8</text:p>
          </table:table-cell>
          <table:table-cell table:style-name="ce230" office:value-type="string" calcext:value-type="string">
            <text:p>هشت</text:p>
          </table:table-cell>
          <table:table-cell table:style-name="ce230" office:value-type="string" calcext:value-type="string">
            <text:p>هشتاد</text:p>
          </table:table-cell>
          <table:table-cell table:style-name="ce230" office:value-type="string" calcext:value-type="string">
            <text:p>هشتصد</text:p>
          </table:table-cell>
          <table:table-cell table:style-name="ce230"/>
          <table:table-cell table:style-name="ce228"/>
          <table:table-cell table:style-name="ce238"/>
          <table:table-cell table:style-name="ce228"/>
          <table:table-cell table:style-name="ce243" table:formula="of:=IFERROR( VLOOKUP([.O17];[.$B$9:.$F$18];4;0);&quot;&quot;)">
            <text:p/>
          </table:table-cell>
          <table:table-cell table:style-name="ce243" table:formula="of:=IFERROR( VLOOKUP([.N17];[.$B$9:.$F$18];3;0);&quot;&quot;)">
            <text:p/>
          </table:table-cell>
          <table:table-cell table:style-name="ce243" table:formula="of:=IFERROR( VLOOKUP([.M17];[.$B$9:.$F$18];2;0);&quot;&quot;)">
            <text:p/>
          </table:table-cell>
          <table:table-cell table:style-name="ce246" table:formula="of:=IFERROR(VALUE(RIGHT([.P17];1));&quot;&quot;)">
            <text:p/>
          </table:table-cell>
          <table:table-cell table:style-name="ce246" table:formula="of:=IFERROR(VALUE(IF(LEN([.P17])&gt;2;MID([.P17];2;1);IF(LEN([.P17])=2;LEFT([.P17];1);0)));&quot;&quot;)">
            <text:p/>
          </table:table-cell>
          <table:table-cell table:style-name="ce246" table:formula="of:=IFERROR(VALUE(IF(LEN([.P17])&lt;3;0;LEFT([.P17];1)));&quot;&quot;)">
            <text:p/>
          </table:table-cell>
          <table:table-cell table:style-name="ce246" table:formula="of:=IFERROR( IF(LEN([.$P$8])&gt;=[.Q17]*3;LEFT(RIGHT([.$P$8];[.Q17]*3);3);LEFT([.$P$8];LEN([.$P$8])-[.Q16]*3));&quot;---&quot;)" office:value-type="string" office:string-value="---" calcext:value-type="string">
            <text:p>---</text:p>
          </table:table-cell>
          <table:table-cell table:style-name="ce247" office:value-type="float" office:value="8" calcext:value-type="float">
            <text:p>8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9" calcext:value-type="float">
            <text:p>9</text:p>
          </table:table-cell>
          <table:table-cell table:style-name="ce230" office:value-type="string" calcext:value-type="string">
            <text:p>نه</text:p>
          </table:table-cell>
          <table:table-cell table:style-name="ce230" office:value-type="string" calcext:value-type="string">
            <text:p>نود</text:p>
          </table:table-cell>
          <table:table-cell table:style-name="ce230" office:value-type="string" calcext:value-type="string">
            <text:p>نهصد</text:p>
          </table:table-cell>
          <table:table-cell table:style-name="ce230"/>
          <table:table-cell table:style-name="ce228"/>
          <table:table-cell table:style-name="ce238"/>
          <table:table-cell table:style-name="ce228"/>
          <table:table-cell table:style-name="ce243" table:formula="of:=IFERROR( VLOOKUP([.O18];[.$B$9:.$F$18];4;0);&quot;&quot;)">
            <text:p/>
          </table:table-cell>
          <table:table-cell table:style-name="ce243" table:formula="of:=IFERROR( VLOOKUP([.N18];[.$B$9:.$F$18];3;0);&quot;&quot;)">
            <text:p/>
          </table:table-cell>
          <table:table-cell table:style-name="ce243" table:formula="of:=IFERROR( VLOOKUP([.M18];[.$B$9:.$F$18];2;0);&quot;&quot;)">
            <text:p/>
          </table:table-cell>
          <table:table-cell table:style-name="ce246" table:formula="of:=IFERROR(VALUE(RIGHT([.P18];1));&quot;&quot;)">
            <text:p/>
          </table:table-cell>
          <table:table-cell table:style-name="ce246" table:formula="of:=IFERROR(VALUE(IF(LEN([.P18])&gt;2;MID([.P18];2;1);IF(LEN([.P18])=2;LEFT([.P18];1);0)));&quot;&quot;)">
            <text:p/>
          </table:table-cell>
          <table:table-cell table:style-name="ce246" table:formula="of:=IFERROR(VALUE(IF(LEN([.P18])&lt;3;0;LEFT([.P18];1)));&quot;&quot;)">
            <text:p/>
          </table:table-cell>
          <table:table-cell table:style-name="ce246" table:formula="of:=IFERROR( IF(LEN([.$P$8])&gt;=[.Q18]*3;LEFT(RIGHT([.$P$8];[.Q18]*3);3);LEFT([.$P$8];LEN([.$P$8])-[.Q17]*3));&quot;---&quot;)" office:value-type="string" office:string-value="---" calcext:value-type="string">
            <text:p>---</text:p>
          </table:table-cell>
          <table:table-cell table:style-name="ce247" office:value-type="float" office:value="9" calcext:value-type="float">
            <text:p>9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11" calcext:value-type="float">
            <text:p>11</text:p>
          </table:table-cell>
          <table:table-cell table:style-name="ce230" office:value-type="string" calcext:value-type="string">
            <text:p>ده و یک</text:p>
          </table:table-cell>
          <table:table-cell table:style-name="ce230" office:value-type="string" calcext:value-type="string">
            <text:p>یاز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/>
          <table:table-cell table:style-name="ce243" table:formula="of:=IFERROR( VLOOKUP([.O19];[.$B$9:.$F$18];4;0);&quot;&quot;)">
            <text:p/>
          </table:table-cell>
          <table:table-cell table:style-name="ce243" table:formula="of:=IFERROR( VLOOKUP([.N19];[.$B$9:.$F$18];3;0);&quot;&quot;)">
            <text:p/>
          </table:table-cell>
          <table:table-cell table:style-name="ce243" table:formula="of:=IFERROR( VLOOKUP([.M19];[.$B$9:.$F$18];2;0);&quot;&quot;)">
            <text:p/>
          </table:table-cell>
          <table:table-cell table:style-name="ce246" table:formula="of:=IFERROR(VALUE(RIGHT([.P19];1));&quot;&quot;)">
            <text:p/>
          </table:table-cell>
          <table:table-cell table:style-name="ce246" table:formula="of:=IFERROR(VALUE(IF(LEN([.P19])&gt;2;MID([.P19];2;1);IF(LEN([.P19])=2;LEFT([.P19];1);0)));&quot;&quot;)">
            <text:p/>
          </table:table-cell>
          <table:table-cell table:style-name="ce246" table:formula="of:=IFERROR(VALUE(IF(LEN([.P19])&lt;3;0;LEFT([.P19];1)));&quot;&quot;)">
            <text:p/>
          </table:table-cell>
          <table:table-cell table:style-name="ce246" table:formula="of:=IFERROR( IF(LEN([.$P$8])&gt;=[.Q19]*3;LEFT(RIGHT([.$P$8];[.Q19]*3);3);LEFT([.$P$8];LEN([.$P$8])-[.Q18]*3));&quot;---&quot;)" office:value-type="string" office:string-value="---" calcext:value-type="string">
            <text:p>---</text:p>
          </table:table-cell>
          <table:table-cell table:style-name="ce247" office:value-type="float" office:value="10" calcext:value-type="float">
            <text:p>10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12" calcext:value-type="float">
            <text:p>12</text:p>
          </table:table-cell>
          <table:table-cell table:style-name="ce230" office:value-type="string" calcext:value-type="string">
            <text:p>ده و دو</text:p>
          </table:table-cell>
          <table:table-cell table:style-name="ce230" office:value-type="string" calcext:value-type="string">
            <text:p>دواز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/>
          <table:table-cell table:style-name="ce243" table:formula="of:=IFERROR( VLOOKUP([.O20];[.$B$9:.$F$18];4;0);&quot;&quot;)">
            <text:p/>
          </table:table-cell>
          <table:table-cell table:style-name="ce243" table:formula="of:=IFERROR( VLOOKUP([.N20];[.$B$9:.$F$18];3;0);&quot;&quot;)">
            <text:p/>
          </table:table-cell>
          <table:table-cell table:style-name="ce243" table:formula="of:=IFERROR( VLOOKUP([.M20];[.$B$9:.$F$18];2;0);&quot;&quot;)">
            <text:p/>
          </table:table-cell>
          <table:table-cell table:style-name="ce246" table:formula="of:=IFERROR(VALUE(RIGHT([.P20];1));&quot;&quot;)">
            <text:p/>
          </table:table-cell>
          <table:table-cell table:style-name="ce246" table:formula="of:=IFERROR(VALUE(IF(LEN([.P20])&gt;2;MID([.P20];2;1);IF(LEN([.P20])=2;LEFT([.P20];1);0)));&quot;&quot;)">
            <text:p/>
          </table:table-cell>
          <table:table-cell table:style-name="ce246" table:formula="of:=IFERROR(VALUE(IF(LEN([.P20])&lt;3;0;LEFT([.P20];1)));&quot;&quot;)">
            <text:p/>
          </table:table-cell>
          <table:table-cell table:style-name="ce246" table:formula="of:=IFERROR( IF(LEN([.$P$8])&gt;=[.Q20]*3;LEFT(RIGHT([.$P$8];[.Q20]*3);3);LEFT([.$P$8];LEN([.$P$8])-[.Q19]*3));&quot;---&quot;)" office:value-type="string" office:string-value="---" calcext:value-type="string">
            <text:p>---</text:p>
          </table:table-cell>
          <table:table-cell table:style-name="ce247" office:value-type="float" office:value="11" calcext:value-type="float">
            <text:p>11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13" calcext:value-type="float">
            <text:p>13</text:p>
          </table:table-cell>
          <table:table-cell table:style-name="ce230" office:value-type="string" calcext:value-type="string">
            <text:p>ده و سه</text:p>
          </table:table-cell>
          <table:table-cell table:style-name="ce230" office:value-type="string" calcext:value-type="string">
            <text:p>سیز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/>
          <table:table-cell table:style-name="ce243" table:formula="of:=IFERROR( VLOOKUP([.O21];[.$B$9:.$F$18];4;0);&quot;&quot;)">
            <text:p/>
          </table:table-cell>
          <table:table-cell table:style-name="ce243" table:formula="of:=IFERROR( VLOOKUP([.N21];[.$B$9:.$F$18];3;0);&quot;&quot;)">
            <text:p/>
          </table:table-cell>
          <table:table-cell table:style-name="ce243" table:formula="of:=IFERROR( VLOOKUP([.M21];[.$B$9:.$F$18];2;0);&quot;&quot;)">
            <text:p/>
          </table:table-cell>
          <table:table-cell table:style-name="ce246" table:formula="of:=IFERROR(VALUE(RIGHT([.P21];1));&quot;&quot;)">
            <text:p/>
          </table:table-cell>
          <table:table-cell table:style-name="ce246" table:formula="of:=IFERROR(VALUE(IF(LEN([.P21])&gt;2;MID([.P21];2;1);IF(LEN([.P21])=2;LEFT([.P21];1);0)));&quot;&quot;)">
            <text:p/>
          </table:table-cell>
          <table:table-cell table:style-name="ce246" table:formula="of:=IFERROR(VALUE(IF(LEN([.P21])&lt;3;0;LEFT([.P21];1)));&quot;&quot;)">
            <text:p/>
          </table:table-cell>
          <table:table-cell table:style-name="ce246" table:formula="of:=IFERROR( IF(LEN([.$P$8])&gt;=[.Q21]*3;LEFT(RIGHT([.$P$8];[.Q21]*3);3);LEFT([.$P$8];LEN([.$P$8])-[.Q20]*3));&quot;---&quot;)" office:value-type="string" office:string-value="---" calcext:value-type="string">
            <text:p>---</text:p>
          </table:table-cell>
          <table:table-cell table:style-name="ce247" office:value-type="float" office:value="12" calcext:value-type="float">
            <text:p>12</text:p>
          </table:table-cell>
          <table:table-cell table:style-name="ce228" table:number-columns-repeated="3"/>
          <table:table-cell table:number-columns-repeated="1004"/>
        </table:table-row>
        <table:table-row table:style-name="ro35">
          <table:table-cell/>
          <table:table-cell table:style-name="ce230" office:value-type="float" office:value="14" calcext:value-type="float">
            <text:p>14</text:p>
          </table:table-cell>
          <table:table-cell table:style-name="ce230" office:value-type="string" calcext:value-type="string">
            <text:p>ده و چهار</text:p>
          </table:table-cell>
          <table:table-cell table:style-name="ce230" office:value-type="string" calcext:value-type="string">
            <text:p>چهار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/>
          <table:table-cell table:style-name="ce244" table:number-columns-spanned="6" table:number-rows-spanned="1"/>
          <table:covered-table-cell table:number-columns-repeated="5" table:style-name="ce244"/>
          <table:table-cell table:style-name="ce228" table:formula="of:=IFERROR( IF(LEN([.$P$8])&gt;=[.Q22]*3;LEFT(RIGHT([.$P$8];[.Q22]*3);3);LEFT([.$P$8];LEN([.$P$8])-[.Q21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35">
          <table:table-cell/>
          <table:table-cell table:style-name="ce230" office:value-type="float" office:value="15" calcext:value-type="float">
            <text:p>15</text:p>
          </table:table-cell>
          <table:table-cell table:style-name="ce230" office:value-type="string" calcext:value-type="string">
            <text:p>ده و پنج</text:p>
          </table:table-cell>
          <table:table-cell table:style-name="ce230" office:value-type="string" calcext:value-type="string">
            <text:p>پانزده</text:p>
          </table:table-cell>
          <table:table-cell table:style-name="ce230" table:number-columns-repeated="2"/>
          <table:table-cell table:style-name="ce228"/>
          <table:table-cell table:style-name="ce238"/>
          <table:table-cell table:style-name="ce228" table:number-columns-repeated="7"/>
          <table:table-cell table:style-name="ce228" table:formula="of:=IFERROR( IF(LEN([.$P$8])&gt;=[.Q23]*3;LEFT(RIGHT([.$P$8];[.Q23]*3);3);LEFT([.$P$8];LEN([.$P$8])-[.Q22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33">
          <table:table-cell/>
          <table:table-cell table:style-name="ce230" office:value-type="float" office:value="16" calcext:value-type="float">
            <text:p>16</text:p>
          </table:table-cell>
          <table:table-cell table:style-name="ce230" office:value-type="string" calcext:value-type="string">
            <text:p>ده و شش</text:p>
          </table:table-cell>
          <table:table-cell table:style-name="ce230" office:value-type="string" calcext:value-type="string">
            <text:p>شانزده</text:p>
          </table:table-cell>
          <table:table-cell table:style-name="ce230" table:number-columns-repeated="2"/>
          <table:table-cell table:style-name="ce228"/>
          <table:table-cell table:style-name="ce239" office:value-type="string" calcext:value-type="string">
            <text:p><text:span text:style-name="T35">خروجی</text:span><text:span text:style-name="T36">:</text:span></text:p>
          </table:table-cell>
          <table:table-cell table:style-name="ce242" table:formula="of:=COM.MICROSOFT.CONCAT([.F78:.U78])" office:value-type="string" office:string-value="بیست تریلیون  و دو" calcext:value-type="string" table:number-columns-spanned="7" table:number-rows-spanned="1">
            <text:p>بیست تریلیون <text:s/>و دو</text:p>
          </table:table-cell>
          <table:covered-table-cell table:number-columns-repeated="6" table:style-name="ce242"/>
          <table:table-cell table:style-name="ce228" table:formula="of:=IFERROR( IF(LEN([.$P$8])&gt;=[.Q24]*3;LEFT(RIGHT([.$P$8];[.Q24]*3);3);LEFT([.$P$8];LEN([.$P$8])-[.Q23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35">
          <table:table-cell/>
          <table:table-cell table:style-name="ce230" office:value-type="float" office:value="17" calcext:value-type="float">
            <text:p>17</text:p>
          </table:table-cell>
          <table:table-cell table:style-name="ce230" office:value-type="string" calcext:value-type="string">
            <text:p>ده و هفت</text:p>
          </table:table-cell>
          <table:table-cell table:style-name="ce230" office:value-type="string" calcext:value-type="string">
            <text:p>هفده</text:p>
          </table:table-cell>
          <table:table-cell table:style-name="ce230" table:number-columns-repeated="2"/>
          <table:table-cell table:style-name="ce228"/>
          <table:table-cell table:style-name="ce228" table:formula="of:=IF([.J9]&lt;&gt;&quot;&quot;;&quot;و&quot;;&quot;&quot;)">
            <text:p/>
          </table:table-cell>
          <table:table-cell table:style-name="ce228" table:number-columns-repeated="7"/>
          <table:table-cell table:style-name="ce228" table:formula="of:=IFERROR( IF(LEN([.$P$8])&gt;=[.Q25]*3;LEFT(RIGHT([.$P$8];[.Q25]*3);3);LEFT([.$P$8];LEN([.$P$8])-[.Q24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35">
          <table:table-cell/>
          <table:table-cell table:style-name="ce230" office:value-type="float" office:value="18" calcext:value-type="float">
            <text:p>18</text:p>
          </table:table-cell>
          <table:table-cell table:style-name="ce230" office:value-type="string" calcext:value-type="string">
            <text:p>ده و هشت</text:p>
          </table:table-cell>
          <table:table-cell table:style-name="ce230" office:value-type="string" calcext:value-type="string">
            <text:p>هجده</text:p>
          </table:table-cell>
          <table:table-cell table:style-name="ce230" table:number-columns-repeated="2"/>
          <table:table-cell table:style-name="ce233" table:formula="of:=IF([.J10]&lt;&gt;&quot;&quot;;[.J10];&quot;&quot;)">
            <text:p/>
          </table:table-cell>
          <table:table-cell table:style-name="ce240" table:formula="of:=IF([.J10]&lt;&gt;&quot;&quot;;[.$F$8];&quot;&quot;)">
            <text:p/>
          </table:table-cell>
          <table:table-cell table:style-name="ce233" table:formula="of:=IF([.K10]&lt;&gt;&quot;&quot;;[.K10];&quot;&quot;)">
            <text:p/>
          </table:table-cell>
          <table:table-cell table:style-name="ce233" table:formula="of:=IF([.K10]&lt;&gt;&quot;&quot;;[.$F$8];&quot;&quot;)">
            <text:p/>
          </table:table-cell>
          <table:table-cell table:style-name="ce233" table:formula="of:=IF([.L10]&lt;&gt;&quot;&quot;;[.L10];&quot;&quot;)" office:value-type="string" office:string-value="دو" calcext:value-type="string">
            <text:p>دو</text:p>
          </table:table-cell>
          <table:table-cell table:style-name="ce245" office:value-type="float" office:value="1" calcext:value-type="float">
            <text:p>1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30" office:value-type="float" office:value="19" calcext:value-type="float">
            <text:p>19</text:p>
          </table:table-cell>
          <table:table-cell table:style-name="ce230" office:value-type="string" calcext:value-type="string">
            <text:p>ده و نه</text:p>
          </table:table-cell>
          <table:table-cell table:style-name="ce230" office:value-type="string" calcext:value-type="string">
            <text:p>نوزده</text:p>
          </table:table-cell>
          <table:table-cell table:style-name="ce230" table:number-columns-repeated="2"/>
          <table:table-cell table:style-name="ce233" table:formula="of:=IF([.J11]&lt;&gt;&quot;&quot;;[.J11];&quot;&quot;)">
            <text:p/>
          </table:table-cell>
          <table:table-cell table:style-name="ce240" table:formula="of:=IF([.J11]&lt;&gt;&quot;&quot;;[.$F$8];&quot;&quot;)">
            <text:p/>
          </table:table-cell>
          <table:table-cell table:style-name="ce233" table:formula="of:=IF([.K11]&lt;&gt;&quot;&quot;;[.K11];&quot;&quot;)">
            <text:p/>
          </table:table-cell>
          <table:table-cell table:style-name="ce233" table:formula="of:=IF([.K11]&lt;&gt;&quot;&quot;;[.$F$8];&quot;&quot;)">
            <text:p/>
          </table:table-cell>
          <table:table-cell table:style-name="ce233" table:formula="of:=IF([.L11]&lt;&gt;&quot;&quot;;[.L11];&quot;&quot;)">
            <text:p/>
          </table:table-cell>
          <table:table-cell table:style-name="ce245" office:value-type="float" office:value="2" calcext:value-type="float">
            <text:p>2</text:p>
          </table:table-cell>
          <table:table-cell table:style-name="ce228" table:number-columns-repeated="3"/>
          <table:table-cell table:style-name="ce228" table:formula="of:=IFERROR( IF(LEN([.$P$8])&gt;=[.Q27]*3;LEFT(RIGHT([.$P$8];[.Q27]*3);3);LEFT([.$P$8];LEN([.$P$8])-[.L24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12]&lt;&gt;&quot;&quot;;[.J12];&quot;&quot;)">
            <text:p/>
          </table:table-cell>
          <table:table-cell table:style-name="ce240" table:formula="of:=IF([.J12]&lt;&gt;&quot;&quot;;[.$F$8];&quot;&quot;)">
            <text:p/>
          </table:table-cell>
          <table:table-cell table:style-name="ce233" table:formula="of:=IF([.K12]&lt;&gt;&quot;&quot;;[.K12];&quot;&quot;)">
            <text:p/>
          </table:table-cell>
          <table:table-cell table:style-name="ce233" table:formula="of:=IF([.K12]&lt;&gt;&quot;&quot;;[.$F$8];&quot;&quot;)">
            <text:p/>
          </table:table-cell>
          <table:table-cell table:style-name="ce233" table:formula="of:=IF([.L12]&lt;&gt;&quot;&quot;;[.L12];&quot;&quot;)">
            <text:p/>
          </table:table-cell>
          <table:table-cell table:style-name="ce245" office:value-type="float" office:value="3" calcext:value-type="float">
            <text:p>3</text:p>
          </table:table-cell>
          <table:table-cell table:style-name="ce228" table:number-columns-repeated="3"/>
          <table:table-cell table:style-name="ce228" table:formula="of:=IFERROR( IF(LEN([.$P$8])&gt;=[.Q28]*3;LEFT(RIGHT([.$P$8];[.Q28]*3);3);LEFT([.$P$8];LEN([.$P$8])-[.Q27]*3));&quot;---&quot;)">
            <text:p/>
          </table:table-cell>
          <table:table-cell table:style-name="ce228" table:number-columns-repeated="4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13]&lt;&gt;&quot;&quot;;[.J13];&quot;&quot;)">
            <text:p/>
          </table:table-cell>
          <table:table-cell table:style-name="ce240" table:formula="of:=IF([.J13]&lt;&gt;&quot;&quot;;[.$F$8];&quot;&quot;)">
            <text:p/>
          </table:table-cell>
          <table:table-cell table:style-name="ce233" table:formula="of:=IF([.K13]&lt;&gt;&quot;&quot;;[.K13];&quot;&quot;)">
            <text:p/>
          </table:table-cell>
          <table:table-cell table:style-name="ce233" table:formula="of:=IF([.K13]&lt;&gt;&quot;&quot;;[.$F$8];&quot;&quot;)">
            <text:p/>
          </table:table-cell>
          <table:table-cell table:style-name="ce233" table:formula="of:=IF([.L13]&lt;&gt;&quot;&quot;;[.L13];&quot;&quot;)">
            <text:p/>
          </table:table-cell>
          <table:table-cell table:style-name="ce245" office:value-type="float" office:value="4" calcext:value-type="float">
            <text:p>4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14]&lt;&gt;&quot;&quot;;[.J14];&quot;&quot;)">
            <text:p/>
          </table:table-cell>
          <table:table-cell table:style-name="ce240" table:formula="of:=IF([.J14]&lt;&gt;&quot;&quot;;[.$F$8];&quot;&quot;)">
            <text:p/>
          </table:table-cell>
          <table:table-cell table:style-name="ce233" table:formula="of:=IF([.K14]&lt;&gt;&quot;&quot;;[.K14];&quot;&quot;)" office:value-type="string" office:string-value="بیست" calcext:value-type="string">
            <text:p>بیست</text:p>
          </table:table-cell>
          <table:table-cell table:style-name="ce233" table:formula="of:=IF([.K14]&lt;&gt;&quot;&quot;;[.$F$8];&quot;&quot;)" office:value-type="string" office:string-value="و" calcext:value-type="string">
            <text:p>و</text:p>
          </table:table-cell>
          <table:table-cell table:style-name="ce233" table:formula="of:=IF([.L14]&lt;&gt;&quot;&quot;;[.L14];&quot;&quot;)">
            <text:p/>
          </table:table-cell>
          <table:table-cell table:style-name="ce245" office:value-type="float" office:value="5" calcext:value-type="float">
            <text:p>5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15]&lt;&gt;&quot;&quot;;[.J15];&quot;&quot;)">
            <text:p/>
          </table:table-cell>
          <table:table-cell table:style-name="ce240" table:formula="of:=IF([.J15]&lt;&gt;&quot;&quot;;[.$F$8];&quot;&quot;)">
            <text:p/>
          </table:table-cell>
          <table:table-cell table:style-name="ce233" table:formula="of:=IF([.K15]&lt;&gt;&quot;&quot;;[.K15];&quot;&quot;)">
            <text:p/>
          </table:table-cell>
          <table:table-cell table:style-name="ce233" table:formula="of:=IF([.K15]&lt;&gt;&quot;&quot;;[.$F$8];&quot;&quot;)">
            <text:p/>
          </table:table-cell>
          <table:table-cell table:style-name="ce233" table:formula="of:=IF([.L15]&lt;&gt;&quot;&quot;;[.L15];&quot;&quot;)">
            <text:p/>
          </table:table-cell>
          <table:table-cell table:style-name="ce245" office:value-type="float" office:value="6" calcext:value-type="float">
            <text:p>6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16]&lt;&gt;&quot;&quot;;[.J16];&quot;&quot;)">
            <text:p/>
          </table:table-cell>
          <table:table-cell table:style-name="ce240" table:formula="of:=IF([.J16]&lt;&gt;&quot;&quot;;[.$F$8];&quot;&quot;)">
            <text:p/>
          </table:table-cell>
          <table:table-cell table:style-name="ce233" table:formula="of:=IF([.K16]&lt;&gt;&quot;&quot;;[.K16];&quot;&quot;)">
            <text:p/>
          </table:table-cell>
          <table:table-cell table:style-name="ce233" table:formula="of:=IF([.K16]&lt;&gt;&quot;&quot;;[.$F$8];&quot;&quot;)">
            <text:p/>
          </table:table-cell>
          <table:table-cell table:style-name="ce233" table:formula="of:=IF([.L16]&lt;&gt;&quot;&quot;;[.L16];&quot;&quot;)">
            <text:p/>
          </table:table-cell>
          <table:table-cell table:style-name="ce245" office:value-type="float" office:value="7" calcext:value-type="float">
            <text:p>7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17]&lt;&gt;&quot;&quot;;[.J17];&quot;&quot;)">
            <text:p/>
          </table:table-cell>
          <table:table-cell table:style-name="ce240" table:formula="of:=IF([.J17]&lt;&gt;&quot;&quot;;[.$F$8];&quot;&quot;)">
            <text:p/>
          </table:table-cell>
          <table:table-cell table:style-name="ce233" table:formula="of:=IF([.K17]&lt;&gt;&quot;&quot;;[.K17];&quot;&quot;)">
            <text:p/>
          </table:table-cell>
          <table:table-cell table:style-name="ce233" table:formula="of:=IF([.K17]&lt;&gt;&quot;&quot;;[.$F$8];&quot;&quot;)">
            <text:p/>
          </table:table-cell>
          <table:table-cell table:style-name="ce233" table:formula="of:=IF([.L17]&lt;&gt;&quot;&quot;;[.L17];&quot;&quot;)">
            <text:p/>
          </table:table-cell>
          <table:table-cell table:style-name="ce245" office:value-type="float" office:value="8" calcext:value-type="float">
            <text:p>8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18]&lt;&gt;&quot;&quot;;[.J18];&quot;&quot;)">
            <text:p/>
          </table:table-cell>
          <table:table-cell table:style-name="ce240" table:formula="of:=IF([.J18]&lt;&gt;&quot;&quot;;[.$F$8];&quot;&quot;)">
            <text:p/>
          </table:table-cell>
          <table:table-cell table:style-name="ce233" table:formula="of:=IF([.K18]&lt;&gt;&quot;&quot;;[.K18];&quot;&quot;)">
            <text:p/>
          </table:table-cell>
          <table:table-cell table:style-name="ce233" table:formula="of:=IF([.K18]&lt;&gt;&quot;&quot;;[.$F$8];&quot;&quot;)">
            <text:p/>
          </table:table-cell>
          <table:table-cell table:style-name="ce233" table:formula="of:=IF([.L18]&lt;&gt;&quot;&quot;;[.L18];&quot;&quot;)">
            <text:p/>
          </table:table-cell>
          <table:table-cell table:style-name="ce245" office:value-type="float" office:value="9" calcext:value-type="float">
            <text:p>9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19]&lt;&gt;&quot;&quot;;[.J19];&quot;&quot;)">
            <text:p/>
          </table:table-cell>
          <table:table-cell table:style-name="ce240" table:formula="of:=IF([.J19]&lt;&gt;&quot;&quot;;[.$F$8];&quot;&quot;)">
            <text:p/>
          </table:table-cell>
          <table:table-cell table:style-name="ce233" table:formula="of:=IF([.K19]&lt;&gt;&quot;&quot;;[.K19];&quot;&quot;)">
            <text:p/>
          </table:table-cell>
          <table:table-cell table:style-name="ce233" table:formula="of:=IF([.K19]&lt;&gt;&quot;&quot;;[.$F$8];&quot;&quot;)">
            <text:p/>
          </table:table-cell>
          <table:table-cell table:style-name="ce233" table:formula="of:=IF([.L19]&lt;&gt;&quot;&quot;;[.L19];&quot;&quot;)">
            <text:p/>
          </table:table-cell>
          <table:table-cell table:style-name="ce245" office:value-type="float" office:value="10" calcext:value-type="float">
            <text:p>10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20]&lt;&gt;&quot;&quot;;[.J20];&quot;&quot;)">
            <text:p/>
          </table:table-cell>
          <table:table-cell table:style-name="ce240" table:formula="of:=IF([.J20]&lt;&gt;&quot;&quot;;[.$F$8];&quot;&quot;)">
            <text:p/>
          </table:table-cell>
          <table:table-cell table:style-name="ce233" table:formula="of:=IF([.K20]&lt;&gt;&quot;&quot;;[.K20];&quot;&quot;)">
            <text:p/>
          </table:table-cell>
          <table:table-cell table:style-name="ce233" table:formula="of:=IF([.K20]&lt;&gt;&quot;&quot;;[.$F$8];&quot;&quot;)">
            <text:p/>
          </table:table-cell>
          <table:table-cell table:style-name="ce233" table:formula="of:=IF([.L20]&lt;&gt;&quot;&quot;;[.L20];&quot;&quot;)">
            <text:p/>
          </table:table-cell>
          <table:table-cell table:style-name="ce245" office:value-type="float" office:value="11" calcext:value-type="float">
            <text:p>11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3" table:formula="of:=IF([.J21]&lt;&gt;&quot;&quot;;[.J21];&quot;&quot;)">
            <text:p/>
          </table:table-cell>
          <table:table-cell table:style-name="ce240" table:formula="of:=IF([.J21]&lt;&gt;&quot;&quot;;[.$F$8];&quot;&quot;)">
            <text:p/>
          </table:table-cell>
          <table:table-cell table:style-name="ce233" table:formula="of:=IF([.K21]&lt;&gt;&quot;&quot;;[.K21];&quot;&quot;)">
            <text:p/>
          </table:table-cell>
          <table:table-cell table:style-name="ce233" table:formula="of:=IF([.K21]&lt;&gt;&quot;&quot;;[.$F$8];&quot;&quot;)">
            <text:p/>
          </table:table-cell>
          <table:table-cell table:style-name="ce233" table:formula="of:=IF([.L21]&lt;&gt;&quot;&quot;;[.L21];&quot;&quot;)">
            <text:p/>
          </table:table-cell>
          <table:table-cell table:style-name="ce245" office:value-type="float" office:value="12" calcext:value-type="float">
            <text:p>12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19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26]">
            <text:p/>
          </table:table-cell>
          <table:table-cell table:style-name="ce234" table:formula="of:=IF( AND([.K26]=&quot;&quot;;[.I26]=&quot;&quot;;[.H26]=[.$F$8]);&quot;&quot;;[.H26])">
            <text:p/>
          </table:table-cell>
          <table:table-cell table:style-name="ce234" table:formula="of:=[.I26]">
            <text:p/>
          </table:table-cell>
          <table:table-cell table:style-name="ce234" table:formula="of:=IF( AND([.K26]=&quot;&quot;;[.J26]=[.$F$8]);&quot;&quot;;[.J26])">
            <text:p/>
          </table:table-cell>
          <table:table-cell table:style-name="ce234" table:formula="of:=[.K26]" office:value-type="string" office:string-value="دو" calcext:value-type="string">
            <text:p>دو</text:p>
          </table:table-cell>
          <table:table-cell table:style-name="ce245" office:value-type="float" office:value="1" calcext:value-type="float">
            <text:p>1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27]">
            <text:p/>
          </table:table-cell>
          <table:table-cell table:style-name="ce234" table:formula="of:=IF( AND([.K27]=&quot;&quot;;[.I27]=&quot;&quot;;[.H27]=[.$F$8]);&quot;&quot;;[.H27])">
            <text:p/>
          </table:table-cell>
          <table:table-cell table:style-name="ce234" table:formula="of:=[.I27]">
            <text:p/>
          </table:table-cell>
          <table:table-cell table:style-name="ce234" table:formula="of:=IF( AND([.K27]=&quot;&quot;;[.J27]=[.$F$8]);&quot;&quot;;[.J27])">
            <text:p/>
          </table:table-cell>
          <table:table-cell table:style-name="ce234" table:formula="of:=[.K27]">
            <text:p/>
          </table:table-cell>
          <table:table-cell table:style-name="ce245" office:value-type="float" office:value="2" calcext:value-type="float">
            <text:p>2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28]">
            <text:p/>
          </table:table-cell>
          <table:table-cell table:style-name="ce234" table:formula="of:=IF( AND([.K28]=&quot;&quot;;[.I28]=&quot;&quot;;[.H28]=[.$F$8]);&quot;&quot;;[.H28])">
            <text:p/>
          </table:table-cell>
          <table:table-cell table:style-name="ce234" table:formula="of:=[.I28]">
            <text:p/>
          </table:table-cell>
          <table:table-cell table:style-name="ce234" table:formula="of:=IF( AND([.K28]=&quot;&quot;;[.J28]=[.$F$8]);&quot;&quot;;[.J28])">
            <text:p/>
          </table:table-cell>
          <table:table-cell table:style-name="ce234" table:formula="of:=[.K28]">
            <text:p/>
          </table:table-cell>
          <table:table-cell table:style-name="ce245" office:value-type="float" office:value="3" calcext:value-type="float">
            <text:p>3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29]">
            <text:p/>
          </table:table-cell>
          <table:table-cell table:style-name="ce234" table:formula="of:=IF( AND([.K29]=&quot;&quot;;[.I29]=&quot;&quot;;[.H29]=[.$F$8]);&quot;&quot;;[.H29])">
            <text:p/>
          </table:table-cell>
          <table:table-cell table:style-name="ce234" table:formula="of:=[.I29]">
            <text:p/>
          </table:table-cell>
          <table:table-cell table:style-name="ce234" table:formula="of:=IF( AND([.K29]=&quot;&quot;;[.J29]=[.$F$8]);&quot;&quot;;[.J29])">
            <text:p/>
          </table:table-cell>
          <table:table-cell table:style-name="ce234" table:formula="of:=[.K29]">
            <text:p/>
          </table:table-cell>
          <table:table-cell table:style-name="ce245" office:value-type="float" office:value="4" calcext:value-type="float">
            <text:p>4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30]">
            <text:p/>
          </table:table-cell>
          <table:table-cell table:style-name="ce234" table:formula="of:=IF( AND([.K30]=&quot;&quot;;[.I30]=&quot;&quot;;[.H30]=[.$F$8]);&quot;&quot;;[.H30])">
            <text:p/>
          </table:table-cell>
          <table:table-cell table:style-name="ce234" table:formula="of:=[.I30]" office:value-type="string" office:string-value="بیست" calcext:value-type="string">
            <text:p>بیست</text:p>
          </table:table-cell>
          <table:table-cell table:style-name="ce234" table:formula="of:=IF( AND([.K30]=&quot;&quot;;[.J30]=[.$F$8]);&quot;&quot;;[.J30])" office:value-type="string" office:string-value="و" calcext:value-type="string">
            <text:p>و</text:p>
          </table:table-cell>
          <table:table-cell table:style-name="ce234" table:formula="of:=[.K30]">
            <text:p/>
          </table:table-cell>
          <table:table-cell table:style-name="ce245" office:value-type="float" office:value="5" calcext:value-type="float">
            <text:p>5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31]">
            <text:p/>
          </table:table-cell>
          <table:table-cell table:style-name="ce234" table:formula="of:=IF( AND([.K31]=&quot;&quot;;[.I31]=&quot;&quot;;[.H31]=[.$F$8]);&quot;&quot;;[.H31])">
            <text:p/>
          </table:table-cell>
          <table:table-cell table:style-name="ce234" table:formula="of:=[.I31]">
            <text:p/>
          </table:table-cell>
          <table:table-cell table:style-name="ce234" table:formula="of:=IF( AND([.K31]=&quot;&quot;;[.J31]=[.$F$8]);&quot;&quot;;[.J31])">
            <text:p/>
          </table:table-cell>
          <table:table-cell table:style-name="ce234" table:formula="of:=[.K31]">
            <text:p/>
          </table:table-cell>
          <table:table-cell table:style-name="ce245" office:value-type="float" office:value="6" calcext:value-type="float">
            <text:p>6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32]">
            <text:p/>
          </table:table-cell>
          <table:table-cell table:style-name="ce234" table:formula="of:=IF( AND([.K32]=&quot;&quot;;[.I32]=&quot;&quot;;[.H32]=[.$F$8]);&quot;&quot;;[.H32])">
            <text:p/>
          </table:table-cell>
          <table:table-cell table:style-name="ce234" table:formula="of:=[.I32]">
            <text:p/>
          </table:table-cell>
          <table:table-cell table:style-name="ce234" table:formula="of:=IF( AND([.K32]=&quot;&quot;;[.J32]=[.$F$8]);&quot;&quot;;[.J32])">
            <text:p/>
          </table:table-cell>
          <table:table-cell table:style-name="ce234" table:formula="of:=[.K32]">
            <text:p/>
          </table:table-cell>
          <table:table-cell table:style-name="ce245" office:value-type="float" office:value="7" calcext:value-type="float">
            <text:p>7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33]">
            <text:p/>
          </table:table-cell>
          <table:table-cell table:style-name="ce234" table:formula="of:=IF( AND([.K33]=&quot;&quot;;[.I33]=&quot;&quot;;[.H33]=[.$F$8]);&quot;&quot;;[.H33])">
            <text:p/>
          </table:table-cell>
          <table:table-cell table:style-name="ce234" table:formula="of:=[.I33]">
            <text:p/>
          </table:table-cell>
          <table:table-cell table:style-name="ce234" table:formula="of:=IF( AND([.K33]=&quot;&quot;;[.J33]=[.$F$8]);&quot;&quot;;[.J33])">
            <text:p/>
          </table:table-cell>
          <table:table-cell table:style-name="ce234" table:formula="of:=[.K33]">
            <text:p/>
          </table:table-cell>
          <table:table-cell table:style-name="ce245" office:value-type="float" office:value="8" calcext:value-type="float">
            <text:p>8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34]">
            <text:p/>
          </table:table-cell>
          <table:table-cell table:style-name="ce234" table:formula="of:=IF( AND([.K34]=&quot;&quot;;[.I34]=&quot;&quot;;[.H34]=[.$F$8]);&quot;&quot;;[.H34])">
            <text:p/>
          </table:table-cell>
          <table:table-cell table:style-name="ce234" table:formula="of:=[.I34]">
            <text:p/>
          </table:table-cell>
          <table:table-cell table:style-name="ce234" table:formula="of:=IF( AND([.K34]=&quot;&quot;;[.J34]=[.$F$8]);&quot;&quot;;[.J34])">
            <text:p/>
          </table:table-cell>
          <table:table-cell table:style-name="ce234" table:formula="of:=[.K34]">
            <text:p/>
          </table:table-cell>
          <table:table-cell table:style-name="ce245" office:value-type="float" office:value="9" calcext:value-type="float">
            <text:p>9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35]">
            <text:p/>
          </table:table-cell>
          <table:table-cell table:style-name="ce234" table:formula="of:=IF( AND([.K35]=&quot;&quot;;[.I35]=&quot;&quot;;[.H35]=[.$F$8]);&quot;&quot;;[.H35])">
            <text:p/>
          </table:table-cell>
          <table:table-cell table:style-name="ce234" table:formula="of:=[.I35]">
            <text:p/>
          </table:table-cell>
          <table:table-cell table:style-name="ce234" table:formula="of:=IF( AND([.K35]=&quot;&quot;;[.J35]=[.$F$8]);&quot;&quot;;[.J35])">
            <text:p/>
          </table:table-cell>
          <table:table-cell table:style-name="ce234" table:formula="of:=[.K35]">
            <text:p/>
          </table:table-cell>
          <table:table-cell table:style-name="ce245" office:value-type="float" office:value="10" calcext:value-type="float">
            <text:p>10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36]">
            <text:p/>
          </table:table-cell>
          <table:table-cell table:style-name="ce234" table:formula="of:=IF( AND([.K36]=&quot;&quot;;[.I36]=&quot;&quot;;[.H36]=[.$F$8]);&quot;&quot;;[.H36])">
            <text:p/>
          </table:table-cell>
          <table:table-cell table:style-name="ce234" table:formula="of:=[.I36]">
            <text:p/>
          </table:table-cell>
          <table:table-cell table:style-name="ce234" table:formula="of:=IF( AND([.K36]=&quot;&quot;;[.J36]=[.$F$8]);&quot;&quot;;[.J36])">
            <text:p/>
          </table:table-cell>
          <table:table-cell table:style-name="ce234" table:formula="of:=[.K36]">
            <text:p/>
          </table:table-cell>
          <table:table-cell table:style-name="ce245" office:value-type="float" office:value="11" calcext:value-type="float">
            <text:p>11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4" table:formula="of:=[.G37]">
            <text:p/>
          </table:table-cell>
          <table:table-cell table:style-name="ce234" table:formula="of:=IF( AND([.K37]=&quot;&quot;;[.I37]=&quot;&quot;;[.H37]=[.$F$8]);&quot;&quot;;[.H37])">
            <text:p/>
          </table:table-cell>
          <table:table-cell table:style-name="ce234" table:formula="of:=[.I37]">
            <text:p/>
          </table:table-cell>
          <table:table-cell table:style-name="ce234" table:formula="of:=IF( AND([.K37]=&quot;&quot;;[.J37]=[.$F$8]);&quot;&quot;;[.J37])">
            <text:p/>
          </table:table-cell>
          <table:table-cell table:style-name="ce234" table:formula="of:=[.K37]">
            <text:p/>
          </table:table-cell>
          <table:table-cell table:style-name="ce245" office:value-type="float" office:value="12" calcext:value-type="float">
            <text:p>12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19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39]">
            <text:p/>
          </table:table-cell>
          <table:table-cell table:style-name="ce235" table:formula="of:=[.H39]">
            <text:p/>
          </table:table-cell>
          <table:table-cell table:style-name="ce235" table:formula="of:=[.I39]">
            <text:p/>
          </table:table-cell>
          <table:table-cell table:style-name="ce235" table:formula="of:=[.J39]">
            <text:p/>
          </table:table-cell>
          <table:table-cell table:style-name="ce235" table:formula="of:=IF([.I39]=&quot;ده&quot;;COM.MICROSOFT.CONCAT([.I39];[.J39];[.K39]);[.K39])" office:value-type="string" office:string-value="دو" calcext:value-type="string">
            <text:p>دو</text:p>
          </table:table-cell>
          <table:table-cell table:style-name="ce245" office:value-type="float" office:value="1" calcext:value-type="float">
            <text:p>1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0]">
            <text:p/>
          </table:table-cell>
          <table:table-cell table:style-name="ce235" table:formula="of:=[.H40]">
            <text:p/>
          </table:table-cell>
          <table:table-cell table:style-name="ce235" table:formula="of:=[.I40]">
            <text:p/>
          </table:table-cell>
          <table:table-cell table:style-name="ce235" table:formula="of:=[.J40]">
            <text:p/>
          </table:table-cell>
          <table:table-cell table:style-name="ce235" table:formula="of:=IF([.I40]=&quot;ده&quot;;COM.MICROSOFT.CONCAT([.I40];[.J40];[.K40]);[.K40])">
            <text:p/>
          </table:table-cell>
          <table:table-cell table:style-name="ce245" office:value-type="float" office:value="2" calcext:value-type="float">
            <text:p>2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1]">
            <text:p/>
          </table:table-cell>
          <table:table-cell table:style-name="ce235" table:formula="of:=[.H41]">
            <text:p/>
          </table:table-cell>
          <table:table-cell table:style-name="ce235" table:formula="of:=[.I41]">
            <text:p/>
          </table:table-cell>
          <table:table-cell table:style-name="ce235" table:formula="of:=[.J41]">
            <text:p/>
          </table:table-cell>
          <table:table-cell table:style-name="ce235" table:formula="of:=IF([.I41]=&quot;ده&quot;;COM.MICROSOFT.CONCAT([.I41];[.J41];[.K41]);[.K41])">
            <text:p/>
          </table:table-cell>
          <table:table-cell table:style-name="ce245" office:value-type="float" office:value="3" calcext:value-type="float">
            <text:p>3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2]">
            <text:p/>
          </table:table-cell>
          <table:table-cell table:style-name="ce235" table:formula="of:=[.H42]">
            <text:p/>
          </table:table-cell>
          <table:table-cell table:style-name="ce235" table:formula="of:=[.I42]">
            <text:p/>
          </table:table-cell>
          <table:table-cell table:style-name="ce235" table:formula="of:=[.J42]">
            <text:p/>
          </table:table-cell>
          <table:table-cell table:style-name="ce235" table:formula="of:=IF([.I42]=&quot;ده&quot;;COM.MICROSOFT.CONCAT([.I42];[.J42];[.K42]);[.K42])">
            <text:p/>
          </table:table-cell>
          <table:table-cell table:style-name="ce245" office:value-type="float" office:value="4" calcext:value-type="float">
            <text:p>4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3]">
            <text:p/>
          </table:table-cell>
          <table:table-cell table:style-name="ce235" table:formula="of:=[.H43]">
            <text:p/>
          </table:table-cell>
          <table:table-cell table:style-name="ce235" table:formula="of:=[.I43]" office:value-type="string" office:string-value="بیست" calcext:value-type="string">
            <text:p>بیست</text:p>
          </table:table-cell>
          <table:table-cell table:style-name="ce235" table:formula="of:=[.J43]" office:value-type="string" office:string-value="و" calcext:value-type="string">
            <text:p>و</text:p>
          </table:table-cell>
          <table:table-cell table:style-name="ce235" table:formula="of:=IF([.I43]=&quot;ده&quot;;COM.MICROSOFT.CONCAT([.I43];[.J43];[.K43]);[.K43])">
            <text:p/>
          </table:table-cell>
          <table:table-cell table:style-name="ce245" office:value-type="float" office:value="5" calcext:value-type="float">
            <text:p>5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4]">
            <text:p/>
          </table:table-cell>
          <table:table-cell table:style-name="ce235" table:formula="of:=[.H44]">
            <text:p/>
          </table:table-cell>
          <table:table-cell table:style-name="ce235" table:formula="of:=[.I44]">
            <text:p/>
          </table:table-cell>
          <table:table-cell table:style-name="ce235" table:formula="of:=[.J44]">
            <text:p/>
          </table:table-cell>
          <table:table-cell table:style-name="ce235" table:formula="of:=IF([.I44]=&quot;ده&quot;;COM.MICROSOFT.CONCAT([.I44];[.J44];[.K44]);[.K44])">
            <text:p/>
          </table:table-cell>
          <table:table-cell table:style-name="ce245" office:value-type="float" office:value="6" calcext:value-type="float">
            <text:p>6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5]">
            <text:p/>
          </table:table-cell>
          <table:table-cell table:style-name="ce235" table:formula="of:=[.H45]">
            <text:p/>
          </table:table-cell>
          <table:table-cell table:style-name="ce235" table:formula="of:=[.I45]">
            <text:p/>
          </table:table-cell>
          <table:table-cell table:style-name="ce235" table:formula="of:=[.J45]">
            <text:p/>
          </table:table-cell>
          <table:table-cell table:style-name="ce235" table:formula="of:=IF([.I45]=&quot;ده&quot;;COM.MICROSOFT.CONCAT([.I45];[.J45];[.K45]);[.K45])">
            <text:p/>
          </table:table-cell>
          <table:table-cell table:style-name="ce245" office:value-type="float" office:value="7" calcext:value-type="float">
            <text:p>7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6]">
            <text:p/>
          </table:table-cell>
          <table:table-cell table:style-name="ce235" table:formula="of:=[.H46]">
            <text:p/>
          </table:table-cell>
          <table:table-cell table:style-name="ce235" table:formula="of:=[.I46]">
            <text:p/>
          </table:table-cell>
          <table:table-cell table:style-name="ce235" table:formula="of:=[.J46]">
            <text:p/>
          </table:table-cell>
          <table:table-cell table:style-name="ce235" table:formula="of:=IF([.I46]=&quot;ده&quot;;COM.MICROSOFT.CONCAT([.I46];[.J46];[.K46]);[.K46])">
            <text:p/>
          </table:table-cell>
          <table:table-cell table:style-name="ce245" office:value-type="float" office:value="8" calcext:value-type="float">
            <text:p>8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7]">
            <text:p/>
          </table:table-cell>
          <table:table-cell table:style-name="ce235" table:formula="of:=[.H47]">
            <text:p/>
          </table:table-cell>
          <table:table-cell table:style-name="ce235" table:formula="of:=[.I47]">
            <text:p/>
          </table:table-cell>
          <table:table-cell table:style-name="ce235" table:formula="of:=[.J47]">
            <text:p/>
          </table:table-cell>
          <table:table-cell table:style-name="ce235" table:formula="of:=IF([.I47]=&quot;ده&quot;;COM.MICROSOFT.CONCAT([.I47];[.J47];[.K47]);[.K47])">
            <text:p/>
          </table:table-cell>
          <table:table-cell table:style-name="ce245" office:value-type="float" office:value="9" calcext:value-type="float">
            <text:p>9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8]">
            <text:p/>
          </table:table-cell>
          <table:table-cell table:style-name="ce235" table:formula="of:=[.H48]">
            <text:p/>
          </table:table-cell>
          <table:table-cell table:style-name="ce235" table:formula="of:=[.I48]">
            <text:p/>
          </table:table-cell>
          <table:table-cell table:style-name="ce235" table:formula="of:=[.J48]">
            <text:p/>
          </table:table-cell>
          <table:table-cell table:style-name="ce235" table:formula="of:=IF([.I48]=&quot;ده&quot;;COM.MICROSOFT.CONCAT([.I48];[.J48];[.K48]);[.K48])">
            <text:p/>
          </table:table-cell>
          <table:table-cell table:style-name="ce245" office:value-type="float" office:value="10" calcext:value-type="float">
            <text:p>10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49]">
            <text:p/>
          </table:table-cell>
          <table:table-cell table:style-name="ce235" table:formula="of:=[.H49]">
            <text:p/>
          </table:table-cell>
          <table:table-cell table:style-name="ce235" table:formula="of:=[.I49]">
            <text:p/>
          </table:table-cell>
          <table:table-cell table:style-name="ce235" table:formula="of:=[.J49]">
            <text:p/>
          </table:table-cell>
          <table:table-cell table:style-name="ce235" table:formula="of:=IF([.I49]=&quot;ده&quot;;COM.MICROSOFT.CONCAT([.I49];[.J49];[.K49]);[.K49])">
            <text:p/>
          </table:table-cell>
          <table:table-cell table:style-name="ce245" office:value-type="float" office:value="11" calcext:value-type="float">
            <text:p>11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5" table:formula="of:=[.G50]">
            <text:p/>
          </table:table-cell>
          <table:table-cell table:style-name="ce235" table:formula="of:=[.H50]">
            <text:p/>
          </table:table-cell>
          <table:table-cell table:style-name="ce235" table:formula="of:=[.I50]">
            <text:p/>
          </table:table-cell>
          <table:table-cell table:style-name="ce235" table:formula="of:=[.J50]">
            <text:p/>
          </table:table-cell>
          <table:table-cell table:style-name="ce235" table:formula="of:=IF([.I50]=&quot;ده&quot;;COM.MICROSOFT.CONCAT([.I50];[.J50];[.K50]);[.K50])">
            <text:p/>
          </table:table-cell>
          <table:table-cell table:style-name="ce245" office:value-type="float" office:value="12" calcext:value-type="float">
            <text:p>12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19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52]">
            <text:p/>
          </table:table-cell>
          <table:table-cell table:style-name="ce236" table:formula="of:=[.H52]">
            <text:p/>
          </table:table-cell>
          <table:table-cell table:style-name="ce236" table:formula="of:=IF(AND([.I39]=&quot;ده&quot;;[.K52]&lt;&gt;&quot;ده&quot;);VLOOKUP([.K52];[.$C$18:.$D$27];2;0);[.I39])">
            <text:p/>
          </table:table-cell>
          <table:table-cell table:style-name="ce236" table:formula="of:=IF([.I52]=&quot;ده&quot;;&quot;&quot;;[.J52])">
            <text:p/>
          </table:table-cell>
          <table:table-cell table:style-name="ce236" table:formula="of:=IF([.I52]=&quot;ده&quot;;&quot;&quot;;[.K52])" office:value-type="string" office:string-value="دو" calcext:value-type="string">
            <text:p>دو</text:p>
          </table:table-cell>
          <table:table-cell table:style-name="ce245" office:value-type="float" office:value="1" calcext:value-type="float">
            <text:p>1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53]">
            <text:p/>
          </table:table-cell>
          <table:table-cell table:style-name="ce236" table:formula="of:=[.H53]">
            <text:p/>
          </table:table-cell>
          <table:table-cell table:style-name="ce236" table:formula="of:=IF(AND([.I40]=&quot;ده&quot;;[.K53]&lt;&gt;&quot;ده&quot;);VLOOKUP([.K53];[.$C$18:.$D$27];2;0);[.I40])">
            <text:p/>
          </table:table-cell>
          <table:table-cell table:style-name="ce236" table:formula="of:=IF([.I53]=&quot;ده&quot;;&quot;&quot;;[.J53])">
            <text:p/>
          </table:table-cell>
          <table:table-cell table:style-name="ce236" table:formula="of:=IF([.I53]=&quot;ده&quot;;&quot;&quot;;[.K53])">
            <text:p/>
          </table:table-cell>
          <table:table-cell table:style-name="ce245" office:value-type="float" office:value="2" calcext:value-type="float">
            <text:p>2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54]">
            <text:p/>
          </table:table-cell>
          <table:table-cell table:style-name="ce236" table:formula="of:=[.H54]">
            <text:p/>
          </table:table-cell>
          <table:table-cell table:style-name="ce236" table:formula="of:=IF(AND([.I41]=&quot;ده&quot;;[.K54]&lt;&gt;&quot;ده&quot;);VLOOKUP([.K54];[.$C$18:.$D$27];2;0);[.I41])">
            <text:p/>
          </table:table-cell>
          <table:table-cell table:style-name="ce236" table:formula="of:=IF([.I54]=&quot;ده&quot;;&quot;&quot;;[.J54])">
            <text:p/>
          </table:table-cell>
          <table:table-cell table:style-name="ce236" table:formula="of:=IF([.I54]=&quot;ده&quot;;&quot;&quot;;[.K54])">
            <text:p/>
          </table:table-cell>
          <table:table-cell table:style-name="ce245" office:value-type="float" office:value="3" calcext:value-type="float">
            <text:p>3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55]">
            <text:p/>
          </table:table-cell>
          <table:table-cell table:style-name="ce236" table:formula="of:=[.H55]">
            <text:p/>
          </table:table-cell>
          <table:table-cell table:style-name="ce236" table:formula="of:=IF(AND([.I42]=&quot;ده&quot;;[.K55]&lt;&gt;&quot;ده&quot;);VLOOKUP([.K55];[.$C$18:.$D$27];2;0);[.I42])">
            <text:p/>
          </table:table-cell>
          <table:table-cell table:style-name="ce236" table:formula="of:=IF([.I55]=&quot;ده&quot;;&quot;&quot;;[.J55])">
            <text:p/>
          </table:table-cell>
          <table:table-cell table:style-name="ce236" table:formula="of:=IF([.I55]=&quot;ده&quot;;&quot;&quot;;[.K55])">
            <text:p/>
          </table:table-cell>
          <table:table-cell table:style-name="ce245" office:value-type="float" office:value="4" calcext:value-type="float">
            <text:p>4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56]">
            <text:p/>
          </table:table-cell>
          <table:table-cell table:style-name="ce236" table:formula="of:=[.H56]">
            <text:p/>
          </table:table-cell>
          <table:table-cell table:style-name="ce236" table:formula="of:=IF(AND([.I43]=&quot;ده&quot;;[.K56]&lt;&gt;&quot;ده&quot;);VLOOKUP([.K56];[.$C$18:.$D$27];2;0);[.I43])" office:value-type="string" office:string-value="بیست" calcext:value-type="string">
            <text:p>بیست</text:p>
          </table:table-cell>
          <table:table-cell table:style-name="ce236" table:formula="of:=IF([.I56]=&quot;ده&quot;;&quot;&quot;;[.J56])" office:value-type="string" office:string-value="و" calcext:value-type="string">
            <text:p>و</text:p>
          </table:table-cell>
          <table:table-cell table:style-name="ce236" table:formula="of:=IF([.I56]=&quot;ده&quot;;&quot;&quot;;[.K56])">
            <text:p/>
          </table:table-cell>
          <table:table-cell table:style-name="ce245" office:value-type="float" office:value="5" calcext:value-type="float">
            <text:p>5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57]">
            <text:p/>
          </table:table-cell>
          <table:table-cell table:style-name="ce236" table:formula="of:=[.H57]">
            <text:p/>
          </table:table-cell>
          <table:table-cell table:style-name="ce236" table:formula="of:=IF(AND([.I44]=&quot;ده&quot;;[.K57]&lt;&gt;&quot;ده&quot;);VLOOKUP([.K57];[.$C$18:.$D$27];2;0);[.I44])">
            <text:p/>
          </table:table-cell>
          <table:table-cell table:style-name="ce236" table:formula="of:=IF([.I57]=&quot;ده&quot;;&quot;&quot;;[.J57])">
            <text:p/>
          </table:table-cell>
          <table:table-cell table:style-name="ce236" table:formula="of:=IF([.I57]=&quot;ده&quot;;&quot;&quot;;[.K57])">
            <text:p/>
          </table:table-cell>
          <table:table-cell table:style-name="ce245" office:value-type="float" office:value="6" calcext:value-type="float">
            <text:p>6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58]">
            <text:p/>
          </table:table-cell>
          <table:table-cell table:style-name="ce236" table:formula="of:=[.H58]">
            <text:p/>
          </table:table-cell>
          <table:table-cell table:style-name="ce236" table:formula="of:=IF(AND([.I45]=&quot;ده&quot;;[.K58]&lt;&gt;&quot;ده&quot;);VLOOKUP([.K58];[.$C$18:.$D$27];2;0);[.I45])">
            <text:p/>
          </table:table-cell>
          <table:table-cell table:style-name="ce236" table:formula="of:=IF([.I58]=&quot;ده&quot;;&quot;&quot;;[.J58])">
            <text:p/>
          </table:table-cell>
          <table:table-cell table:style-name="ce236" table:formula="of:=IF([.I58]=&quot;ده&quot;;&quot;&quot;;[.K58])">
            <text:p/>
          </table:table-cell>
          <table:table-cell table:style-name="ce245" office:value-type="float" office:value="7" calcext:value-type="float">
            <text:p>7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59]">
            <text:p/>
          </table:table-cell>
          <table:table-cell table:style-name="ce236" table:formula="of:=[.H59]">
            <text:p/>
          </table:table-cell>
          <table:table-cell table:style-name="ce236" table:formula="of:=IF(AND([.I46]=&quot;ده&quot;;[.K59]&lt;&gt;&quot;ده&quot;);VLOOKUP([.K59];[.$C$18:.$D$27];2;0);[.I46])">
            <text:p/>
          </table:table-cell>
          <table:table-cell table:style-name="ce236" table:formula="of:=IF([.I59]=&quot;ده&quot;;&quot;&quot;;[.J59])">
            <text:p/>
          </table:table-cell>
          <table:table-cell table:style-name="ce236" table:formula="of:=IF([.I59]=&quot;ده&quot;;&quot;&quot;;[.K59])">
            <text:p/>
          </table:table-cell>
          <table:table-cell table:style-name="ce245" office:value-type="float" office:value="8" calcext:value-type="float">
            <text:p>8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60]">
            <text:p/>
          </table:table-cell>
          <table:table-cell table:style-name="ce236" table:formula="of:=[.H60]">
            <text:p/>
          </table:table-cell>
          <table:table-cell table:style-name="ce236" table:formula="of:=IF(AND([.I47]=&quot;ده&quot;;[.K60]&lt;&gt;&quot;ده&quot;);VLOOKUP([.K60];[.$C$18:.$D$27];2;0);[.I47])">
            <text:p/>
          </table:table-cell>
          <table:table-cell table:style-name="ce236" table:formula="of:=IF([.I60]=&quot;ده&quot;;&quot;&quot;;[.J60])">
            <text:p/>
          </table:table-cell>
          <table:table-cell table:style-name="ce236" table:formula="of:=IF([.I60]=&quot;ده&quot;;&quot;&quot;;[.K60])">
            <text:p/>
          </table:table-cell>
          <table:table-cell table:style-name="ce245" office:value-type="float" office:value="9" calcext:value-type="float">
            <text:p>9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61]">
            <text:p/>
          </table:table-cell>
          <table:table-cell table:style-name="ce236" table:formula="of:=[.H61]">
            <text:p/>
          </table:table-cell>
          <table:table-cell table:style-name="ce236" table:formula="of:=IF(AND([.I48]=&quot;ده&quot;;[.K61]&lt;&gt;&quot;ده&quot;);VLOOKUP([.K61];[.$C$18:.$D$27];2;0);[.I48])">
            <text:p/>
          </table:table-cell>
          <table:table-cell table:style-name="ce236" table:formula="of:=IF([.I61]=&quot;ده&quot;;&quot;&quot;;[.J61])">
            <text:p/>
          </table:table-cell>
          <table:table-cell table:style-name="ce236" table:formula="of:=IF([.I61]=&quot;ده&quot;;&quot;&quot;;[.K61])">
            <text:p/>
          </table:table-cell>
          <table:table-cell table:style-name="ce245" office:value-type="float" office:value="10" calcext:value-type="float">
            <text:p>10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62]">
            <text:p/>
          </table:table-cell>
          <table:table-cell table:style-name="ce236" table:formula="of:=[.H62]">
            <text:p/>
          </table:table-cell>
          <table:table-cell table:style-name="ce236" table:formula="of:=IF(AND([.I49]=&quot;ده&quot;;[.K62]&lt;&gt;&quot;ده&quot;);VLOOKUP([.K62];[.$C$18:.$D$27];2;0);[.I49])">
            <text:p/>
          </table:table-cell>
          <table:table-cell table:style-name="ce236" table:formula="of:=IF([.I62]=&quot;ده&quot;;&quot;&quot;;[.J62])">
            <text:p/>
          </table:table-cell>
          <table:table-cell table:style-name="ce236" table:formula="of:=IF([.I62]=&quot;ده&quot;;&quot;&quot;;[.K62])">
            <text:p/>
          </table:table-cell>
          <table:table-cell table:style-name="ce245" office:value-type="float" office:value="11" calcext:value-type="float">
            <text:p>11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5"/>
          <table:table-cell table:style-name="ce236" table:formula="of:=[.G63]">
            <text:p/>
          </table:table-cell>
          <table:table-cell table:style-name="ce236" table:formula="of:=[.H63]">
            <text:p/>
          </table:table-cell>
          <table:table-cell table:style-name="ce236" table:formula="of:=IF(AND([.I50]=&quot;ده&quot;;[.K63]&lt;&gt;&quot;ده&quot;);VLOOKUP([.K63];[.$C$18:.$D$27];2;0);[.I50])">
            <text:p/>
          </table:table-cell>
          <table:table-cell table:style-name="ce236" table:formula="of:=IF([.I63]=&quot;ده&quot;;&quot;&quot;;[.J63])">
            <text:p/>
          </table:table-cell>
          <table:table-cell table:style-name="ce236" table:formula="of:=IF([.I63]=&quot;ده&quot;;&quot;&quot;;[.K63])">
            <text:p/>
          </table:table-cell>
          <table:table-cell table:style-name="ce245" office:value-type="float" office:value="12" calcext:value-type="float">
            <text:p>12</text:p>
          </table:table-cell>
          <table:table-cell table:style-name="ce228" table:number-columns-repeated="8"/>
          <table:table-cell table:number-columns-repeated="1004"/>
        </table:table-row>
        <table:table-row table:style-name="ro35">
          <table:table-cell/>
          <table:table-cell table:style-name="ce228" table:number-columns-repeated="19"/>
          <table:table-cell table:number-columns-repeated="1004"/>
        </table:table-row>
        <table:table-row table:style-name="ro35">
          <table:table-cell/>
          <table:table-cell table:style-name="ce228" table:number-columns-repeated="7"/>
          <table:table-cell table:style-name="ce228" table:formula="of:=COM.MICROSOFT.CONCAT([.G69];[.H69];[.I69];[.J69];[.K69])" office:value-type="string" office:string-value="بیست" calcext:value-type="string">
            <text:p>بیست</text:p>
          </table:table-cell>
          <table:table-cell table:style-name="ce228" table:formula="of:=IF([.I78]&lt;&gt;&quot;&quot;;[.$F$14];&quot;&quot;)" office:value-type="string" office:string-value="تریلیون" calcext:value-type="string">
            <text:p>تریلیون</text:p>
          </table:table-cell>
          <table:table-cell table:style-name="ce228" table:formula="of:=IF(AND([.L78]&lt;&gt;&quot;&quot;;[.J78]&lt;&gt;&quot;&quot;);[.$F$8];&quot;&quot;)">
            <text:p/>
          </table:table-cell>
          <table:table-cell table:style-name="ce228" table:formula="of:=COM.MICROSOFT.CONCAT([.G68];[.H68];[.I68];[.J68];[.K68])">
            <text:p/>
          </table:table-cell>
          <table:table-cell table:style-name="ce228" table:formula="of:=IF([.L78]&lt;&gt;&quot;&quot;;[.$F$13];&quot;&quot;)">
            <text:p/>
          </table:table-cell>
          <table:table-cell table:style-name="ce228" table:formula="of:=IF(AND([.O78]&lt;&gt;&quot;&quot;;OR([.M78]&lt;&gt;&quot;&quot;;[.J78]&lt;&gt;&quot;&quot;));[.$F$8];&quot;&quot;)">
            <text:p/>
          </table:table-cell>
          <table:table-cell table:style-name="ce228" table:formula="of:=COM.MICROSOFT.CONCAT([.G67];[.H67];[.I67];[.J67];[.K67])">
            <text:p/>
          </table:table-cell>
          <table:table-cell table:style-name="ce228" table:formula="of:=IF([.O78]&lt;&gt;&quot;&quot;;[.$F$12];&quot;&quot;)">
            <text:p/>
          </table:table-cell>
          <table:table-cell table:style-name="ce228" table:formula="of:=IF(AND([.R78]&lt;&gt;&quot;&quot;;OR([.P78]&lt;&gt;&quot;&quot;;[.M78]&lt;&gt;&quot;&quot;;[.J78]&lt;&gt;&quot;&quot;));[.$F$8];&quot;&quot;)">
            <text:p/>
          </table:table-cell>
          <table:table-cell table:style-name="ce228" table:formula="of:=COM.MICROSOFT.CONCAT([.G66];[.H66];[.I66];[.J66];[.K66])">
            <text:p/>
          </table:table-cell>
          <table:table-cell table:style-name="ce228" table:formula="of:=IF([.R78]&lt;&gt;&quot;&quot;;[.$F$11];&quot;&quot;)">
            <text:p/>
          </table:table-cell>
          <table:table-cell table:style-name="ce228" table:formula="of:=IF(AND([.U78]&lt;&gt;&quot;&quot;;OR([.S78]&lt;&gt;&quot;&quot;;[.P78]&lt;&gt;&quot;&quot;;[.M78]&lt;&gt;&quot;&quot;;[.J78]&lt;&gt;&quot;&quot;));[.$F$8];&quot;&quot;)" office:value-type="string" office:string-value="و" calcext:value-type="string">
            <text:p>و</text:p>
          </table:table-cell>
          <table:table-cell table:style-name="ce213" table:formula="of:=COM.MICROSOFT.CONCAT([.G65];[.H65];[.I65];[.J65];[.K65])" office:value-type="string" office:string-value="دو" calcext:value-type="string">
            <text:p>دو</text:p>
          </table:table-cell>
          <table:table-cell table:number-columns-repeated="1003"/>
        </table:table-row>
        <table:table-row table:style-name="ro35" table:number-rows-repeated="2">
          <table:table-cell/>
          <table:table-cell table:style-name="ce228" table:number-columns-repeated="19"/>
          <table:table-cell table:number-columns-repeated="1004"/>
        </table:table-row>
        <table:table-row table:style-name="ro35" table:number-rows-repeated="1048495">
          <table:table-cell table:number-columns-repeated="1024"/>
        </table:table-row>
        <table:table-row table:style-name="ro3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B Nazanin" svg:font-family="'B Nazanin'"/>
    <style:font-face style:name="B Nazanin:liga" svg:font-family="'B Nazanin:liga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Source Han Sans CN" svg:font-family="'Source Han Sans CN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Tahoma1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1" style:font-size-asian="12pt" style:language-asian="zh" style:country-asian="CN" style:font-name-complex="Tahoma1" style:font-size-complex="12pt" style:language-complex="fa" style:country-complex="IR"/>
    </style:default-style>
    <number:number-style style:name="N0">
      <number:number number:min-integer-digits="1"/>
    </number:number-style>
    <number:number-style style:name="N147">
      <number:number number:decimal-places="0" number:min-decimal-places="0" number:min-integer-digits="3">
        <number:embedded-text number:position="5">٬</number:embedded-text>
        <number:embedded-text number:position="2">٫</number:embedded-text>
      </number:number>
    </number:number-style>
    <number:number-style style:name="N146">
      <number:number number:decimal-places="0" number:min-decimal-places="0" number:min-integer-digits="1">
        <number:embedded-text number:position="3">٬</number:embedded-text>
      </number:number>
    </number:number-style>
    <number:number-style style:name="N145">
      <number:number number:decimal-places="0" number:min-decimal-places="0" number:min-integer-digits="3">
        <number:embedded-text number:position="2">٫</number:embedded-text>
      </number:number>
    </number:number-style>
    <number:number-style style:name="N144">
      <number:number number:decimal-places="0" number:min-decimal-places="0" number:min-integer-digits="2">
        <number:embedded-text number:position="1">٫</number:embedded-text>
      </number:number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number-style style:name="N10109" number:language="fa" number:country="IR" number:transliteration-format="۱" number:transliteration-language="fa" number:transliteration-country="IR" number:transliteration-style="short">
      <number:number number:decimal-places="0" number:min-decimal-places="0" number:min-integer-digits="1"/>
    </number:number-style>
    <number:number-style style:name="N10108" number:language="fa" number:country="IR">
      <number:number number:decimal-places="0" number:min-decimal-places="0" number:min-integer-digits="1"/>
    </number:number-style>
    <number:number-style style:name="N10107" number:language="fa" number:country="IR" number:transliteration-format="۱" number:transliteration-language="fa" number:transliteration-country="IR" number:transliteration-style="short">
      <number:number number:decimal-places="0" number:min-decimal-places="0" number:min-integer-digits="1">
        <number:embedded-text number:position="3">٬</number:embedded-text>
      </number:number>
    </number:number-style>
    <number:percentage-style style:name="N10106" number:language="fa" number:country="IR" number:transliteration-format="۱" number:transliteration-language="fa" number:transliteration-country="IR" number:transliteration-style="short">
      <number:number number:decimal-places="0" number:min-decimal-places="0" number:min-integer-digits="1"/>
      <number:text>%</number:text>
    </number:percentage-style>
    <number:number-style style:name="N10105" number:language="fa" number:country="IR" number:transliteration-format="۱" number:transliteration-language="fa" number:transliteration-country="IR" number:transliteration-style="short">
      <number:number number:decimal-places="0" number:min-decimal-places="0" number:min-integer-digits="3">
        <number:embedded-text number:position="2">٫</number:embedded-text>
      </number:number>
    </number:number-style>
    <number:date-style style:name="N10104P0" style:volatile="true" number:language="fa" number:country="IR">
      <number:text>B1</number:text>
      <number:day/>
      <number:text> </number:text>
      <number:month number:style="long" number:textual="true"/>
      <number:text> </number:text>
      <number:year number:style="long"/>
    </number:date-style>
    <number:text-style style:name="N10104" number:language="fa" number:country="IR">
      <number:text-content/>
      <style:map style:condition="value()&lt;=1.7976931348623157E+308" style:apply-style-name="N10104P0"/>
    </number:text-style>
    <style:style style:name="Default" style:family="table-cell">
      <style:table-cell-properties style:rotation-align="none" style:vertical-align="bottom"/>
      <style:text-properties style:font-name="Tahoma" fo:font-family="Tahoma" style:font-family-generic="swiss" style:font-name-complex="Tahoma" style:font-family-complex="Tahoma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9in" fo:page-height="8.2681in" style:num-format="1" style:print-orientation="landscape" fo:margin-top="0.0598in" fo:margin-bottom="0.0799in" fo:margin-left="0.0799in" fo:margin-right="0.1201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1in" fo:margin-left="0in" fo:margin-right="0in" fo:margin-top="0in"/>
      </style:footer-style>
    </style:page-layout>
    <style:page-layout style:name="Mpm2">
      <style:page-layout-properties fo:page-width="11.6929in" fo:page-height="8.2681in" style:num-format="1" style:print-orientation="landscape" fo:margin-top="0.0598in" fo:margin-bottom="0.0799in" fo:margin-left="0.0799in" fo:margin-right="0.1201in" style:print-page-order="ttb" style:first-page-number="1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1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ریزمتره" style:display-name="PageStyle_ریزمتره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PageStyle_5f_روکش" style:display-name="PageStyle_روکش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PageStyle_5f_خلاصه_20_متره" style:display-name="PageStyle_خلاصه متره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PageStyle_5f_خلاصه_20_مالی" style:display-name="PageStyle_خلاصه مالی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PageStyle_5f_بحروف" style:display-name="PageStyle_بحروف" style:page-layout-name="Mpm1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a-IR</dc:language>
    <meta:print-date>2023-03-27T05:09:37</meta:print-date>
    <dc:date>2023-07-06T22:06:25.686237350</dc:date>
    <meta:editing-cycles>574</meta:editing-cycles>
    <meta:editing-duration>P11DT14H23M14S</meta:editing-duration>
    <meta:generator>LibreOffice/7.3.6.2$Linux_X86_64 LibreOffice_project/30$Build-2</meta:generator>
    <meta:document-statistic meta:table-count="5" meta:cell-count="683" meta:object-count="16"/>
    <meta:user-defined meta:name="AppVersion">15.0000</meta:user-defined>
  </office:meta>
</office:document-meta>
</file>